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7.11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65.7mm"/>
    </style:style>
    <style:style style:name="co13" style:family="table-column">
      <style:table-column-properties fo:break-before="auto" style:column-width="61.08mm"/>
    </style:style>
    <style:style style:name="co14" style:family="table-column">
      <style:table-column-properties fo:break-before="auto" style:column-width="63.25mm"/>
    </style:style>
    <style:style style:name="co15" style:family="table-column">
      <style:table-column-properties fo:break-before="auto" style:column-width="33.57mm"/>
    </style:style>
    <style:style style:name="co16" style:family="table-column">
      <style:table-column-properties fo:break-before="auto" style:column-width="63.54mm"/>
    </style:style>
    <style:style style:name="co17" style:family="table-column">
      <style:table-column-properties fo:break-before="auto" style:column-width="33.85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27.98mm"/>
    </style:style>
    <style:style style:name="co20" style:family="table-column">
      <style:table-column-properties fo:break-before="auto" style:column-width="26.58mm"/>
    </style:style>
    <style:style style:name="co21" style:family="table-column">
      <style:table-column-properties fo:break-before="auto" style:column-width="30.74mm"/>
    </style:style>
    <style:style style:name="co22" style:family="table-column">
      <style:table-column-properties fo:break-before="auto" style:column-width="28.52mm"/>
    </style:style>
    <style:style style:name="co23" style:family="table-column">
      <style:table-column-properties fo:break-before="auto" style:column-width="13.6mm"/>
    </style:style>
    <style:style style:name="co24" style:family="table-column">
      <style:table-column-properties fo:break-before="auto" style:column-width="15.52mm"/>
    </style:style>
    <style:style style:name="co25" style:family="table-column">
      <style:table-column-properties fo:break-before="auto" style:column-width="15.8mm"/>
    </style:style>
    <style:style style:name="co26" style:family="table-column">
      <style:table-column-properties fo:break-before="auto" style:column-width="27.64mm"/>
    </style:style>
    <style:style style:name="co27" style:family="table-column">
      <style:table-column-properties fo:break-before="auto" style:column-width="27.69mm"/>
    </style:style>
    <style:style style:name="co28" style:family="table-column">
      <style:table-column-properties fo:break-before="auto" style:column-width="12.77mm"/>
    </style:style>
    <style:style style:name="co29" style:family="table-column">
      <style:table-column-properties fo:break-before="auto" style:column-width="27.08mm"/>
    </style:style>
    <style:style style:name="co30" style:family="table-column">
      <style:table-column-properties fo:break-before="auto" style:column-width="14.69mm"/>
    </style:style>
    <style:style style:name="ro1" style:family="table-row">
      <style:table-row-properties style:row-height="11.62mm" fo:break-before="auto" style:use-optimal-row-height="false"/>
    </style:style>
    <style:style style:name="ro2" style:family="table-row">
      <style:table-row-properties style:row-height="6.8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1" table:number-rows-spanned="2">
            <text:p>Cidades</text:p>
          </table:table-cell>
          <table:table-cell table:style-name="ce1" office:value-type="string" calcext:value-type="string">
            <text:p>Tempo notebook</text:p>
          </table:table-cell>
          <table:table-cell table:style-name="ce1" office:value-type="string" calcext:value-type="string">
            <text:p>Tempo raspberry</text:p>
          </table:table-cell>
          <table:table-cell table:style-name="ce4" office:value-type="string" calcext:value-type="string">
            <text:p>speedup raspberry/notebook</text:p>
          </table:table-cell>
          <table:table-cell table:style-name="ce4" office:value-type="string" calcext:value-type="string" table:number-columns-spanned="1" table:number-rows-spanned="2">
            <text:p>Speedup sequencial/paralelo notebook</text:p>
          </table:table-cell>
          <table:table-cell table:style-name="ce1" office:value-type="string" calcext:value-type="string" table:number-columns-spanned="1" table:number-rows-spanned="2">
            <text:p>Eficiência notebook</text:p>
          </table:table-cell>
          <table:table-cell table:style-name="ce4" office:value-type="string" calcext:value-type="string" table:number-columns-spanned="1" table:number-rows-spanned="2">
            <text:p>Speedup sequencial/paralelo raspberry</text:p>
          </table:table-cell>
          <table:table-cell table:style-name="ce6" office:value-type="string" calcext:value-type="string" table:number-columns-spanned="1" table:number-rows-spanned="2">
            <text:p>Eficiência raspberry</text:p>
          </table:table-cell>
        </table:table-row>
        <table:table-row table:style-name="ro2">
          <table:covered-table-cell table:style-name="ce1"/>
          <table:table-cell table:style-name="ce3" office:value-type="string" calcext:value-type="string" table:number-columns-spanned="3" table:number-rows-spanned="1">
            <text:p>Paralelo</text:p>
          </table:table-cell>
          <table:covered-table-cell table:style-name="ce1"/>
          <table:covered-table-cell table:number-columns-repeated="5" table:style-name="ce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.241" calcext:value-type="float">
            <text:p>2,241</text:p>
          </table:table-cell>
          <table:table-cell office:value-type="float" office:value="7.098" calcext:value-type="float">
            <text:p>7,098</text:p>
          </table:table-cell>
          <table:table-cell table:formula="of:=[.C3]/[.B3]" office:value-type="float" office:value="3.1673360107095" calcext:value-type="float">
            <text:p>3,1673360107</text:p>
          </table:table-cell>
          <table:table-cell table:formula="of:=[.B24]/[.B3]" office:value-type="float" office:value="0.426506024096386" calcext:value-type="float">
            <text:p>0,4265060241</text:p>
          </table:table-cell>
          <table:table-cell table:formula="of:=100*([.E3]/4)" office:value-type="float" office:value="10.6626506024096" calcext:value-type="float">
            <text:p>10,6626506024</text:p>
          </table:table-cell>
          <table:table-cell table:formula="of:=[.C24]/[.C3]" office:value-type="float" office:value="1.03767258382643" calcext:value-type="float">
            <text:p>1,0376725838</text:p>
          </table:table-cell>
          <table:table-cell table:formula="of:=100*([.G3]/4)" office:value-type="float" office:value="25.9418145956608" calcext:value-type="float">
            <text:p>25,941814595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9.879" calcext:value-type="float">
            <text:p>9,879</text:p>
          </table:table-cell>
          <table:table-cell office:value-type="float" office:value="29.798" calcext:value-type="float">
            <text:p>29,798</text:p>
          </table:table-cell>
          <table:table-cell table:formula="of:=[.C4]/[.B4]" office:value-type="float" office:value="3.01629719607248" calcext:value-type="float">
            <text:p>3,0162971961</text:p>
          </table:table-cell>
          <table:table-cell table:formula="of:=[.B25]/[.B4]" office:value-type="float" office:value="0.736025913554003" calcext:value-type="float">
            <text:p>0,7360259136</text:p>
          </table:table-cell>
          <table:table-cell table:formula="of:=100*([.E4]/4)" office:value-type="float" office:value="18.4006478388501" calcext:value-type="float">
            <text:p>18,4006478389</text:p>
          </table:table-cell>
          <table:table-cell table:formula="of:=[.C25]/[.C4]" office:value-type="float" office:value="1.02377005168132" calcext:value-type="float">
            <text:p>1,0237700517</text:p>
          </table:table-cell>
          <table:table-cell table:formula="of:=100*([.G4]/4)" office:value-type="float" office:value="25.594251292033" calcext:value-type="float">
            <text:p>25,59425129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.421" calcext:value-type="float">
            <text:p>25,421</text:p>
          </table:table-cell>
          <table:table-cell office:value-type="float" office:value="79.189" calcext:value-type="float">
            <text:p>79,189</text:p>
          </table:table-cell>
          <table:table-cell table:formula="of:=[.C5]/[.B5]" office:value-type="float" office:value="3.11510168758113" calcext:value-type="float">
            <text:p>3,1151016876</text:p>
          </table:table-cell>
          <table:table-cell table:formula="of:=[.B26]/[.B5]" office:value-type="float" office:value="1.07804177648401" calcext:value-type="float">
            <text:p>1,0780417765</text:p>
          </table:table-cell>
          <table:table-cell table:formula="of:=100*([.E5]/4)" office:value-type="float" office:value="26.9510444121002" calcext:value-type="float">
            <text:p>26,9510444121</text:p>
          </table:table-cell>
          <table:table-cell table:formula="of:=[.C26]/[.C5]" office:value-type="float" office:value="1.20776875576153" calcext:value-type="float">
            <text:p>1,2077687558</text:p>
          </table:table-cell>
          <table:table-cell table:formula="of:=100*([.G5]/4)" office:value-type="float" office:value="30.1942188940383" calcext:value-type="float">
            <text:p>30,19421889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9.913" calcext:value-type="float">
            <text:p>49,913</text:p>
          </table:table-cell>
          <table:table-cell office:value-type="float" office:value="158.181" calcext:value-type="float">
            <text:p>158,181</text:p>
          </table:table-cell>
          <table:table-cell table:formula="of:=[.C6]/[.B6]" office:value-type="float" office:value="3.16913429367099" calcext:value-type="float">
            <text:p>3,1691342937</text:p>
          </table:table-cell>
          <table:table-cell table:formula="of:=[.B27]/[.B6]" office:value-type="float" office:value="1.439244285056" calcext:value-type="float">
            <text:p>1,4392442851</text:p>
          </table:table-cell>
          <table:table-cell table:formula="of:=100*([.E6]/4)" office:value-type="float" office:value="35.9811071263999" calcext:value-type="float">
            <text:p>35,9811071264</text:p>
          </table:table-cell>
          <table:table-cell table:formula="of:=[.C27]/[.C6]" office:value-type="float" office:value="1.41821710572066" calcext:value-type="float">
            <text:p>1,4182171057</text:p>
          </table:table-cell>
          <table:table-cell table:formula="of:=100*([.G6]/4)" office:value-type="float" office:value="35.4554276430165" calcext:value-type="float">
            <text:p>35,455427643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97.767" calcext:value-type="float">
            <text:p>97,767</text:p>
          </table:table-cell>
          <table:table-cell office:value-type="float" office:value="326.937" calcext:value-type="float">
            <text:p>326,937</text:p>
          </table:table-cell>
          <table:table-cell table:formula="of:=[.C7]/[.B7]" office:value-type="float" office:value="3.34404246831753" calcext:value-type="float">
            <text:p>3,3440424683</text:p>
          </table:table-cell>
          <table:table-cell table:formula="of:=[.B28]/[.B7]" office:value-type="float" office:value="1.59537471744045" calcext:value-type="float">
            <text:p>1,5953747174</text:p>
          </table:table-cell>
          <table:table-cell table:formula="of:=100*([.E7]/4)" office:value-type="float" office:value="39.8843679360111" calcext:value-type="float">
            <text:p>39,884367936</text:p>
          </table:table-cell>
          <table:table-cell table:formula="of:=[.C28]/[.C7]" office:value-type="float" office:value="1.41503103044317" calcext:value-type="float">
            <text:p>1,4150310304</text:p>
          </table:table-cell>
          <table:table-cell table:formula="of:=100*([.G7]/4)" office:value-type="float" office:value="35.3757757610793" calcext:value-type="float">
            <text:p>35,3757757611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41.966" calcext:value-type="float">
            <text:p>141,966</text:p>
          </table:table-cell>
          <table:table-cell office:value-type="float" office:value="507.329" calcext:value-type="float">
            <text:p>507,329</text:p>
          </table:table-cell>
          <table:table-cell table:formula="of:=[.C8]/[.B8]" office:value-type="float" office:value="3.57359508614739" calcext:value-type="float">
            <text:p>3,5735950861</text:p>
          </table:table-cell>
          <table:table-cell table:formula="of:=[.B29]/[.B8]" office:value-type="float" office:value="1.97332459884761" calcext:value-type="float">
            <text:p>1,9733245988</text:p>
          </table:table-cell>
          <table:table-cell table:formula="of:=100*([.E8]/4)" office:value-type="float" office:value="49.3331149711903" calcext:value-type="float">
            <text:p>49,3331149712</text:p>
          </table:table-cell>
          <table:table-cell table:formula="of:=[.C29]/[.C8]" office:value-type="float" office:value="1.69901582602217" calcext:value-type="float">
            <text:p>1,699015826</text:p>
          </table:table-cell>
          <table:table-cell table:formula="of:=100*([.G8]/4)" office:value-type="float" office:value="42.4753956505542" calcext:value-type="float">
            <text:p>42,4753956506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11.765" calcext:value-type="float">
            <text:p>211,765</text:p>
          </table:table-cell>
          <table:table-cell office:value-type="float" office:value="708.825" calcext:value-type="float">
            <text:p>708,825</text:p>
          </table:table-cell>
          <table:table-cell table:formula="of:=[.C9]/[.B9]" office:value-type="float" office:value="3.34722451774373" calcext:value-type="float">
            <text:p>3,3472245177</text:p>
          </table:table-cell>
          <table:table-cell table:formula="of:=[.B30]/[.B9]" office:value-type="float" office:value="1.97420253582981" calcext:value-type="float">
            <text:p>1,9742025358</text:p>
          </table:table-cell>
          <table:table-cell table:formula="of:=100*([.E9]/4)" office:value-type="float" office:value="49.3550633957453" calcext:value-type="float">
            <text:p>49,3550633957</text:p>
          </table:table-cell>
          <table:table-cell table:formula="of:=[.C30]/[.C9]" office:value-type="float" office:value="1.67223221528586" calcext:value-type="float">
            <text:p>1,6722322153</text:p>
          </table:table-cell>
          <table:table-cell table:formula="of:=100*([.G9]/4)" office:value-type="float" office:value="41.8058053821465" calcext:value-type="float">
            <text:p>41,805805382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250.663" calcext:value-type="float">
            <text:p>250,663</text:p>
          </table:table-cell>
          <table:table-cell office:value-type="float" office:value="804.081" calcext:value-type="float">
            <text:p>804,081</text:p>
          </table:table-cell>
          <table:table-cell table:formula="of:=[.C10]/[.B10]" office:value-type="float" office:value="3.20781686966166" calcext:value-type="float">
            <text:p>3,2078168697</text:p>
          </table:table-cell>
          <table:table-cell table:formula="of:=[.B31]/[.B10]" office:value-type="float" office:value="2.01523559520153" calcext:value-type="float">
            <text:p>2,0152355952</text:p>
          </table:table-cell>
          <table:table-cell table:formula="of:=100*([.E10]/4)" office:value-type="float" office:value="50.3808898800381" calcext:value-type="float">
            <text:p>50,38088988</text:p>
          </table:table-cell>
          <table:table-cell table:formula="of:=[.C31]/[.C10]" office:value-type="float" office:value="1.8150534585446" calcext:value-type="float">
            <text:p>1,8150534585</text:p>
          </table:table-cell>
          <table:table-cell table:formula="of:=100*([.G10]/4)" office:value-type="float" office:value="45.376336463615" calcext:value-type="float">
            <text:p>45,3763364636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72.251" calcext:value-type="float">
            <text:p>272,251</text:p>
          </table:table-cell>
          <table:table-cell office:value-type="float" office:value="844.442" calcext:value-type="float">
            <text:p>844,442</text:p>
          </table:table-cell>
          <table:table-cell table:formula="of:=[.C11]/[.B11]" office:value-type="float" office:value="3.10170394231793" calcext:value-type="float">
            <text:p>3,1017039423</text:p>
          </table:table-cell>
          <table:table-cell table:formula="of:=[.B32]/[.B11]" office:value-type="float" office:value="2.16954575006152" calcext:value-type="float">
            <text:p>2,1695457501</text:p>
          </table:table-cell>
          <table:table-cell table:formula="of:=100*([.E11]/4)" office:value-type="float" office:value="54.2386437515381" calcext:value-type="float">
            <text:p>54,2386437515</text:p>
          </table:table-cell>
          <table:table-cell table:formula="of:=[.C32]/[.C11]" office:value-type="float" office:value="2.00024394807459" calcext:value-type="float">
            <text:p>2,0002439481</text:p>
          </table:table-cell>
          <table:table-cell table:formula="of:=100*([.G11]/4)" office:value-type="float" office:value="50.0060987018647" calcext:value-type="float">
            <text:p>50,0060987019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23.506" calcext:value-type="float">
            <text:p>323,506</text:p>
          </table:table-cell>
          <table:table-cell office:value-type="float" office:value="1049.87" calcext:value-type="float">
            <text:p>1049,87</text:p>
          </table:table-cell>
          <table:table-cell table:formula="of:=[.C12]/[.B12]" office:value-type="float" office:value="3.2452875680822" calcext:value-type="float">
            <text:p>3,2452875681</text:p>
          </table:table-cell>
          <table:table-cell table:formula="of:=[.B33]/[.B12]" office:value-type="float" office:value="2.14494939815645" calcext:value-type="float">
            <text:p>2,1449493982</text:p>
          </table:table-cell>
          <table:table-cell table:formula="of:=100*([.E12]/4)" office:value-type="float" office:value="53.6237349539112" calcext:value-type="float">
            <text:p>53,6237349539</text:p>
          </table:table-cell>
          <table:table-cell table:formula="of:=[.C33]/[.C12]" office:value-type="float" office:value="1.824206806557" calcext:value-type="float">
            <text:p>1,8242068066</text:p>
          </table:table-cell>
          <table:table-cell table:formula="of:=100*([.G12]/4)" office:value-type="float" office:value="45.6051701639251" calcext:value-type="float">
            <text:p>45,6051701639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359.835" calcext:value-type="float">
            <text:p>359,835</text:p>
          </table:table-cell>
          <table:table-cell office:value-type="float" office:value="1180.75" calcext:value-type="float">
            <text:p>1180,75</text:p>
          </table:table-cell>
          <table:table-cell table:formula="of:=[.C13]/[.B13]" office:value-type="float" office:value="3.28136507010157" calcext:value-type="float">
            <text:p>3,2813650701</text:p>
          </table:table-cell>
          <table:table-cell table:formula="of:=[.B34]/[.B13]" office:value-type="float" office:value="2.18885878249753" calcext:value-type="float">
            <text:p>2,1888587825</text:p>
          </table:table-cell>
          <table:table-cell table:formula="of:=100*([.E13]/4)" office:value-type="float" office:value="54.7214695624384" calcext:value-type="float">
            <text:p>54,7214695624</text:p>
          </table:table-cell>
          <table:table-cell table:formula="of:=[.C34]/[.C13]" office:value-type="float" office:value="1.90099513021385" calcext:value-type="float">
            <text:p>1,9009951302</text:p>
          </table:table-cell>
          <table:table-cell table:formula="of:=100*([.G13]/4)" office:value-type="float" office:value="47.5248782553462" calcext:value-type="float">
            <text:p>47,5248782553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410.289" calcext:value-type="float">
            <text:p>410,289</text:p>
          </table:table-cell>
          <table:table-cell office:value-type="float" office:value="1336.32" calcext:value-type="float">
            <text:p>1336,32</text:p>
          </table:table-cell>
          <table:table-cell table:formula="of:=[.C14]/[.B14]" office:value-type="float" office:value="3.25702127037283" calcext:value-type="float">
            <text:p>3,2570212704</text:p>
          </table:table-cell>
          <table:table-cell table:formula="of:=[.B35]/[.B14]" office:value-type="float" office:value="2.23459805161727" calcext:value-type="float">
            <text:p>2,2345980516</text:p>
          </table:table-cell>
          <table:table-cell table:formula="of:=100*([.E14]/4)" office:value-type="float" office:value="55.8649512904319" calcext:value-type="float">
            <text:p>55,8649512904</text:p>
          </table:table-cell>
          <table:table-cell table:formula="of:=[.C35]/[.C14]" office:value-type="float" office:value="1.84520923132184" calcext:value-type="float">
            <text:p>1,8452092313</text:p>
          </table:table-cell>
          <table:table-cell table:formula="of:=100*([.G14]/4)" office:value-type="float" office:value="46.130230783046" calcext:value-type="float">
            <text:p>46,130230783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435.14" calcext:value-type="float">
            <text:p>435,14</text:p>
          </table:table-cell>
          <table:table-cell office:value-type="float" office:value="1458.83" calcext:value-type="float">
            <text:p>1458,83</text:p>
          </table:table-cell>
          <table:table-cell table:formula="of:=[.C15]/[.B15]" office:value-type="float" office:value="3.35255320126856" calcext:value-type="float">
            <text:p>3,3525532013</text:p>
          </table:table-cell>
          <table:table-cell table:formula="of:=[.B36]/[.B15]" office:value-type="float" office:value="2.26198005239693" calcext:value-type="float">
            <text:p>2,2619800524</text:p>
          </table:table-cell>
          <table:table-cell table:formula="of:=100*([.E15]/4)" office:value-type="float" office:value="56.5495013099232" calcext:value-type="float">
            <text:p>56,5495013099</text:p>
          </table:table-cell>
          <table:table-cell table:formula="of:=[.C36]/[.C15]" office:value-type="float" office:value="1.97436301693823" calcext:value-type="float">
            <text:p>1,9743630169</text:p>
          </table:table-cell>
          <table:table-cell table:formula="of:=100*([.G15]/4)" office:value-type="float" office:value="49.3590754234558" calcext:value-type="float">
            <text:p>49,3590754235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478.638" calcext:value-type="float">
            <text:p>478,638</text:p>
          </table:table-cell>
          <table:table-cell office:value-type="float" office:value="1614.59" calcext:value-type="float">
            <text:p>1614,59</text:p>
          </table:table-cell>
          <table:table-cell table:formula="of:=[.C16]/[.B16]" office:value-type="float" office:value="3.3733009079931" calcext:value-type="float">
            <text:p>3,373300908</text:p>
          </table:table-cell>
          <table:table-cell table:formula="of:=[.B37]/[.B16]" office:value-type="float" office:value="2.24710532803497" calcext:value-type="float">
            <text:p>2,247105328</text:p>
          </table:table-cell>
          <table:table-cell table:formula="of:=100*([.E16]/4)" office:value-type="float" office:value="56.1776332008741" calcext:value-type="float">
            <text:p>56,1776332009</text:p>
          </table:table-cell>
          <table:table-cell table:formula="of:=[.C37]/[.C16]" office:value-type="float" office:value="1.99402944400746" calcext:value-type="float">
            <text:p>1,994029444</text:p>
          </table:table-cell>
          <table:table-cell table:formula="of:=100*([.G16]/4)" office:value-type="float" office:value="49.8507361001864" calcext:value-type="float">
            <text:p>49,8507361002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533.827" calcext:value-type="float">
            <text:p>533,827</text:p>
          </table:table-cell>
          <table:table-cell office:value-type="float" office:value="1795.99" calcext:value-type="float">
            <text:p>1795,99</text:p>
          </table:table-cell>
          <table:table-cell table:formula="of:=[.C17]/[.B17]" office:value-type="float" office:value="3.36436710769594" calcext:value-type="float">
            <text:p>3,3643671077</text:p>
          </table:table-cell>
          <table:table-cell table:formula="of:=[.B38]/[.B17]" office:value-type="float" office:value="2.29769194888981" calcext:value-type="float">
            <text:p>2,2976919489</text:p>
          </table:table-cell>
          <table:table-cell table:formula="of:=100*([.E17]/4)" office:value-type="float" office:value="57.4422987222452" calcext:value-type="float">
            <text:p>57,4422987222</text:p>
          </table:table-cell>
          <table:table-cell table:formula="of:=[.C38]/[.C17]" office:value-type="float" office:value="1.97850210747276" calcext:value-type="float">
            <text:p>1,9785021075</text:p>
          </table:table-cell>
          <table:table-cell table:formula="of:=100*([.G17]/4)" office:value-type="float" office:value="49.462552686819" calcext:value-type="float">
            <text:p>49,4625526868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556.882" calcext:value-type="float">
            <text:p>556,882</text:p>
          </table:table-cell>
          <table:table-cell office:value-type="float" office:value="1930.37" calcext:value-type="float">
            <text:p>1930,37</text:p>
          </table:table-cell>
          <table:table-cell table:formula="of:=[.C18]/[.B18]" office:value-type="float" office:value="3.46638964807625" calcext:value-type="float">
            <text:p>3,4663896481</text:p>
          </table:table-cell>
          <table:table-cell table:formula="of:=[.B39]/[.B18]" office:value-type="float" office:value="2.31853426758272" calcext:value-type="float">
            <text:p>2,3185342676</text:p>
          </table:table-cell>
          <table:table-cell table:formula="of:=100*([.E18]/4)" office:value-type="float" office:value="57.963356689568" calcext:value-type="float">
            <text:p>57,9633566896</text:p>
          </table:table-cell>
          <table:table-cell table:formula="of:=[.C39]/[.C18]" office:value-type="float" office:value="1.96726016255951" calcext:value-type="float">
            <text:p>1,9672601626</text:p>
          </table:table-cell>
          <table:table-cell table:formula="of:=100*([.G18]/4)" office:value-type="float" office:value="49.1815040639877" calcext:value-type="float">
            <text:p>49,181504064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634.073" calcext:value-type="float">
            <text:p>634,073</text:p>
          </table:table-cell>
          <table:table-cell office:value-type="float" office:value="2187.27" calcext:value-type="float">
            <text:p>2187,27</text:p>
          </table:table-cell>
          <table:table-cell table:formula="of:=[.C19]/[.B19]" office:value-type="float" office:value="3.4495554928218" calcext:value-type="float">
            <text:p>3,4495554928</text:p>
          </table:table-cell>
          <table:table-cell table:formula="of:=[.B40]/[.B19]" office:value-type="float" office:value="2.28368027025279" calcext:value-type="float">
            <text:p>2,2836802703</text:p>
          </table:table-cell>
          <table:table-cell table:formula="of:=100*([.E19]/4)" office:value-type="float" office:value="57.0920067563199" calcext:value-type="float">
            <text:p>57,0920067563</text:p>
          </table:table-cell>
          <table:table-cell table:formula="of:=[.C40]/[.C19]" office:value-type="float" office:value="1.95010675408157" calcext:value-type="float">
            <text:p>1,9501067541</text:p>
          </table:table-cell>
          <table:table-cell table:formula="of:=100*([.G19]/4)" office:value-type="float" office:value="48.7526688520393" calcext:value-type="float">
            <text:p>48,752668852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99.789" calcext:value-type="float">
            <text:p>699,789</text:p>
          </table:table-cell>
          <table:table-cell office:value-type="float" office:value="2418.45" calcext:value-type="float">
            <text:p>2418,45</text:p>
          </table:table-cell>
          <table:table-cell table:formula="of:=[.C20]/[.B20]" office:value-type="float" office:value="3.45597029961888" calcext:value-type="float">
            <text:p>3,4559702996</text:p>
          </table:table-cell>
          <table:table-cell table:formula="of:=[.B41]/[.B20]" office:value-type="float" office:value="2.2698556279107" calcext:value-type="float">
            <text:p>2,2698556279</text:p>
          </table:table-cell>
          <table:table-cell table:formula="of:=100*([.E20]/4)" office:value-type="float" office:value="56.7463906977675" calcext:value-type="float">
            <text:p>56,7463906978</text:p>
          </table:table-cell>
          <table:table-cell table:formula="of:=[.C41]/[.C20]" office:value-type="float" office:value="1.96662738530877" calcext:value-type="float">
            <text:p>1,9666273853</text:p>
          </table:table-cell>
          <table:table-cell table:formula="of:=100*([.G20]/4)" office:value-type="float" office:value="49.1656846327193" calcext:value-type="float">
            <text:p>49,1656846327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740.603" calcext:value-type="float">
            <text:p>740,603</text:p>
          </table:table-cell>
          <table:table-cell office:value-type="float" office:value="2591.56" calcext:value-type="float">
            <text:p>2591,56</text:p>
          </table:table-cell>
          <table:table-cell table:formula="of:=[.C21]/[.B21]" office:value-type="float" office:value="3.49925668678091" calcext:value-type="float">
            <text:p>3,4992566868</text:p>
          </table:table-cell>
          <table:table-cell table:formula="of:=[.B42]/[.B21]" office:value-type="float" office:value="2.29236176467014" calcext:value-type="float">
            <text:p>2,2923617647</text:p>
          </table:table-cell>
          <table:table-cell table:formula="of:=100*([.E21]/4)" office:value-type="float" office:value="57.3090441167535" calcext:value-type="float">
            <text:p>57,3090441168</text:p>
          </table:table-cell>
          <table:table-cell table:formula="of:=[.C42]/[.C21]" office:value-type="float" office:value="2.02123045578725" calcext:value-type="float">
            <text:p>2,0212304558</text:p>
          </table:table-cell>
          <table:table-cell table:formula="of:=100*([.G21]/4)" office:value-type="float" office:value="50.5307613946812" calcext:value-type="float">
            <text:p>50,5307613947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792.911" calcext:value-type="float">
            <text:p>792,911</text:p>
          </table:table-cell>
          <table:table-cell office:value-type="float" office:value="2903.3" calcext:value-type="float">
            <text:p>2903,3</text:p>
          </table:table-cell>
          <table:table-cell table:formula="of:=[.C22]/[.B22]" office:value-type="float" office:value="3.66157109688225" calcext:value-type="float">
            <text:p>3,6615710969</text:p>
          </table:table-cell>
          <table:table-cell table:formula="of:=[.B43]/[.B22]" office:value-type="float" office:value="2.30083830341615" calcext:value-type="float">
            <text:p>2,3008383034</text:p>
          </table:table-cell>
          <table:table-cell table:formula="of:=100*([.E22]/4)" office:value-type="float" office:value="57.5209575854037" calcext:value-type="float">
            <text:p>57,5209575854</text:p>
          </table:table-cell>
          <table:table-cell table:formula="of:=[.C43]/[.C22]" office:value-type="float" office:value="1.98987359211931" calcext:value-type="float">
            <text:p>1,9898735921</text:p>
          </table:table-cell>
          <table:table-cell table:formula="of:=100*([.G22]/4)" office:value-type="float" office:value="49.7468398029828" calcext:value-type="float">
            <text:p>49,746839803</text:p>
          </table:table-cell>
        </table:table-row>
        <table:table-row table:style-name="ro3">
          <table:table-cell table:style-name="ce3" office:value-type="string" calcext:value-type="string" table:number-columns-spanned="4" table:number-rows-spanned="1">
            <text:p>Sequencial</text:p>
          </table:table-cell>
          <table:covered-table-cell table:number-columns-repeated="2"/>
          <table:covered-table-cell table:style-name="ce1"/>
          <table:table-cell table:style-name="ce1" table:number-columns-spanned="4" table:number-rows-spanned="1"/>
          <table:covered-table-cell table:style-name="ce1"/>
          <table:covered-table-cell table:number-columns-repeated="2" table:style-name="Default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9558" calcext:value-type="float">
            <text:p>0,9558</text:p>
          </table:table-cell>
          <table:table-cell office:value-type="float" office:value="7.3654" calcext:value-type="float">
            <text:p>7,3654</text:p>
          </table:table-cell>
          <table:table-cell table:formula="of:=[.C24]/[.B24]" office:value-type="float" office:value="7.70600544046872" calcext:value-type="float">
            <text:p>7,7060054405</text:p>
          </table:table-cell>
          <table:table-cell table:style-name="Default"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2712" calcext:value-type="float">
            <text:p>7,2712</text:p>
          </table:table-cell>
          <table:table-cell office:value-type="float" office:value="30.5063" calcext:value-type="float">
            <text:p>30,5063</text:p>
          </table:table-cell>
          <table:table-cell table:formula="of:=[.C25]/[.B25]" office:value-type="float" office:value="4.19549730443393" calcext:value-type="float">
            <text:p>4,1954973044</text:p>
          </table:table-cell>
          <table:table-cell table:style-name="Default"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7.4049" calcext:value-type="float">
            <text:p>27,4049</text:p>
          </table:table-cell>
          <table:table-cell office:value-type="float" office:value="95.642" calcext:value-type="float">
            <text:p>95,642</text:p>
          </table:table-cell>
          <table:table-cell table:formula="of:=[.C26]/[.B26]" office:value-type="float" office:value="3.48995982470288" calcext:value-type="float">
            <text:p>3,4899598247</text:p>
          </table:table-cell>
          <table:table-cell table:style-name="Default"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1.837" calcext:value-type="float">
            <text:p>71,837</text:p>
          </table:table-cell>
          <table:table-cell office:value-type="float" office:value="224.335" calcext:value-type="float">
            <text:p>224,335</text:p>
          </table:table-cell>
          <table:table-cell table:formula="of:=[.C27]/[.B27]" office:value-type="float" office:value="3.12283363726213" calcext:value-type="float">
            <text:p>3,1228336373</text:p>
          </table:table-cell>
          <table:table-cell table:style-name="Default"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5.975" calcext:value-type="float">
            <text:p>155,975</text:p>
          </table:table-cell>
          <table:table-cell office:value-type="float" office:value="462.626" calcext:value-type="float">
            <text:p>462,626</text:p>
          </table:table-cell>
          <table:table-cell table:formula="of:=[.C28]/[.B28]" office:value-type="float" office:value="2.96602660682802" calcext:value-type="float">
            <text:p>2,9660266068</text:p>
          </table:table-cell>
          <table:table-cell table:style-name="Default"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80.145" calcext:value-type="float">
            <text:p>280,145</text:p>
          </table:table-cell>
          <table:table-cell office:value-type="float" office:value="861.96" calcext:value-type="float">
            <text:p>861,96</text:p>
          </table:table-cell>
          <table:table-cell table:formula="of:=[.C29]/[.B29]" office:value-type="float" office:value="3.0768352103375" calcext:value-type="float">
            <text:p>3,0768352103</text:p>
          </table:table-cell>
          <table:table-cell table:style-name="Default" table:number-columns-repeated="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418.067" calcext:value-type="float">
            <text:p>418,067</text:p>
          </table:table-cell>
          <table:table-cell office:value-type="float" office:value="1185.32" calcext:value-type="float">
            <text:p>1185,32</text:p>
          </table:table-cell>
          <table:table-cell table:formula="of:=[.C30]/[.B30]" office:value-type="float" office:value="2.83523932766757" calcext:value-type="float">
            <text:p>2,8352393277</text:p>
          </table:table-cell>
          <table:table-cell table:style-name="Default" table:number-columns-repeated="4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505.145" calcext:value-type="float">
            <text:p>505,145</text:p>
          </table:table-cell>
          <table:table-cell office:value-type="float" office:value="1459.45" calcext:value-type="float">
            <text:p>1459,45</text:p>
          </table:table-cell>
          <table:table-cell table:formula="of:=[.C31]/[.B31]" office:value-type="float" office:value="2.88917043621139" calcext:value-type="float">
            <text:p>2,8891704362</text:p>
          </table:table-cell>
          <table:table-cell table:style-name="Default" table:number-columns-repeated="4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590.661" calcext:value-type="float">
            <text:p>590,661</text:p>
          </table:table-cell>
          <table:table-cell office:value-type="float" office:value="1689.09" calcext:value-type="float">
            <text:p>1689,09</text:p>
          </table:table-cell>
          <table:table-cell table:formula="of:=[.C32]/[.B32]" office:value-type="float" office:value="2.85966061751157" calcext:value-type="float">
            <text:p>2,8596606175</text:p>
          </table:table-cell>
          <table:table-cell table:style-name="Default"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693.904" calcext:value-type="float">
            <text:p>693,904</text:p>
          </table:table-cell>
          <table:table-cell office:value-type="float" office:value="1915.18" calcext:value-type="float">
            <text:p>1915,18</text:p>
          </table:table-cell>
          <table:table-cell table:formula="of:=[.C33]/[.B33]" office:value-type="float" office:value="2.76000714796283" calcext:value-type="float">
            <text:p>2,760007148</text:p>
          </table:table-cell>
          <table:table-cell table:style-name="Default" table:number-columns-repeated="4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787.628" calcext:value-type="float">
            <text:p>787,628</text:p>
          </table:table-cell>
          <table:table-cell office:value-type="float" office:value="2244.6" calcext:value-type="float">
            <text:p>2244,6</text:p>
          </table:table-cell>
          <table:table-cell table:formula="of:=[.C34]/[.B34]" office:value-type="float" office:value="2.84982250504045" calcext:value-type="float">
            <text:p>2,849822505</text:p>
          </table:table-cell>
          <table:table-cell table:style-name="Default"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916.831" calcext:value-type="float">
            <text:p>916,831</text:p>
          </table:table-cell>
          <table:table-cell office:value-type="float" office:value="2465.79" calcext:value-type="float">
            <text:p>2465,79</text:p>
          </table:table-cell>
          <table:table-cell table:formula="of:=[.C35]/[.B35]" office:value-type="float" office:value="2.68947057854719" calcext:value-type="float">
            <text:p>2,6894705785</text:p>
          </table:table-cell>
          <table:table-cell table:style-name="Default" table:number-columns-repeated="4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984.278" calcext:value-type="float">
            <text:p>984,278</text:p>
          </table:table-cell>
          <table:table-cell office:value-type="float" office:value="2880.26" calcext:value-type="float">
            <text:p>2880,26</text:p>
          </table:table-cell>
          <table:table-cell table:formula="of:=[.C36]/[.B36]" office:value-type="float" office:value="2.92626676609657" calcext:value-type="float">
            <text:p>2,9262667661</text:p>
          </table:table-cell>
          <table:table-cell table:style-name="Default" table:number-columns-repeated="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1075.55" calcext:value-type="float">
            <text:p>1075,55</text:p>
          </table:table-cell>
          <table:table-cell office:value-type="float" office:value="3219.54" calcext:value-type="float">
            <text:p>3219,54</text:p>
          </table:table-cell>
          <table:table-cell table:formula="of:=[.C37]/[.B37]" office:value-type="float" office:value="2.9933894286644" calcext:value-type="float">
            <text:p>2,9933894287</text:p>
          </table:table-cell>
          <table:table-cell table:style-name="Default" table:number-columns-repeated="4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1226.57" calcext:value-type="float">
            <text:p>1226,57</text:p>
          </table:table-cell>
          <table:table-cell office:value-type="float" office:value="3553.37" calcext:value-type="float">
            <text:p>3553,37</text:p>
          </table:table-cell>
          <table:table-cell table:formula="of:=[.C38]/[.B38]" office:value-type="float" office:value="2.89699731772341" calcext:value-type="float">
            <text:p>2,8969973177</text:p>
          </table:table-cell>
          <table:table-cell table:style-name="Default" table:number-columns-repeated="4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291.15" calcext:value-type="float">
            <text:p>1291,15</text:p>
          </table:table-cell>
          <table:table-cell office:value-type="float" office:value="3797.54" calcext:value-type="float">
            <text:p>3797,54</text:p>
          </table:table-cell>
          <table:table-cell table:formula="of:=[.C39]/[.B39]" office:value-type="float" office:value="2.94120745072222" calcext:value-type="float">
            <text:p>2,9412074507</text:p>
          </table:table-cell>
          <table:table-cell table:style-name="Default" table:number-columns-repeated="4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448.02" calcext:value-type="float">
            <text:p>1448,02</text:p>
          </table:table-cell>
          <table:table-cell office:value-type="float" office:value="4265.41" calcext:value-type="float">
            <text:p>4265,41</text:p>
          </table:table-cell>
          <table:table-cell table:formula="of:=[.C40]/[.B40]" office:value-type="float" office:value="2.94568445187221" calcext:value-type="float">
            <text:p>2,9456844519</text:p>
          </table:table-cell>
          <table:table-cell table:style-name="Default" table:number-columns-repeated="4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588.42" calcext:value-type="float">
            <text:p>1588,42</text:p>
          </table:table-cell>
          <table:table-cell office:value-type="float" office:value="4756.19" calcext:value-type="float">
            <text:p>4756,19</text:p>
          </table:table-cell>
          <table:table-cell table:formula="of:=[.C41]/[.B41]" office:value-type="float" office:value="2.99428992332003" calcext:value-type="float">
            <text:p>2,9942899233</text:p>
          </table:table-cell>
          <table:table-cell table:style-name="Default" table:number-columns-repeated="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697.73" calcext:value-type="float">
            <text:p>1697,73</text:p>
          </table:table-cell>
          <table:table-cell office:value-type="float" office:value="5238.14" calcext:value-type="float">
            <text:p>5238,14</text:p>
          </table:table-cell>
          <table:table-cell table:formula="of:=[.C42]/[.B42]" office:value-type="float" office:value="3.08537871157369" calcext:value-type="float">
            <text:p>3,0853787116</text:p>
          </table:table-cell>
          <table:table-cell table:style-name="Default" table:number-columns-repeated="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824.36" calcext:value-type="float">
            <text:p>1824,36</text:p>
          </table:table-cell>
          <table:table-cell office:value-type="float" office:value="5777.2" calcext:value-type="float">
            <text:p>5777,2</text:p>
          </table:table-cell>
          <table:table-cell table:formula="of:=[.C43]/[.B43]" office:value-type="float" office:value="3.16669955491241" calcext:value-type="float">
            <text:p>3,1666995549</text:p>
          </table:table-cell>
          <table:table-cell table:style-name="Default" table:number-columns-repeated="4"/>
        </table:table-row>
      </table:table>
      <table:table table:name="Planilha2" table:style-name="ta1"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row table:style-name="ro3">
          <table:table-cell office:value-type="string" calcext:value-type="string">
            <text:p>codigo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speedup sequencial raspberry/notebook</text:p>
          </table:table-cell>
          <table:table-cell office:value-type="string" calcext:value-type="string">
            <text:p>speedup paralelo raspberry/notebook</text:p>
          </table:table-cell>
          <table:table-cell office:value-type="string" calcext:value-type="string">
            <text:p>speedup notebook sequencial/paralelo</text:p>
          </table:table-cell>
          <table:table-cell office:value-type="string" calcext:value-type="string">
            <text:p>eficiência notebook</text:p>
          </table:table-cell>
          <table:table-cell office:value-type="string" calcext:value-type="string">
            <text:p>speedup raspberry sequencial/paralelo</text:p>
          </table:table-cell>
          <table:table-cell office:value-type="string" calcext:value-type="string">
            <text:p>eficiência raspberry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691;</text:p>
          </table:table-cell>
          <table:table-cell office:value-type="float" office:value="279.691" calcext:value-type="float">
            <text:p>279,691</text:p>
          </table:table-cell>
          <table:table-cell table:formula="of:=[.C102]/[.C2]" office:value-type="float" office:value="4.73329495764969" calcext:value-type="float">
            <text:p>4,7332949576</text:p>
          </table:table-cell>
          <table:table-cell table:formula="of:=[.C152]/[.C52]" office:value-type="float" office:value="3.39507413743941" calcext:value-type="float">
            <text:p>3,3950741374</text:p>
          </table:table-cell>
          <table:table-cell table:formula="of:=[.C2]/[.C52]" office:value-type="float" office:value="1.99380524664956" calcext:value-type="float">
            <text:p>1,9938052466</text:p>
          </table:table-cell>
          <table:table-cell table:formula="of:=100*([.F2]/4)" office:value-type="float" office:value="49.8451311662389" calcext:value-type="float">
            <text:p>49,8451311662</text:p>
          </table:table-cell>
          <table:table-cell table:formula="of:=[.C102]/[.C152]" office:value-type="float" office:value="2.77969432727013" calcext:value-type="float">
            <text:p>2,7796943273</text:p>
          </table:table-cell>
          <table:table-cell table:formula="of:=100*([.H2]/4)" office:value-type="float" office:value="69.4923581817533" calcext:value-type="float">
            <text:p>69,4923581818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1.193;</text:p>
          </table:table-cell>
          <table:table-cell office:value-type="float" office:value="281.193" calcext:value-type="float">
            <text:p>281,193</text:p>
          </table:table-cell>
          <table:table-cell table:formula="of:=[.C103]/[.C3]" office:value-type="float" office:value="4.89340061808082" calcext:value-type="float">
            <text:p>4,8934006181</text:p>
          </table:table-cell>
          <table:table-cell table:formula="of:=[.C153]/[.C53]" office:value-type="float" office:value="3.41701378451497" calcext:value-type="float">
            <text:p>3,4170137845</text:p>
          </table:table-cell>
          <table:table-cell table:formula="of:=[.C3]/[.C53]" office:value-type="float" office:value="2.01251771374587" calcext:value-type="float">
            <text:p>2,0125177137</text:p>
          </table:table-cell>
          <table:table-cell table:formula="of:=100*([.F3]/4)" office:value-type="float" office:value="50.3129428436467" calcext:value-type="float">
            <text:p>50,3129428436</text:p>
          </table:table-cell>
          <table:table-cell table:formula="of:=[.C103]/[.C153]" office:value-type="float" office:value="2.88206488044371" calcext:value-type="float">
            <text:p>2,8820648804</text:p>
          </table:table-cell>
          <table:table-cell table:formula="of:=100*([.H3]/4)" office:value-type="float" office:value="72.0516220110927" calcext:value-type="float">
            <text:p>72,0516220111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259;</text:p>
          </table:table-cell>
          <table:table-cell office:value-type="float" office:value="279.259" calcext:value-type="float">
            <text:p>279,259</text:p>
          </table:table-cell>
          <table:table-cell table:formula="of:=[.C104]/[.C4]" office:value-type="float" office:value="4.89033477882539" calcext:value-type="float">
            <text:p>4,8903347788</text:p>
          </table:table-cell>
          <table:table-cell table:formula="of:=[.C154]/[.C54]" office:value-type="float" office:value="3.43166136355511" calcext:value-type="float">
            <text:p>3,4316613636</text:p>
          </table:table-cell>
          <table:table-cell table:formula="of:=[.C4]/[.C54]" office:value-type="float" office:value="1.99677523148976" calcext:value-type="float">
            <text:p>1,9967752315</text:p>
          </table:table-cell>
          <table:table-cell table:formula="of:=100*([.F4]/4)" office:value-type="float" office:value="49.9193807872439" calcext:value-type="float">
            <text:p>49,9193807872</text:p>
          </table:table-cell>
          <table:table-cell table:formula="of:=[.C104]/[.C154]" office:value-type="float" office:value="2.84553116567869" calcext:value-type="float">
            <text:p>2,8455311657</text:p>
          </table:table-cell>
          <table:table-cell table:formula="of:=100*([.H4]/4)" office:value-type="float" office:value="71.1382791419671" calcext:value-type="float">
            <text:p>71,138279142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214;</text:p>
          </table:table-cell>
          <table:table-cell office:value-type="float" office:value="280.214" calcext:value-type="float">
            <text:p>280,214</text:p>
          </table:table-cell>
          <table:table-cell table:formula="of:=[.C105]/[.C5]" office:value-type="float" office:value="4.90553648283098" calcext:value-type="float">
            <text:p>4,9055364828</text:p>
          </table:table-cell>
          <table:table-cell table:formula="of:=[.C155]/[.C55]" office:value-type="float" office:value="3.41768131286395" calcext:value-type="float">
            <text:p>3,4176813129</text:p>
          </table:table-cell>
          <table:table-cell table:formula="of:=[.C5]/[.C55]" office:value-type="float" office:value="2.00459273460862" calcext:value-type="float">
            <text:p>2,0045927346</text:p>
          </table:table-cell>
          <table:table-cell table:formula="of:=100*([.F5]/4)" office:value-type="float" office:value="50.1148183652154" calcext:value-type="float">
            <text:p>50,1148183652</text:p>
          </table:table-cell>
          <table:table-cell table:formula="of:=[.C105]/[.C155]" office:value-type="float" office:value="2.87727318396463" calcext:value-type="float">
            <text:p>2,877273184</text:p>
          </table:table-cell>
          <table:table-cell table:formula="of:=100*([.H5]/4)" office:value-type="float" office:value="71.9318295991158" calcext:value-type="float">
            <text:p>71,9318295991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214;</text:p>
          </table:table-cell>
          <table:table-cell office:value-type="float" office:value="280.214" calcext:value-type="float">
            <text:p>280,214</text:p>
          </table:table-cell>
          <table:table-cell table:formula="of:=[.C106]/[.C6]" office:value-type="float" office:value="4.92966090202488" calcext:value-type="float">
            <text:p>4,929660902</text:p>
          </table:table-cell>
          <table:table-cell table:formula="of:=[.C156]/[.C56]" office:value-type="float" office:value="3.3321990731076" calcext:value-type="float">
            <text:p>3,3321990731</text:p>
          </table:table-cell>
          <table:table-cell table:formula="of:=[.C6]/[.C56]" office:value-type="float" office:value="1.94991162512352" calcext:value-type="float">
            <text:p>1,9499116251</text:p>
          </table:table-cell>
          <table:table-cell table:formula="of:=100*([.F6]/4)" office:value-type="float" office:value="48.7477906280879" calcext:value-type="float">
            <text:p>48,7477906281</text:p>
          </table:table-cell>
          <table:table-cell table:formula="of:=[.C106]/[.C156]" office:value-type="float" office:value="2.88470253123584" calcext:value-type="float">
            <text:p>2,8847025312</text:p>
          </table:table-cell>
          <table:table-cell table:formula="of:=100*([.H6]/4)" office:value-type="float" office:value="72.117563280896" calcext:value-type="float">
            <text:p>72,1175632809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828;</text:p>
          </table:table-cell>
          <table:table-cell office:value-type="float" office:value="279.828" calcext:value-type="float">
            <text:p>279,828</text:p>
          </table:table-cell>
          <table:table-cell table:formula="of:=[.C107]/[.C7]" office:value-type="float" office:value="4.87020598367569" calcext:value-type="float">
            <text:p>4,8702059837</text:p>
          </table:table-cell>
          <table:table-cell table:formula="of:=[.C157]/[.C57]" office:value-type="float" office:value="3.4310663741558" calcext:value-type="float">
            <text:p>3,4310663742</text:p>
          </table:table-cell>
          <table:table-cell table:formula="of:=[.C7]/[.C57]" office:value-type="float" office:value="2.00619434765776" calcext:value-type="float">
            <text:p>2,0061943477</text:p>
          </table:table-cell>
          <table:table-cell table:formula="of:=100*([.F7]/4)" office:value-type="float" office:value="50.154858691444" calcext:value-type="float">
            <text:p>50,1548586914</text:p>
          </table:table-cell>
          <table:table-cell table:formula="of:=[.C107]/[.C157]" office:value-type="float" office:value="2.84768018187441" calcext:value-type="float">
            <text:p>2,8476801819</text:p>
          </table:table-cell>
          <table:table-cell table:formula="of:=100*([.H7]/4)" office:value-type="float" office:value="71.1920045468603" calcext:value-type="float">
            <text:p>71,1920045469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492;</text:p>
          </table:table-cell>
          <table:table-cell office:value-type="float" office:value="280.492" calcext:value-type="float">
            <text:p>280,492</text:p>
          </table:table-cell>
          <table:table-cell table:formula="of:=[.C108]/[.C8]" office:value-type="float" office:value="4.90135191021491" calcext:value-type="float">
            <text:p>4,9013519102</text:p>
          </table:table-cell>
          <table:table-cell table:formula="of:=[.C158]/[.C58]" office:value-type="float" office:value="3.53615149471146" calcext:value-type="float">
            <text:p>3,5361514947</text:p>
          </table:table-cell>
          <table:table-cell table:formula="of:=[.C8]/[.C58]" office:value-type="float" office:value="2.01274415534092" calcext:value-type="float">
            <text:p>2,0127441553</text:p>
          </table:table-cell>
          <table:table-cell table:formula="of:=100*([.F8]/4)" office:value-type="float" office:value="50.318603883523" calcext:value-type="float">
            <text:p>50,3186038835</text:p>
          </table:table-cell>
          <table:table-cell table:formula="of:=[.C108]/[.C158]" office:value-type="float" office:value="2.78980338520793" calcext:value-type="float">
            <text:p>2,7898033852</text:p>
          </table:table-cell>
          <table:table-cell table:formula="of:=100*([.H8]/4)" office:value-type="float" office:value="69.7450846301982" calcext:value-type="float">
            <text:p>69,7450846302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881;</text:p>
          </table:table-cell>
          <table:table-cell office:value-type="float" office:value="279.881" calcext:value-type="float">
            <text:p>279,881</text:p>
          </table:table-cell>
          <table:table-cell table:formula="of:=[.C109]/[.C9]" office:value-type="float" office:value="4.91201617830435" calcext:value-type="float">
            <text:p>4,9120161783</text:p>
          </table:table-cell>
          <table:table-cell table:formula="of:=[.C159]/[.C59]" office:value-type="float" office:value="3.4399659096606" calcext:value-type="float">
            <text:p>3,4399659097</text:p>
          </table:table-cell>
          <table:table-cell table:formula="of:=[.C9]/[.C59]" office:value-type="float" office:value="2.00446182383316" calcext:value-type="float">
            <text:p>2,0044618238</text:p>
          </table:table-cell>
          <table:table-cell table:formula="of:=100*([.F9]/4)" office:value-type="float" office:value="50.1115455958289" calcext:value-type="float">
            <text:p>50,1115455958</text:p>
          </table:table-cell>
          <table:table-cell table:formula="of:=[.C109]/[.C159]" office:value-type="float" office:value="2.86222281442125" calcext:value-type="float">
            <text:p>2,8622228144</text:p>
          </table:table-cell>
          <table:table-cell table:formula="of:=100*([.H9]/4)" office:value-type="float" office:value="71.5555703605312" calcext:value-type="float">
            <text:p>71,5555703605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202;</text:p>
          </table:table-cell>
          <table:table-cell office:value-type="float" office:value="280.202" calcext:value-type="float">
            <text:p>280,202</text:p>
          </table:table-cell>
          <table:table-cell table:formula="of:=[.C110]/[.C10]" office:value-type="float" office:value="4.90503279776733" calcext:value-type="float">
            <text:p>4,9050327978</text:p>
          </table:table-cell>
          <table:table-cell table:formula="of:=[.C160]/[.C60]" office:value-type="float" office:value="3.43261928643072" calcext:value-type="float">
            <text:p>3,4326192864</text:p>
          </table:table-cell>
          <table:table-cell table:formula="of:=[.C10]/[.C60]" office:value-type="float" office:value="2.00746525290156" calcext:value-type="float">
            <text:p>2,0074652529</text:p>
          </table:table-cell>
          <table:table-cell table:formula="of:=100*([.F10]/4)" office:value-type="float" office:value="50.186631322539" calcext:value-type="float">
            <text:p>50,1866313225</text:p>
          </table:table-cell>
          <table:table-cell table:formula="of:=[.C110]/[.C160]" office:value-type="float" office:value="2.86856248369423" calcext:value-type="float">
            <text:p>2,8685624837</text:p>
          </table:table-cell>
          <table:table-cell table:formula="of:=100*([.H10]/4)" office:value-type="float" office:value="71.7140620923559" calcext:value-type="float">
            <text:p>71,7140620924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308;</text:p>
          </table:table-cell>
          <table:table-cell office:value-type="float" office:value="280.308" calcext:value-type="float">
            <text:p>280,308</text:p>
          </table:table-cell>
          <table:table-cell table:formula="of:=[.C111]/[.C11]" office:value-type="float" office:value="4.88715983846341" calcext:value-type="float">
            <text:p>4,8871598385</text:p>
          </table:table-cell>
          <table:table-cell table:formula="of:=[.C161]/[.C61]" office:value-type="float" office:value="3.3590041634085" calcext:value-type="float">
            <text:p>3,3590041634</text:p>
          </table:table-cell>
          <table:table-cell table:formula="of:=[.C11]/[.C61]" office:value-type="float" office:value="1.9746814041465" calcext:value-type="float">
            <text:p>1,9746814041</text:p>
          </table:table-cell>
          <table:table-cell table:formula="of:=100*([.F11]/4)" office:value-type="float" office:value="49.3670351036625" calcext:value-type="float">
            <text:p>49,3670351037</text:p>
          </table:table-cell>
          <table:table-cell table:formula="of:=[.C111]/[.C161]" office:value-type="float" office:value="2.87304902960064" calcext:value-type="float">
            <text:p>2,8730490296</text:p>
          </table:table-cell>
          <table:table-cell table:formula="of:=100*([.H11]/4)" office:value-type="float" office:value="71.826225740016" calcext:value-type="float">
            <text:p>71,82622574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241;</text:p>
          </table:table-cell>
          <table:table-cell office:value-type="float" office:value="280.241" calcext:value-type="float">
            <text:p>280,241</text:p>
          </table:table-cell>
          <table:table-cell table:formula="of:=[.C112]/[.C12]" office:value-type="float" office:value="4.90738328795572" calcext:value-type="float">
            <text:p>4,907383288</text:p>
          </table:table-cell>
          <table:table-cell table:formula="of:=[.C162]/[.C62]" office:value-type="float" office:value="3.44443085424026" calcext:value-type="float">
            <text:p>3,4444308542</text:p>
          </table:table-cell>
          <table:table-cell table:formula="of:=[.C12]/[.C62]" office:value-type="float" office:value="2.01628186403241" calcext:value-type="float">
            <text:p>2,016281864</text:p>
          </table:table-cell>
          <table:table-cell table:formula="of:=100*([.F12]/4)" office:value-type="float" office:value="50.4070466008101" calcext:value-type="float">
            <text:p>50,4070466008</text:p>
          </table:table-cell>
          <table:table-cell table:formula="of:=[.C112]/[.C162]" office:value-type="float" office:value="2.87265686032861" calcext:value-type="float">
            <text:p>2,8726568603</text:p>
          </table:table-cell>
          <table:table-cell table:formula="of:=100*([.H12]/4)" office:value-type="float" office:value="71.8164215082153" calcext:value-type="float">
            <text:p>71,8164215082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54;</text:p>
          </table:table-cell>
          <table:table-cell office:value-type="float" office:value="279.754" calcext:value-type="float">
            <text:p>279,754</text:p>
          </table:table-cell>
          <table:table-cell table:formula="of:=[.C113]/[.C13]" office:value-type="float" office:value="4.88261115122572" calcext:value-type="float">
            <text:p>4,8826111512</text:p>
          </table:table-cell>
          <table:table-cell table:formula="of:=[.C163]/[.C63]" office:value-type="float" office:value="3.44696409733834" calcext:value-type="float">
            <text:p>3,4469640973</text:p>
          </table:table-cell>
          <table:table-cell table:formula="of:=[.C13]/[.C63]" office:value-type="float" office:value="2.00757809528594" calcext:value-type="float">
            <text:p>2,0075780953</text:p>
          </table:table-cell>
          <table:table-cell table:formula="of:=100*([.F13]/4)" office:value-type="float" office:value="50.1894523821484" calcext:value-type="float">
            <text:p>50,1894523821</text:p>
          </table:table-cell>
          <table:table-cell table:formula="of:=[.C113]/[.C163]" office:value-type="float" office:value="2.84372651359167" calcext:value-type="float">
            <text:p>2,8437265136</text:p>
          </table:table-cell>
          <table:table-cell table:formula="of:=100*([.H13]/4)" office:value-type="float" office:value="71.0931628397917" calcext:value-type="float">
            <text:p>71,0931628398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909;</text:p>
          </table:table-cell>
          <table:table-cell office:value-type="float" office:value="279.909" calcext:value-type="float">
            <text:p>279,909</text:p>
          </table:table-cell>
          <table:table-cell table:formula="of:=[.C114]/[.C14]" office:value-type="float" office:value="4.91613345765945" calcext:value-type="float">
            <text:p>4,9161334577</text:p>
          </table:table-cell>
          <table:table-cell table:formula="of:=[.C164]/[.C64]" office:value-type="float" office:value="3.42876355624231" calcext:value-type="float">
            <text:p>3,4287635562</text:p>
          </table:table-cell>
          <table:table-cell table:formula="of:=[.C14]/[.C64]" office:value-type="float" office:value="2.00238217872779" calcext:value-type="float">
            <text:p>2,0023821787</text:p>
          </table:table-cell>
          <table:table-cell table:formula="of:=100*([.F14]/4)" office:value-type="float" office:value="50.0595544681947" calcext:value-type="float">
            <text:p>50,0595544682</text:p>
          </table:table-cell>
          <table:table-cell table:formula="of:=[.C114]/[.C164]" office:value-type="float" office:value="2.87099937408721" calcext:value-type="float">
            <text:p>2,8709993741</text:p>
          </table:table-cell>
          <table:table-cell table:formula="of:=100*([.H14]/4)" office:value-type="float" office:value="71.7749843521803" calcext:value-type="float">
            <text:p>71,7749843522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32;</text:p>
          </table:table-cell>
          <table:table-cell office:value-type="float" office:value="279.732" calcext:value-type="float">
            <text:p>279,732</text:p>
          </table:table-cell>
          <table:table-cell table:formula="of:=[.C115]/[.C15]" office:value-type="float" office:value="4.86483491341713" calcext:value-type="float">
            <text:p>4,8648349134</text:p>
          </table:table-cell>
          <table:table-cell table:formula="of:=[.C165]/[.C65]" office:value-type="float" office:value="3.42816696500524" calcext:value-type="float">
            <text:p>3,428166965</text:p>
          </table:table-cell>
          <table:table-cell table:formula="of:=[.C15]/[.C65]" office:value-type="float" office:value="1.9949365644233" calcext:value-type="float">
            <text:p>1,9949365644</text:p>
          </table:table-cell>
          <table:table-cell table:formula="of:=100*([.F15]/4)" office:value-type="float" office:value="49.8734141105826" calcext:value-type="float">
            <text:p>49,8734141106</text:p>
          </table:table-cell>
          <table:table-cell table:formula="of:=[.C115]/[.C165]" office:value-type="float" office:value="2.83096977122993" calcext:value-type="float">
            <text:p>2,8309697712</text:p>
          </table:table-cell>
          <table:table-cell table:formula="of:=100*([.H15]/4)" office:value-type="float" office:value="70.7742442807483" calcext:value-type="float">
            <text:p>70,7742442807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267;</text:p>
          </table:table-cell>
          <table:table-cell office:value-type="float" office:value="279.267" calcext:value-type="float">
            <text:p>279,267</text:p>
          </table:table-cell>
          <table:table-cell table:formula="of:=[.C116]/[.C16]" office:value-type="float" office:value="4.90541309929208" calcext:value-type="float">
            <text:p>4,9054130993</text:p>
          </table:table-cell>
          <table:table-cell table:formula="of:=[.C166]/[.C66]" office:value-type="float" office:value="3.46226787547286" calcext:value-type="float">
            <text:p>3,4622678755</text:p>
          </table:table-cell>
          <table:table-cell table:formula="of:=[.C16]/[.C66]" office:value-type="float" office:value="2.00462992872063" calcext:value-type="float">
            <text:p>2,0046299287</text:p>
          </table:table-cell>
          <table:table-cell table:formula="of:=100*([.F16]/4)" office:value-type="float" office:value="50.1157482180158" calcext:value-type="float">
            <text:p>50,115748218</text:p>
          </table:table-cell>
          <table:table-cell table:formula="of:=[.C116]/[.C166]" office:value-type="float" office:value="2.84020135508322" calcext:value-type="float">
            <text:p>2,8402013551</text:p>
          </table:table-cell>
          <table:table-cell table:formula="of:=100*([.H16]/4)" office:value-type="float" office:value="71.0050338770805" calcext:value-type="float">
            <text:p>71,0050338771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048;</text:p>
          </table:table-cell>
          <table:table-cell office:value-type="float" office:value="280.048" calcext:value-type="float">
            <text:p>280,048</text:p>
          </table:table-cell>
          <table:table-cell table:formula="of:=[.C117]/[.C17]" office:value-type="float" office:value="4.9046949094441" calcext:value-type="float">
            <text:p>4,9046949094</text:p>
          </table:table-cell>
          <table:table-cell table:formula="of:=[.C167]/[.C67]" office:value-type="float" office:value="3.45053628439215" calcext:value-type="float">
            <text:p>3,4505362844</text:p>
          </table:table-cell>
          <table:table-cell table:formula="of:=[.C17]/[.C67]" office:value-type="float" office:value="2.00916884887183" calcext:value-type="float">
            <text:p>2,0091688489</text:p>
          </table:table-cell>
          <table:table-cell table:formula="of:=100*([.F17]/4)" office:value-type="float" office:value="50.2292212217957" calcext:value-type="float">
            <text:p>50,2292212218</text:p>
          </table:table-cell>
          <table:table-cell table:formula="of:=[.C117]/[.C167]" office:value-type="float" office:value="2.8558923637029" calcext:value-type="float">
            <text:p>2,8558923637</text:p>
          </table:table-cell>
          <table:table-cell table:formula="of:=100*([.H17]/4)" office:value-type="float" office:value="71.3973090925725" calcext:value-type="float">
            <text:p>71,3973090926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592;</text:p>
          </table:table-cell>
          <table:table-cell office:value-type="float" office:value="279.592" calcext:value-type="float">
            <text:p>279,592</text:p>
          </table:table-cell>
          <table:table-cell table:formula="of:=[.C118]/[.C18]" office:value-type="float" office:value="4.91698617986209" calcext:value-type="float">
            <text:p>4,9169861799</text:p>
          </table:table-cell>
          <table:table-cell table:formula="of:=[.C168]/[.C68]" office:value-type="float" office:value="3.45213169690807" calcext:value-type="float">
            <text:p>3,4521316969</text:p>
          </table:table-cell>
          <table:table-cell table:formula="of:=[.C18]/[.C68]" office:value-type="float" office:value="2.00203359731909" calcext:value-type="float">
            <text:p>2,0020335973</text:p>
          </table:table-cell>
          <table:table-cell table:formula="of:=100*([.F18]/4)" office:value-type="float" office:value="50.0508399329772" calcext:value-type="float">
            <text:p>50,050839933</text:p>
          </table:table-cell>
          <table:table-cell table:formula="of:=[.C118]/[.C168]" office:value-type="float" office:value="2.85156314820039" calcext:value-type="float">
            <text:p>2,8515631482</text:p>
          </table:table-cell>
          <table:table-cell table:formula="of:=100*([.H18]/4)" office:value-type="float" office:value="71.2890787050097" calcext:value-type="float">
            <text:p>71,289078705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139;</text:p>
          </table:table-cell>
          <table:table-cell office:value-type="float" office:value="279.139" calcext:value-type="float">
            <text:p>279,139</text:p>
          </table:table-cell>
          <table:table-cell table:formula="of:=[.C119]/[.C19]" office:value-type="float" office:value="4.92453580474244" calcext:value-type="float">
            <text:p>4,9245358047</text:p>
          </table:table-cell>
          <table:table-cell table:formula="of:=[.C169]/[.C69]" office:value-type="float" office:value="3.44776237112663" calcext:value-type="float">
            <text:p>3,4477623711</text:p>
          </table:table-cell>
          <table:table-cell table:formula="of:=[.C19]/[.C69]" office:value-type="float" office:value="2.00131203487288" calcext:value-type="float">
            <text:p>2,0013120349</text:p>
          </table:table-cell>
          <table:table-cell table:formula="of:=100*([.F19]/4)" office:value-type="float" office:value="50.0328008718221" calcext:value-type="float">
            <text:p>50,0328008718</text:p>
          </table:table-cell>
          <table:table-cell table:formula="of:=[.C119]/[.C169]" office:value-type="float" office:value="2.85853017444847" calcext:value-type="float">
            <text:p>2,8585301744</text:p>
          </table:table-cell>
          <table:table-cell table:formula="of:=100*([.H19]/4)" office:value-type="float" office:value="71.4632543612117" calcext:value-type="float">
            <text:p>71,4632543612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872;</text:p>
          </table:table-cell>
          <table:table-cell office:value-type="float" office:value="279.872" calcext:value-type="float">
            <text:p>279,872</text:p>
          </table:table-cell>
          <table:table-cell table:formula="of:=[.C120]/[.C20]" office:value-type="float" office:value="4.91281728790304" calcext:value-type="float">
            <text:p>4,9128172879</text:p>
          </table:table-cell>
          <table:table-cell table:formula="of:=[.C170]/[.C70]" office:value-type="float" office:value="3.45375061811563" calcext:value-type="float">
            <text:p>3,4537506181</text:p>
          </table:table-cell>
          <table:table-cell table:formula="of:=[.C20]/[.C70]" office:value-type="float" office:value="2.00571891326315" calcext:value-type="float">
            <text:p>2,0057189133</text:p>
          </table:table-cell>
          <table:table-cell table:formula="of:=100*([.F20]/4)" office:value-type="float" office:value="50.1429728315787" calcext:value-type="float">
            <text:p>50,1429728316</text:p>
          </table:table-cell>
          <table:table-cell table:formula="of:=[.C120]/[.C170]" office:value-type="float" office:value="2.85305212833506" calcext:value-type="float">
            <text:p>2,8530521283</text:p>
          </table:table-cell>
          <table:table-cell table:formula="of:=100*([.H20]/4)" office:value-type="float" office:value="71.3263032083764" calcext:value-type="float">
            <text:p>71,3263032084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8.738;</text:p>
          </table:table-cell>
          <table:table-cell office:value-type="float" office:value="278.738" calcext:value-type="float">
            <text:p>278,738</text:p>
          </table:table-cell>
          <table:table-cell table:formula="of:=[.C121]/[.C21]" office:value-type="float" office:value="4.94249079781013" calcext:value-type="float">
            <text:p>4,9424907978</text:p>
          </table:table-cell>
          <table:table-cell table:formula="of:=[.C171]/[.C71]" office:value-type="float" office:value="3.45862316242381" calcext:value-type="float">
            <text:p>3,4586231624</text:p>
          </table:table-cell>
          <table:table-cell table:formula="of:=[.C21]/[.C71]" office:value-type="float" office:value="1.99883829329509" calcext:value-type="float">
            <text:p>1,9988382933</text:p>
          </table:table-cell>
          <table:table-cell table:formula="of:=100*([.F21]/4)" office:value-type="float" office:value="49.9709573323772" calcext:value-type="float">
            <text:p>49,9709573324</text:p>
          </table:table-cell>
          <table:table-cell table:formula="of:=[.C121]/[.C171]" office:value-type="float" office:value="2.85640828936047" calcext:value-type="float">
            <text:p>2,8564082894</text:p>
          </table:table-cell>
          <table:table-cell table:formula="of:=100*([.H21]/4)" office:value-type="float" office:value="71.4102072340117" calcext:value-type="float">
            <text:p>71,410207234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99;</text:p>
          </table:table-cell>
          <table:table-cell office:value-type="float" office:value="279.799" calcext:value-type="float">
            <text:p>279,799</text:p>
          </table:table-cell>
          <table:table-cell table:formula="of:=[.C122]/[.C22]" office:value-type="float" office:value="4.92589323049761" calcext:value-type="float">
            <text:p>4,9258932305</text:p>
          </table:table-cell>
          <table:table-cell table:formula="of:=[.C172]/[.C72]" office:value-type="float" office:value="3.42512597196188" calcext:value-type="float">
            <text:p>3,425125972</text:p>
          </table:table-cell>
          <table:table-cell table:formula="of:=[.C22]/[.C72]" office:value-type="float" office:value="1.99416288335032" calcext:value-type="float">
            <text:p>1,9941628834</text:p>
          </table:table-cell>
          <table:table-cell table:formula="of:=100*([.F22]/4)" office:value-type="float" office:value="49.854072083758" calcext:value-type="float">
            <text:p>49,8540720838</text:p>
          </table:table-cell>
          <table:table-cell table:formula="of:=[.C122]/[.C172]" office:value-type="float" office:value="2.86793347982421" calcext:value-type="float">
            <text:p>2,8679334798</text:p>
          </table:table-cell>
          <table:table-cell table:formula="of:=100*([.H22]/4)" office:value-type="float" office:value="71.6983369956053" calcext:value-type="float">
            <text:p>71,6983369956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817;</text:p>
          </table:table-cell>
          <table:table-cell office:value-type="float" office:value="279.817" calcext:value-type="float">
            <text:p>279,817</text:p>
          </table:table-cell>
          <table:table-cell table:formula="of:=[.C123]/[.C23]" office:value-type="float" office:value="4.90141771229053" calcext:value-type="float">
            <text:p>4,9014177123</text:p>
          </table:table-cell>
          <table:table-cell table:formula="of:=[.C173]/[.C73]" office:value-type="float" office:value="3.46349329762573" calcext:value-type="float">
            <text:p>3,4634932976</text:p>
          </table:table-cell>
          <table:table-cell table:formula="of:=[.C23]/[.C73]" office:value-type="float" office:value="2.01443422170389" calcext:value-type="float">
            <text:p>2,0144342217</text:p>
          </table:table-cell>
          <table:table-cell table:formula="of:=100*([.F23]/4)" office:value-type="float" office:value="50.3608555425972" calcext:value-type="float">
            <text:p>50,3608555426</text:p>
          </table:table-cell>
          <table:table-cell table:formula="of:=[.C123]/[.C173]" office:value-type="float" office:value="2.85075867802952" calcext:value-type="float">
            <text:p>2,850758678</text:p>
          </table:table-cell>
          <table:table-cell table:formula="of:=100*([.H23]/4)" office:value-type="float" office:value="71.2689669507379" calcext:value-type="float">
            <text:p>71,2689669507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954;</text:p>
          </table:table-cell>
          <table:table-cell office:value-type="float" office:value="280.954" calcext:value-type="float">
            <text:p>280,954</text:p>
          </table:table-cell>
          <table:table-cell table:formula="of:=[.C124]/[.C24]" office:value-type="float" office:value="4.86325163549905" calcext:value-type="float">
            <text:p>4,8632516355</text:p>
          </table:table-cell>
          <table:table-cell table:formula="of:=[.C174]/[.C74]" office:value-type="float" office:value="3.46149922042837" calcext:value-type="float">
            <text:p>3,4614992204</text:p>
          </table:table-cell>
          <table:table-cell table:formula="of:=[.C24]/[.C74]" office:value-type="float" office:value="2.01865223920275" calcext:value-type="float">
            <text:p>2,0186522392</text:p>
          </table:table-cell>
          <table:table-cell table:formula="of:=100*([.F24]/4)" office:value-type="float" office:value="50.4663059800688" calcext:value-type="float">
            <text:p>50,4663059801</text:p>
          </table:table-cell>
          <table:table-cell table:formula="of:=[.C124]/[.C174]" office:value-type="float" office:value="2.83611613888843" calcext:value-type="float">
            <text:p>2,8361161389</text:p>
          </table:table-cell>
          <table:table-cell table:formula="of:=100*([.H24]/4)" office:value-type="float" office:value="70.9029034722107" calcext:value-type="float">
            <text:p>70,9029034722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8.524;</text:p>
          </table:table-cell>
          <table:table-cell office:value-type="float" office:value="278.524" calcext:value-type="float">
            <text:p>278,524</text:p>
          </table:table-cell>
          <table:table-cell table:formula="of:=[.C125]/[.C25]" office:value-type="float" office:value="4.88123106087806" calcext:value-type="float">
            <text:p>4,8812310609</text:p>
          </table:table-cell>
          <table:table-cell table:formula="of:=[.C175]/[.C75]" office:value-type="float" office:value="3.4540772409044" calcext:value-type="float">
            <text:p>3,4540772409</text:p>
          </table:table-cell>
          <table:table-cell table:formula="of:=[.C25]/[.C75]" office:value-type="float" office:value="1.9979054286698" calcext:value-type="float">
            <text:p>1,9979054287</text:p>
          </table:table-cell>
          <table:table-cell table:formula="of:=100*([.F25]/4)" office:value-type="float" office:value="49.9476357167451" calcext:value-type="float">
            <text:p>49,9476357167</text:p>
          </table:table-cell>
          <table:table-cell table:formula="of:=[.C125]/[.C175]" office:value-type="float" office:value="2.82339894418993" calcext:value-type="float">
            <text:p>2,8233989442</text:p>
          </table:table-cell>
          <table:table-cell table:formula="of:=100*([.H25]/4)" office:value-type="float" office:value="70.5849736047482" calcext:value-type="float">
            <text:p>70,5849736047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334;</text:p>
          </table:table-cell>
          <table:table-cell office:value-type="float" office:value="279.334" calcext:value-type="float">
            <text:p>279,334</text:p>
          </table:table-cell>
          <table:table-cell table:formula="of:=[.C126]/[.C26]" office:value-type="float" office:value="4.86235116383971" calcext:value-type="float">
            <text:p>4,8623511638</text:p>
          </table:table-cell>
          <table:table-cell table:formula="of:=[.C176]/[.C76]" office:value-type="float" office:value="3.44167853589756" calcext:value-type="float">
            <text:p>3,4416785359</text:p>
          </table:table-cell>
          <table:table-cell table:formula="of:=[.C26]/[.C76]" office:value-type="float" office:value="1.99928426748356" calcext:value-type="float">
            <text:p>1,9992842675</text:p>
          </table:table-cell>
          <table:table-cell table:formula="of:=100*([.F26]/4)" office:value-type="float" office:value="49.9821066870889" calcext:value-type="float">
            <text:p>49,9821066871</text:p>
          </table:table-cell>
          <table:table-cell table:formula="of:=[.C126]/[.C176]" office:value-type="float" office:value="2.82455844828339" calcext:value-type="float">
            <text:p>2,8245584483</text:p>
          </table:table-cell>
          <table:table-cell table:formula="of:=100*([.H26]/4)" office:value-type="float" office:value="70.6139612070848" calcext:value-type="float">
            <text:p>70,6139612071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2.927;</text:p>
          </table:table-cell>
          <table:table-cell office:value-type="float" office:value="282.927" calcext:value-type="float">
            <text:p>282,927</text:p>
          </table:table-cell>
          <table:table-cell table:formula="of:=[.C127]/[.C27]" office:value-type="float" office:value="4.82976174066102" calcext:value-type="float">
            <text:p>4,8297617407</text:p>
          </table:table-cell>
          <table:table-cell table:formula="of:=[.C177]/[.C77]" office:value-type="float" office:value="3.4511409424896" calcext:value-type="float">
            <text:p>3,4511409425</text:p>
          </table:table-cell>
          <table:table-cell table:formula="of:=[.C27]/[.C77]" office:value-type="float" office:value="2.03212738908401" calcext:value-type="float">
            <text:p>2,0321273891</text:p>
          </table:table-cell>
          <table:table-cell table:formula="of:=100*([.F27]/4)" office:value-type="float" office:value="50.8031847271004" calcext:value-type="float">
            <text:p>50,8031847271</text:p>
          </table:table-cell>
          <table:table-cell table:formula="of:=[.C127]/[.C177]" office:value-type="float" office:value="2.84389750505732" calcext:value-type="float">
            <text:p>2,8438975051</text:p>
          </table:table-cell>
          <table:table-cell table:formula="of:=100*([.H27]/4)" office:value-type="float" office:value="71.0974376264329" calcext:value-type="float">
            <text:p>71,0974376264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251;</text:p>
          </table:table-cell>
          <table:table-cell office:value-type="float" office:value="280.251" calcext:value-type="float">
            <text:p>280,251</text:p>
          </table:table-cell>
          <table:table-cell table:formula="of:=[.C128]/[.C28]" office:value-type="float" office:value="4.90435359731098" calcext:value-type="float">
            <text:p>4,9043535973</text:p>
          </table:table-cell>
          <table:table-cell table:formula="of:=[.C178]/[.C78]" office:value-type="float" office:value="3.44356216274166" calcext:value-type="float">
            <text:p>3,4435621627</text:p>
          </table:table-cell>
          <table:table-cell table:formula="of:=[.C28]/[.C78]" office:value-type="float" office:value="2.00300896973162" calcext:value-type="float">
            <text:p>2,0030089697</text:p>
          </table:table-cell>
          <table:table-cell table:formula="of:=100*([.F28]/4)" office:value-type="float" office:value="50.0752242432906" calcext:value-type="float">
            <text:p>50,0752242433</text:p>
          </table:table-cell>
          <table:table-cell table:formula="of:=[.C128]/[.C178]" office:value-type="float" office:value="2.85270420044582" calcext:value-type="float">
            <text:p>2,8527042004</text:p>
          </table:table-cell>
          <table:table-cell table:formula="of:=100*([.H28]/4)" office:value-type="float" office:value="71.3176050111456" calcext:value-type="float">
            <text:p>71,3176050111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190;</text:p>
          </table:table-cell>
          <table:table-cell office:value-type="float" office:value="280.19" calcext:value-type="float">
            <text:p>280,19</text:p>
          </table:table-cell>
          <table:table-cell table:formula="of:=[.C129]/[.C29]" office:value-type="float" office:value="4.85898854348835" calcext:value-type="float">
            <text:p>4,8589885435</text:p>
          </table:table-cell>
          <table:table-cell table:formula="of:=[.C179]/[.C79]" office:value-type="float" office:value="3.47226471876863" calcext:value-type="float">
            <text:p>3,4722647188</text:p>
          </table:table-cell>
          <table:table-cell table:formula="of:=[.C29]/[.C79]" office:value-type="float" office:value="2.01246884584168" calcext:value-type="float">
            <text:p>2,0124688458</text:p>
          </table:table-cell>
          <table:table-cell table:formula="of:=100*([.F29]/4)" office:value-type="float" office:value="50.3117211460421" calcext:value-type="float">
            <text:p>50,311721146</text:p>
          </table:table-cell>
          <table:table-cell table:formula="of:=[.C129]/[.C179]" office:value-type="float" office:value="2.81619169564345" calcext:value-type="float">
            <text:p>2,8161916956</text:p>
          </table:table-cell>
          <table:table-cell table:formula="of:=100*([.H29]/4)" office:value-type="float" office:value="70.4047923910863" calcext:value-type="float">
            <text:p>70,4047923911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67;</text:p>
          </table:table-cell>
          <table:table-cell office:value-type="float" office:value="279.767" calcext:value-type="float">
            <text:p>279,767</text:p>
          </table:table-cell>
          <table:table-cell table:formula="of:=[.C130]/[.C30]" office:value-type="float" office:value="4.90511747275411" calcext:value-type="float">
            <text:p>4,9051174728</text:p>
          </table:table-cell>
          <table:table-cell table:formula="of:=[.C180]/[.C80]" office:value-type="float" office:value="3.46404606229008" calcext:value-type="float">
            <text:p>3,4640460623</text:p>
          </table:table-cell>
          <table:table-cell table:formula="of:=[.C30]/[.C80]" office:value-type="float" office:value="2.00353058286844" calcext:value-type="float">
            <text:p>2,0035305829</text:p>
          </table:table-cell>
          <table:table-cell table:formula="of:=100*([.F30]/4)" office:value-type="float" office:value="50.0882645717109" calcext:value-type="float">
            <text:p>50,0882645717</text:p>
          </table:table-cell>
          <table:table-cell table:formula="of:=[.C130]/[.C180]" office:value-type="float" office:value="2.83701564370314" calcext:value-type="float">
            <text:p>2,8370156437</text:p>
          </table:table-cell>
          <table:table-cell table:formula="of:=100*([.H30]/4)" office:value-type="float" office:value="70.9253910925784" calcext:value-type="float">
            <text:p>70,9253910926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382;</text:p>
          </table:table-cell>
          <table:table-cell office:value-type="float" office:value="279.382" calcext:value-type="float">
            <text:p>279,382</text:p>
          </table:table-cell>
          <table:table-cell table:formula="of:=[.C131]/[.C31]" office:value-type="float" office:value="4.92637320944084" calcext:value-type="float">
            <text:p>4,9263732094</text:p>
          </table:table-cell>
          <table:table-cell table:formula="of:=[.C181]/[.C81]" office:value-type="float" office:value="2.97748279678255" calcext:value-type="float">
            <text:p>2,9774827968</text:p>
          </table:table-cell>
          <table:table-cell table:formula="of:=[.C31]/[.C81]" office:value-type="float" office:value="1.72732050227831" calcext:value-type="float">
            <text:p>1,7273205023</text:p>
          </table:table-cell>
          <table:table-cell table:formula="of:=100*([.F31]/4)" office:value-type="float" office:value="43.1830125569576" calcext:value-type="float">
            <text:p>43,183012557</text:p>
          </table:table-cell>
          <table:table-cell table:formula="of:=[.C131]/[.C181]" office:value-type="float" office:value="2.85792598222128" calcext:value-type="float">
            <text:p>2,8579259822</text:p>
          </table:table-cell>
          <table:table-cell table:formula="of:=100*([.H31]/4)" office:value-type="float" office:value="71.448149555532" calcext:value-type="float">
            <text:p>71,4481495555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460;</text:p>
          </table:table-cell>
          <table:table-cell office:value-type="float" office:value="280.46" calcext:value-type="float">
            <text:p>280,46</text:p>
          </table:table-cell>
          <table:table-cell table:formula="of:=[.C132]/[.C32]" office:value-type="float" office:value="4.85010340155459" calcext:value-type="float">
            <text:p>4,8501034016</text:p>
          </table:table-cell>
          <table:table-cell table:formula="of:=[.C182]/[.C82]" office:value-type="float" office:value="3.37521564117309" calcext:value-type="float">
            <text:p>3,3752156412</text:p>
          </table:table-cell>
          <table:table-cell table:formula="of:=[.C32]/[.C82]" office:value-type="float" office:value="1.96678775298391" calcext:value-type="float">
            <text:p>1,966787753</text:p>
          </table:table-cell>
          <table:table-cell table:formula="of:=100*([.F32]/4)" office:value-type="float" office:value="49.1696938245978" calcext:value-type="float">
            <text:p>49,1696938246</text:p>
          </table:table-cell>
          <table:table-cell table:formula="of:=[.C132]/[.C182]" office:value-type="float" office:value="2.82622652446816" calcext:value-type="float">
            <text:p>2,8262265245</text:p>
          </table:table-cell>
          <table:table-cell table:formula="of:=100*([.H32]/4)" office:value-type="float" office:value="70.655663111704" calcext:value-type="float">
            <text:p>70,6556631117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00;</text:p>
          </table:table-cell>
          <table:table-cell office:value-type="float" office:value="279.7" calcext:value-type="float">
            <text:p>279,7</text:p>
          </table:table-cell>
          <table:table-cell table:formula="of:=[.C133]/[.C33]" office:value-type="float" office:value="4.87665355738291" calcext:value-type="float">
            <text:p>4,8766535574</text:p>
          </table:table-cell>
          <table:table-cell table:formula="of:=[.C183]/[.C83]" office:value-type="float" office:value="3.44216616722571" calcext:value-type="float">
            <text:p>3,4421661672</text:p>
          </table:table-cell>
          <table:table-cell table:formula="of:=[.C33]/[.C83]" office:value-type="float" office:value="2.00038620255609" calcext:value-type="float">
            <text:p>2,0003862026</text:p>
          </table:table-cell>
          <table:table-cell table:formula="of:=100*([.F33]/4)" office:value-type="float" office:value="50.0096550639022" calcext:value-type="float">
            <text:p>50,0096550639</text:p>
          </table:table-cell>
          <table:table-cell table:formula="of:=[.C133]/[.C183]" office:value-type="float" office:value="2.83402660328199" calcext:value-type="float">
            <text:p>2,8340266033</text:p>
          </table:table-cell>
          <table:table-cell table:formula="of:=100*([.H33]/4)" office:value-type="float" office:value="70.8506650820496" calcext:value-type="float">
            <text:p>70,850665082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131;</text:p>
          </table:table-cell>
          <table:table-cell office:value-type="float" office:value="280.131" calcext:value-type="float">
            <text:p>280,131</text:p>
          </table:table-cell>
          <table:table-cell table:formula="of:=[.C134]/[.C34]" office:value-type="float" office:value="4.87925292095484" calcext:value-type="float">
            <text:p>4,879252921</text:p>
          </table:table-cell>
          <table:table-cell table:formula="of:=[.C184]/[.C84]" office:value-type="float" office:value="3.40814205834741" calcext:value-type="float">
            <text:p>3,4081420583</text:p>
          </table:table-cell>
          <table:table-cell table:formula="of:=[.C34]/[.C84]" office:value-type="float" office:value="1.98024218346847" calcext:value-type="float">
            <text:p>1,9802421835</text:p>
          </table:table-cell>
          <table:table-cell table:formula="of:=100*([.F34]/4)" office:value-type="float" office:value="49.5060545867117" calcext:value-type="float">
            <text:p>49,5060545867</text:p>
          </table:table-cell>
          <table:table-cell table:formula="of:=[.C134]/[.C184]" office:value-type="float" office:value="2.83500578686899" calcext:value-type="float">
            <text:p>2,8350057869</text:p>
          </table:table-cell>
          <table:table-cell table:formula="of:=100*([.H34]/4)" office:value-type="float" office:value="70.8751446717248" calcext:value-type="float">
            <text:p>70,8751446717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596;</text:p>
          </table:table-cell>
          <table:table-cell office:value-type="float" office:value="279.596" calcext:value-type="float">
            <text:p>279,596</text:p>
          </table:table-cell>
          <table:table-cell table:formula="of:=[.C135]/[.C35]" office:value-type="float" office:value="4.94735260876407" calcext:value-type="float">
            <text:p>4,9473526088</text:p>
          </table:table-cell>
          <table:table-cell table:formula="of:=[.C185]/[.C85]" office:value-type="float" office:value="3.43601747371117" calcext:value-type="float">
            <text:p>3,4360174737</text:p>
          </table:table-cell>
          <table:table-cell table:formula="of:=[.C35]/[.C85]" office:value-type="float" office:value="1.98924256869246" calcext:value-type="float">
            <text:p>1,9892425687</text:p>
          </table:table-cell>
          <table:table-cell table:formula="of:=100*([.F35]/4)" office:value-type="float" office:value="49.7310642173115" calcext:value-type="float">
            <text:p>49,7310642173</text:p>
          </table:table-cell>
          <table:table-cell table:formula="of:=[.C135]/[.C185]" office:value-type="float" office:value="2.86421256206698" calcext:value-type="float">
            <text:p>2,8642125621</text:p>
          </table:table-cell>
          <table:table-cell table:formula="of:=100*([.H35]/4)" office:value-type="float" office:value="71.6053140516745" calcext:value-type="float">
            <text:p>71,6053140517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478;</text:p>
          </table:table-cell>
          <table:table-cell office:value-type="float" office:value="279.478" calcext:value-type="float">
            <text:p>279,478</text:p>
          </table:table-cell>
          <table:table-cell table:formula="of:=[.C136]/[.C36]" office:value-type="float" office:value="4.89859666950529" calcext:value-type="float">
            <text:p>4,8985966695</text:p>
          </table:table-cell>
          <table:table-cell table:formula="of:=[.C186]/[.C86]" office:value-type="float" office:value="3.44165723760523" calcext:value-type="float">
            <text:p>3,4416572376</text:p>
          </table:table-cell>
          <table:table-cell table:formula="of:=[.C36]/[.C86]" office:value-type="float" office:value="1.98884168427944" calcext:value-type="float">
            <text:p>1,9888416843</text:p>
          </table:table-cell>
          <table:table-cell table:formula="of:=100*([.F36]/4)" office:value-type="float" office:value="49.7210421069861" calcext:value-type="float">
            <text:p>49,721042107</text:p>
          </table:table-cell>
          <table:table-cell table:formula="of:=[.C136]/[.C186]" office:value-type="float" office:value="2.83076802196712" calcext:value-type="float">
            <text:p>2,830768022</text:p>
          </table:table-cell>
          <table:table-cell table:formula="of:=100*([.H36]/4)" office:value-type="float" office:value="70.7692005491779" calcext:value-type="float">
            <text:p>70,7692005492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683;</text:p>
          </table:table-cell>
          <table:table-cell office:value-type="float" office:value="279.683" calcext:value-type="float">
            <text:p>279,683</text:p>
          </table:table-cell>
          <table:table-cell table:formula="of:=[.C137]/[.C37]" office:value-type="float" office:value="4.90844992366358" calcext:value-type="float">
            <text:p>4,9084499237</text:p>
          </table:table-cell>
          <table:table-cell table:formula="of:=[.C187]/[.C87]" office:value-type="float" office:value="3.21938782311928" calcext:value-type="float">
            <text:p>3,2193878231</text:p>
          </table:table-cell>
          <table:table-cell table:formula="of:=[.C37]/[.C87]" office:value-type="float" office:value="1.86427990561384" calcext:value-type="float">
            <text:p>1,8642799056</text:p>
          </table:table-cell>
          <table:table-cell table:formula="of:=100*([.F37]/4)" office:value-type="float" office:value="46.6069976403461" calcext:value-type="float">
            <text:p>46,6069976403</text:p>
          </table:table-cell>
          <table:table-cell table:formula="of:=[.C137]/[.C187]" office:value-type="float" office:value="2.8423803105311" calcext:value-type="float">
            <text:p>2,8423803105</text:p>
          </table:table-cell>
          <table:table-cell table:formula="of:=100*([.H37]/4)" office:value-type="float" office:value="71.0595077632775" calcext:value-type="float">
            <text:p>71,0595077633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728;</text:p>
          </table:table-cell>
          <table:table-cell office:value-type="float" office:value="280.728" calcext:value-type="float">
            <text:p>280,728</text:p>
          </table:table-cell>
          <table:table-cell table:formula="of:=[.C138]/[.C38]" office:value-type="float" office:value="4.89669715881565" calcext:value-type="float">
            <text:p>4,8966971588</text:p>
          </table:table-cell>
          <table:table-cell table:formula="of:=[.C188]/[.C88]" office:value-type="float" office:value="3.4632128300422" calcext:value-type="float">
            <text:p>3,46321283</text:p>
          </table:table-cell>
          <table:table-cell table:formula="of:=[.C38]/[.C88]" office:value-type="float" office:value="2.0180143913853" calcext:value-type="float">
            <text:p>2,0180143914</text:p>
          </table:table-cell>
          <table:table-cell table:formula="of:=100*([.F38]/4)" office:value-type="float" office:value="50.4503597846324" calcext:value-type="float">
            <text:p>50,4503597846</text:p>
          </table:table-cell>
          <table:table-cell table:formula="of:=[.C138]/[.C188]" office:value-type="float" office:value="2.85330582372123" calcext:value-type="float">
            <text:p>2,8533058237</text:p>
          </table:table-cell>
          <table:table-cell table:formula="of:=100*([.H38]/4)" office:value-type="float" office:value="71.3326455930307" calcext:value-type="float">
            <text:p>71,332645593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607;</text:p>
          </table:table-cell>
          <table:table-cell office:value-type="float" office:value="279.607" calcext:value-type="float">
            <text:p>279,607</text:p>
          </table:table-cell>
          <table:table-cell table:formula="of:=[.C139]/[.C39]" office:value-type="float" office:value="4.88585765020189" calcext:value-type="float">
            <text:p>4,8858576502</text:p>
          </table:table-cell>
          <table:table-cell table:formula="of:=[.C189]/[.C89]" office:value-type="float" office:value="3.47434419971478" calcext:value-type="float">
            <text:p>3,4743441997</text:p>
          </table:table-cell>
          <table:table-cell table:formula="of:=[.C39]/[.C89]" office:value-type="float" office:value="2.01390829599965" calcext:value-type="float">
            <text:p>2,013908296</text:p>
          </table:table-cell>
          <table:table-cell table:formula="of:=100*([.F39]/4)" office:value-type="float" office:value="50.3477073999914" calcext:value-type="float">
            <text:p>50,3477074</text:p>
          </table:table-cell>
          <table:table-cell table:formula="of:=[.C139]/[.C189]" office:value-type="float" office:value="2.83209396916481" calcext:value-type="float">
            <text:p>2,8320939692</text:p>
          </table:table-cell>
          <table:table-cell table:formula="of:=100*([.H39]/4)" office:value-type="float" office:value="70.8023492291203" calcext:value-type="float">
            <text:p>70,8023492291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370;</text:p>
          </table:table-cell>
          <table:table-cell office:value-type="float" office:value="279.37" calcext:value-type="float">
            <text:p>279,37</text:p>
          </table:table-cell>
          <table:table-cell table:formula="of:=[.C140]/[.C40]" office:value-type="float" office:value="4.9225400007159" calcext:value-type="float">
            <text:p>4,9225400007</text:p>
          </table:table-cell>
          <table:table-cell table:formula="of:=[.C190]/[.C90]" office:value-type="float" office:value="3.45608653997397" calcext:value-type="float">
            <text:p>3,45608654</text:p>
          </table:table-cell>
          <table:table-cell table:formula="of:=[.C40]/[.C90]" office:value-type="float" office:value="1.99741180844523" calcext:value-type="float">
            <text:p>1,9974118084</text:p>
          </table:table-cell>
          <table:table-cell table:formula="of:=100*([.F40]/4)" office:value-type="float" office:value="49.9352952111307" calcext:value-type="float">
            <text:p>49,9352952111</text:p>
          </table:table-cell>
          <table:table-cell table:formula="of:=[.C140]/[.C190]" office:value-type="float" office:value="2.84493441100232" calcext:value-type="float">
            <text:p>2,844934411</text:p>
          </table:table-cell>
          <table:table-cell table:formula="of:=100*([.H40]/4)" office:value-type="float" office:value="71.123360275058" calcext:value-type="float">
            <text:p>71,1233602751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483;</text:p>
          </table:table-cell>
          <table:table-cell office:value-type="float" office:value="279.483" calcext:value-type="float">
            <text:p>279,483</text:p>
          </table:table-cell>
          <table:table-cell table:formula="of:=[.C141]/[.C41]" office:value-type="float" office:value="4.87045723711281" calcext:value-type="float">
            <text:p>4,8704572371</text:p>
          </table:table-cell>
          <table:table-cell table:formula="of:=[.C191]/[.C91]" office:value-type="float" office:value="3.45768224968655" calcext:value-type="float">
            <text:p>3,4576822497</text:p>
          </table:table-cell>
          <table:table-cell table:formula="of:=[.C41]/[.C91]" office:value-type="float" office:value="2.00238581407845" calcext:value-type="float">
            <text:p>2,0023858141</text:p>
          </table:table-cell>
          <table:table-cell table:formula="of:=100*([.F41]/4)" office:value-type="float" office:value="50.0596453519613" calcext:value-type="float">
            <text:p>50,059645352</text:p>
          </table:table-cell>
          <table:table-cell table:formula="of:=[.C141]/[.C191]" office:value-type="float" office:value="2.82054097959826" calcext:value-type="float">
            <text:p>2,8205409796</text:p>
          </table:table-cell>
          <table:table-cell table:formula="of:=100*([.H41]/4)" office:value-type="float" office:value="70.5135244899566" calcext:value-type="float">
            <text:p>70,51352449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464;</text:p>
          </table:table-cell>
          <table:table-cell office:value-type="float" office:value="279.464" calcext:value-type="float">
            <text:p>279,464</text:p>
          </table:table-cell>
          <table:table-cell table:formula="of:=[.C142]/[.C42]" office:value-type="float" office:value="4.92245870666705" calcext:value-type="float">
            <text:p>4,9224587067</text:p>
          </table:table-cell>
          <table:table-cell table:formula="of:=[.C192]/[.C92]" office:value-type="float" office:value="3.45483880199762" calcext:value-type="float">
            <text:p>3,454838802</text:p>
          </table:table-cell>
          <table:table-cell table:formula="of:=[.C42]/[.C92]" office:value-type="float" office:value="1.99951347251835" calcext:value-type="float">
            <text:p>1,9995134725</text:p>
          </table:table-cell>
          <table:table-cell table:formula="of:=100*([.F42]/4)" office:value-type="float" office:value="49.9878368129588" calcext:value-type="float">
            <text:p>49,987836813</text:p>
          </table:table-cell>
          <table:table-cell table:formula="of:=[.C142]/[.C192]" office:value-type="float" office:value="2.84890933151642" calcext:value-type="float">
            <text:p>2,8489093315</text:p>
          </table:table-cell>
          <table:table-cell table:formula="of:=100*([.H42]/4)" office:value-type="float" office:value="71.2227332879104" calcext:value-type="float">
            <text:p>71,2227332879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1.916;</text:p>
          </table:table-cell>
          <table:table-cell office:value-type="float" office:value="281.916" calcext:value-type="float">
            <text:p>281,916</text:p>
          </table:table-cell>
          <table:table-cell table:formula="of:=[.C143]/[.C43]" office:value-type="float" office:value="4.81639921111253" calcext:value-type="float">
            <text:p>4,8163992111</text:p>
          </table:table-cell>
          <table:table-cell table:formula="of:=[.C193]/[.C93]" office:value-type="float" office:value="3.41441883276116" calcext:value-type="float">
            <text:p>3,4144188328</text:p>
          </table:table-cell>
          <table:table-cell table:formula="of:=[.C43]/[.C93]" office:value-type="float" office:value="2.00379555195428" calcext:value-type="float">
            <text:p>2,003795552</text:p>
          </table:table-cell>
          <table:table-cell table:formula="of:=100*([.F43]/4)" office:value-type="float" office:value="50.0948887988571" calcext:value-type="float">
            <text:p>50,0948887989</text:p>
          </table:table-cell>
          <table:table-cell table:formula="of:=[.C143]/[.C193]" office:value-type="float" office:value="2.82656574614158" calcext:value-type="float">
            <text:p>2,8265657461</text:p>
          </table:table-cell>
          <table:table-cell table:formula="of:=100*([.H43]/4)" office:value-type="float" office:value="70.6641436535395" calcext:value-type="float">
            <text:p>70,6641436535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639;</text:p>
          </table:table-cell>
          <table:table-cell office:value-type="float" office:value="279.639" calcext:value-type="float">
            <text:p>279,639</text:p>
          </table:table-cell>
          <table:table-cell table:formula="of:=[.C144]/[.C44]" office:value-type="float" office:value="4.91194003697624" calcext:value-type="float">
            <text:p>4,911940037</text:p>
          </table:table-cell>
          <table:table-cell table:formula="of:=[.C194]/[.C94]" office:value-type="float" office:value="3.45784846133954" calcext:value-type="float">
            <text:p>3,4578484613</text:p>
          </table:table-cell>
          <table:table-cell table:formula="of:=[.C44]/[.C94]" office:value-type="float" office:value="2.00872769588829" calcext:value-type="float">
            <text:p>2,0087276959</text:p>
          </table:table-cell>
          <table:table-cell table:formula="of:=100*([.F44]/4)" office:value-type="float" office:value="50.2181923972071" calcext:value-type="float">
            <text:p>50,2181923972</text:p>
          </table:table-cell>
          <table:table-cell table:formula="of:=[.C144]/[.C194]" office:value-type="float" office:value="2.85343620552834" calcext:value-type="float">
            <text:p>2,8534362055</text:p>
          </table:table-cell>
          <table:table-cell table:formula="of:=100*([.H44]/4)" office:value-type="float" office:value="71.3359051382085" calcext:value-type="float">
            <text:p>71,3359051382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195;</text:p>
          </table:table-cell>
          <table:table-cell office:value-type="float" office:value="279.195" calcext:value-type="float">
            <text:p>279,195</text:p>
          </table:table-cell>
          <table:table-cell table:formula="of:=[.C145]/[.C45]" office:value-type="float" office:value="4.93526030193951" calcext:value-type="float">
            <text:p>4,9352603019</text:p>
          </table:table-cell>
          <table:table-cell table:formula="of:=[.C195]/[.C95]" office:value-type="float" office:value="3.41077264445878" calcext:value-type="float">
            <text:p>3,4107726445</text:p>
          </table:table-cell>
          <table:table-cell table:formula="of:=[.C45]/[.C95]" office:value-type="float" office:value="1.97925011165382" calcext:value-type="float">
            <text:p>1,9792501117</text:p>
          </table:table-cell>
          <table:table-cell table:formula="of:=100*([.F45]/4)" office:value-type="float" office:value="49.4812527913456" calcext:value-type="float">
            <text:p>49,4812527913</text:p>
          </table:table-cell>
          <table:table-cell table:formula="of:=[.C145]/[.C195]" office:value-type="float" office:value="2.86390079958098" calcext:value-type="float">
            <text:p>2,8639007996</text:p>
          </table:table-cell>
          <table:table-cell table:formula="of:=100*([.H45]/4)" office:value-type="float" office:value="71.5975199895246" calcext:value-type="float">
            <text:p>71,5975199895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3.284;</text:p>
          </table:table-cell>
          <table:table-cell office:value-type="float" office:value="283.284" calcext:value-type="float">
            <text:p>283,284</text:p>
          </table:table-cell>
          <table:table-cell table:formula="of:=[.C146]/[.C46]" office:value-type="float" office:value="4.79995340365146" calcext:value-type="float">
            <text:p>4,7999534037</text:p>
          </table:table-cell>
          <table:table-cell table:formula="of:=[.C196]/[.C96]" office:value-type="float" office:value="3.44517217709644" calcext:value-type="float">
            <text:p>3,4451721771</text:p>
          </table:table-cell>
          <table:table-cell table:formula="of:=[.C46]/[.C96]" office:value-type="float" office:value="2.02554055600046" calcext:value-type="float">
            <text:p>2,025540556</text:p>
          </table:table-cell>
          <table:table-cell table:formula="of:=100*([.F46]/4)" office:value-type="float" office:value="50.6385139000114" calcext:value-type="float">
            <text:p>50,6385139</text:p>
          </table:table-cell>
          <table:table-cell table:formula="of:=[.C146]/[.C196]" office:value-type="float" office:value="2.82206513527649" calcext:value-type="float">
            <text:p>2,8220651353</text:p>
          </table:table-cell>
          <table:table-cell table:formula="of:=100*([.H46]/4)" office:value-type="float" office:value="70.5516283819122" calcext:value-type="float">
            <text:p>70,5516283819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1.374;</text:p>
          </table:table-cell>
          <table:table-cell office:value-type="float" office:value="281.374" calcext:value-type="float">
            <text:p>281,374</text:p>
          </table:table-cell>
          <table:table-cell table:formula="of:=[.C147]/[.C47]" office:value-type="float" office:value="4.90048831803933" calcext:value-type="float">
            <text:p>4,900488318</text:p>
          </table:table-cell>
          <table:table-cell table:formula="of:=[.C197]/[.C97]" office:value-type="float" office:value="3.46738849478733" calcext:value-type="float">
            <text:p>3,4673884948</text:p>
          </table:table-cell>
          <table:table-cell table:formula="of:=[.C47]/[.C97]" office:value-type="float" office:value="2.02026192595996" calcext:value-type="float">
            <text:p>2,020261926</text:p>
          </table:table-cell>
          <table:table-cell table:formula="of:=100*([.F47]/4)" office:value-type="float" office:value="50.5065481489991" calcext:value-type="float">
            <text:p>50,506548149</text:p>
          </table:table-cell>
          <table:table-cell table:formula="of:=[.C147]/[.C197]" office:value-type="float" office:value="2.85525258632828" calcext:value-type="float">
            <text:p>2,8552525863</text:p>
          </table:table-cell>
          <table:table-cell table:formula="of:=100*([.H47]/4)" office:value-type="float" office:value="71.3813146582071" calcext:value-type="float">
            <text:p>71,3813146582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339;</text:p>
          </table:table-cell>
          <table:table-cell office:value-type="float" office:value="279.339" calcext:value-type="float">
            <text:p>279,339</text:p>
          </table:table-cell>
          <table:table-cell table:formula="of:=[.C148]/[.C48]" office:value-type="float" office:value="4.87382714193149" calcext:value-type="float">
            <text:p>4,8738271419</text:p>
          </table:table-cell>
          <table:table-cell table:formula="of:=[.C198]/[.C98]" office:value-type="float" office:value="3.40991462173471" calcext:value-type="float">
            <text:p>3,4099146217</text:p>
          </table:table-cell>
          <table:table-cell table:formula="of:=[.C48]/[.C98]" office:value-type="float" office:value="1.97429463982811" calcext:value-type="float">
            <text:p>1,9742946398</text:p>
          </table:table-cell>
          <table:table-cell table:formula="of:=100*([.F48]/4)" office:value-type="float" office:value="49.3573659957028" calcext:value-type="float">
            <text:p>49,3573659957</text:p>
          </table:table-cell>
          <table:table-cell table:formula="of:=[.C148]/[.C198]" office:value-type="float" office:value="2.82188027243596" calcext:value-type="float">
            <text:p>2,8218802724</text:p>
          </table:table-cell>
          <table:table-cell table:formula="of:=100*([.H48]/4)" office:value-type="float" office:value="70.5470068108991" calcext:value-type="float">
            <text:p>70,5470068109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06;</text:p>
          </table:table-cell>
          <table:table-cell office:value-type="float" office:value="279.706" calcext:value-type="float">
            <text:p>279,706</text:p>
          </table:table-cell>
          <table:table-cell table:formula="of:=[.C149]/[.C49]" office:value-type="float" office:value="4.89059941510014" calcext:value-type="float">
            <text:p>4,8905994151</text:p>
          </table:table-cell>
          <table:table-cell table:formula="of:=[.C199]/[.C99]" office:value-type="float" office:value="3.46466345981003" calcext:value-type="float">
            <text:p>3,4646634598</text:p>
          </table:table-cell>
          <table:table-cell table:formula="of:=[.C49]/[.C99]" office:value-type="float" office:value="2.01115928586323" calcext:value-type="float">
            <text:p>2,0111592859</text:p>
          </table:table-cell>
          <table:table-cell table:formula="of:=100*([.F49]/4)" office:value-type="float" office:value="50.2789821465807" calcext:value-type="float">
            <text:p>50,2789821466</text:p>
          </table:table-cell>
          <table:table-cell table:formula="of:=[.C149]/[.C199]" office:value-type="float" office:value="2.83888306648266" calcext:value-type="float">
            <text:p>2,8388830665</text:p>
          </table:table-cell>
          <table:table-cell table:formula="of:=100*([.H49]/4)" office:value-type="float" office:value="70.9720766620664" calcext:value-type="float">
            <text:p>70,9720766621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2.606;</text:p>
          </table:table-cell>
          <table:table-cell office:value-type="float" office:value="282.606" calcext:value-type="float">
            <text:p>282,606</text:p>
          </table:table-cell>
          <table:table-cell table:formula="of:=[.C150]/[.C50]" office:value-type="float" office:value="4.89582669865466" calcext:value-type="float">
            <text:p>4,8958266987</text:p>
          </table:table-cell>
          <table:table-cell table:formula="of:=[.C200]/[.C100]" office:value-type="float" office:value="3.47296716212536" calcext:value-type="float">
            <text:p>3,4729671621</text:p>
          </table:table-cell>
          <table:table-cell table:formula="of:=[.C50]/[.C100]" office:value-type="float" office:value="2.02535582725357" calcext:value-type="float">
            <text:p>2,0253558273</text:p>
          </table:table-cell>
          <table:table-cell table:formula="of:=100*([.F50]/4)" office:value-type="float" office:value="50.6338956813393" calcext:value-type="float">
            <text:p>50,6338956813</text:p>
          </table:table-cell>
          <table:table-cell table:formula="of:=[.C150]/[.C200]" office:value-type="float" office:value="2.85513529798988" calcext:value-type="float">
            <text:p>2,855135298</text:p>
          </table:table-cell>
          <table:table-cell table:formula="of:=100*([.H50]/4)" office:value-type="float" office:value="71.3783824497469" calcext:value-type="float">
            <text:p>71,3783824497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581;</text:p>
          </table:table-cell>
          <table:table-cell office:value-type="float" office:value="280.581" calcext:value-type="float">
            <text:p>280,581</text:p>
          </table:table-cell>
          <table:table-cell table:formula="of:=[.C151]/[.C51]" office:value-type="float" office:value="4.84205986862974" calcext:value-type="float">
            <text:p>4,8420598686</text:p>
          </table:table-cell>
          <table:table-cell table:formula="of:=[.C201]/[.C101]" office:value-type="float" office:value="3.43858383051695" calcext:value-type="float">
            <text:p>3,4385838305</text:p>
          </table:table-cell>
          <table:table-cell table:formula="of:=[.C51]/[.C101]" office:value-type="float" office:value="2.00479439819942" calcext:value-type="float">
            <text:p>2,0047943982</text:p>
          </table:table-cell>
          <table:table-cell table:formula="of:=100*([.F51]/4)" office:value-type="float" office:value="50.1198599549855" calcext:value-type="float">
            <text:p>50,119859955</text:p>
          </table:table-cell>
          <table:table-cell table:formula="of:=[.C151]/[.C201]" office:value-type="float" office:value="2.82306175415119" calcext:value-type="float">
            <text:p>2,8230617542</text:p>
          </table:table-cell>
          <table:table-cell table:formula="of:=100*([.H51]/4)" office:value-type="float" office:value="70.5765438537799" calcext:value-type="float">
            <text:p>70,5765438538</text:p>
          </table:table-cell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280;</text:p>
          </table:table-cell>
          <table:table-cell office:value-type="float" office:value="140.28" calcext:value-type="float">
            <text:p>140,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722;</text:p>
          </table:table-cell>
          <table:table-cell office:value-type="float" office:value="139.722" calcext:value-type="float">
            <text:p>139,72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855;</text:p>
          </table:table-cell>
          <table:table-cell office:value-type="float" office:value="139.855" calcext:value-type="float">
            <text:p>139,8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786;</text:p>
          </table:table-cell>
          <table:table-cell office:value-type="float" office:value="139.786" calcext:value-type="float">
            <text:p>139,7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3.706;</text:p>
          </table:table-cell>
          <table:table-cell office:value-type="float" office:value="143.706" calcext:value-type="float">
            <text:p>143,7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482;</text:p>
          </table:table-cell>
          <table:table-cell office:value-type="float" office:value="139.482" calcext:value-type="float">
            <text:p>139,48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358;</text:p>
          </table:table-cell>
          <table:table-cell office:value-type="float" office:value="139.358" calcext:value-type="float">
            <text:p>139,3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629;</text:p>
          </table:table-cell>
          <table:table-cell office:value-type="float" office:value="139.629" calcext:value-type="float">
            <text:p>139,62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580;</text:p>
          </table:table-cell>
          <table:table-cell office:value-type="float" office:value="139.58" calcext:value-type="float">
            <text:p>139,5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1.951;</text:p>
          </table:table-cell>
          <table:table-cell office:value-type="float" office:value="141.951" calcext:value-type="float">
            <text:p>141,9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8.989;</text:p>
          </table:table-cell>
          <table:table-cell office:value-type="float" office:value="138.989" calcext:value-type="float">
            <text:p>138,9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349;</text:p>
          </table:table-cell>
          <table:table-cell office:value-type="float" office:value="139.349" calcext:value-type="float">
            <text:p>139,3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788;</text:p>
          </table:table-cell>
          <table:table-cell office:value-type="float" office:value="139.788" calcext:value-type="float">
            <text:p>139,7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221;</text:p>
          </table:table-cell>
          <table:table-cell office:value-type="float" office:value="140.221" calcext:value-type="float">
            <text:p>140,2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311;</text:p>
          </table:table-cell>
          <table:table-cell office:value-type="float" office:value="139.311" calcext:value-type="float">
            <text:p>139,31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385;</text:p>
          </table:table-cell>
          <table:table-cell office:value-type="float" office:value="139.385" calcext:value-type="float">
            <text:p>139,3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654;</text:p>
          </table:table-cell>
          <table:table-cell office:value-type="float" office:value="139.654" calcext:value-type="float">
            <text:p>139,65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478;</text:p>
          </table:table-cell>
          <table:table-cell office:value-type="float" office:value="139.478" calcext:value-type="float">
            <text:p>139,47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537;</text:p>
          </table:table-cell>
          <table:table-cell office:value-type="float" office:value="139.537" calcext:value-type="float">
            <text:p>139,5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450;</text:p>
          </table:table-cell>
          <table:table-cell office:value-type="float" office:value="139.45" calcext:value-type="float">
            <text:p>139,4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309;</text:p>
          </table:table-cell>
          <table:table-cell office:value-type="float" office:value="140.309" calcext:value-type="float">
            <text:p>140,30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8.906;</text:p>
          </table:table-cell>
          <table:table-cell office:value-type="float" office:value="138.906" calcext:value-type="float">
            <text:p>138,9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179;</text:p>
          </table:table-cell>
          <table:table-cell office:value-type="float" office:value="139.179" calcext:value-type="float">
            <text:p>139,17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408;</text:p>
          </table:table-cell>
          <table:table-cell office:value-type="float" office:value="139.408" calcext:value-type="float">
            <text:p>139,40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717;</text:p>
          </table:table-cell>
          <table:table-cell office:value-type="float" office:value="139.717" calcext:value-type="float">
            <text:p>139,7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227;</text:p>
          </table:table-cell>
          <table:table-cell office:value-type="float" office:value="139.227" calcext:value-type="float">
            <text:p>139,22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915;</text:p>
          </table:table-cell>
          <table:table-cell office:value-type="float" office:value="139.915" calcext:value-type="float">
            <text:p>139,91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227;</text:p>
          </table:table-cell>
          <table:table-cell office:value-type="float" office:value="139.227" calcext:value-type="float">
            <text:p>139,22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637;</text:p>
          </table:table-cell>
          <table:table-cell office:value-type="float" office:value="139.637" calcext:value-type="float">
            <text:p>139,63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61.743;</text:p>
          </table:table-cell>
          <table:table-cell office:value-type="float" office:value="161.743" calcext:value-type="float">
            <text:p>161,7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2.598;</text:p>
          </table:table-cell>
          <table:table-cell office:value-type="float" office:value="142.598" calcext:value-type="float">
            <text:p>142,5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823;</text:p>
          </table:table-cell>
          <table:table-cell office:value-type="float" office:value="139.823" calcext:value-type="float">
            <text:p>139,8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1.463;</text:p>
          </table:table-cell>
          <table:table-cell office:value-type="float" office:value="141.463" calcext:value-type="float">
            <text:p>141,46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554;</text:p>
          </table:table-cell>
          <table:table-cell office:value-type="float" office:value="140.554" calcext:value-type="float">
            <text:p>140,55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523;</text:p>
          </table:table-cell>
          <table:table-cell office:value-type="float" office:value="140.523" calcext:value-type="float">
            <text:p>140,52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50.022;</text:p>
          </table:table-cell>
          <table:table-cell office:value-type="float" office:value="150.022" calcext:value-type="float">
            <text:p>150,02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111;</text:p>
          </table:table-cell>
          <table:table-cell office:value-type="float" office:value="139.111" calcext:value-type="float">
            <text:p>139,11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8.838;</text:p>
          </table:table-cell>
          <table:table-cell office:value-type="float" office:value="138.838" calcext:value-type="float">
            <text:p>138,83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866;</text:p>
          </table:table-cell>
          <table:table-cell office:value-type="float" office:value="139.866" calcext:value-type="float">
            <text:p>139,8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575;</text:p>
          </table:table-cell>
          <table:table-cell office:value-type="float" office:value="139.575" calcext:value-type="float">
            <text:p>139,57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766;</text:p>
          </table:table-cell>
          <table:table-cell office:value-type="float" office:value="139.766" calcext:value-type="float">
            <text:p>139,7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691;</text:p>
          </table:table-cell>
          <table:table-cell office:value-type="float" office:value="140.691" calcext:value-type="float">
            <text:p>140,6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212;</text:p>
          </table:table-cell>
          <table:table-cell office:value-type="float" office:value="139.212" calcext:value-type="float">
            <text:p>139,21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1.061;</text:p>
          </table:table-cell>
          <table:table-cell office:value-type="float" office:value="141.061" calcext:value-type="float">
            <text:p>141,06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856;</text:p>
          </table:table-cell>
          <table:table-cell office:value-type="float" office:value="139.856" calcext:value-type="float">
            <text:p>139,85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276;</text:p>
          </table:table-cell>
          <table:table-cell office:value-type="float" office:value="139.276" calcext:value-type="float">
            <text:p>139,27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1.488;</text:p>
          </table:table-cell>
          <table:table-cell office:value-type="float" office:value="141.488" calcext:value-type="float">
            <text:p>141,48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077;</text:p>
          </table:table-cell>
          <table:table-cell office:value-type="float" office:value="139.077" calcext:value-type="float">
            <text:p>139,07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534;</text:p>
          </table:table-cell>
          <table:table-cell office:value-type="float" office:value="139.534" calcext:value-type="float">
            <text:p>139,53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955;</text:p>
          </table:table-cell>
          <table:table-cell office:value-type="float" office:value="139.955" calcext:value-type="float">
            <text:p>139,9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23.86;</text:p>
          </table:table-cell>
          <table:table-cell office:value-type="float" office:value="1323.86" calcext:value-type="float">
            <text:p>1323,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5.99;</text:p>
          </table:table-cell>
          <table:table-cell office:value-type="float" office:value="1375.99" calcext:value-type="float">
            <text:p>1375,9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5.67;</text:p>
          </table:table-cell>
          <table:table-cell office:value-type="float" office:value="1365.67" calcext:value-type="float">
            <text:p>1365,6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60;</text:p>
          </table:table-cell>
          <table:table-cell office:value-type="float" office:value="1374.6" calcext:value-type="float">
            <text:p>1374,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81.36;</text:p>
          </table:table-cell>
          <table:table-cell office:value-type="float" office:value="1381.36" calcext:value-type="float">
            <text:p>1381,3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2.82;</text:p>
          </table:table-cell>
          <table:table-cell office:value-type="float" office:value="1362.82" calcext:value-type="float">
            <text:p>1362,8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79;</text:p>
          </table:table-cell>
          <table:table-cell office:value-type="float" office:value="1374.79" calcext:value-type="float">
            <text:p>1374,7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78;</text:p>
          </table:table-cell>
          <table:table-cell office:value-type="float" office:value="1374.78" calcext:value-type="float">
            <text:p>1374,7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40;</text:p>
          </table:table-cell>
          <table:table-cell office:value-type="float" office:value="1374.4" calcext:value-type="float">
            <text:p>1374,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9.91;</text:p>
          </table:table-cell>
          <table:table-cell office:value-type="float" office:value="1369.91" calcext:value-type="float">
            <text:p>1369,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5.25;</text:p>
          </table:table-cell>
          <table:table-cell office:value-type="float" office:value="1375.25" calcext:value-type="float">
            <text:p>1375,2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5.93;</text:p>
          </table:table-cell>
          <table:table-cell office:value-type="float" office:value="1365.93" calcext:value-type="float">
            <text:p>1365,9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6.07;</text:p>
          </table:table-cell>
          <table:table-cell office:value-type="float" office:value="1376.07" calcext:value-type="float">
            <text:p>1376,0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0.85;</text:p>
          </table:table-cell>
          <table:table-cell office:value-type="float" office:value="1360.85" calcext:value-type="float">
            <text:p>1360,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9.92;</text:p>
          </table:table-cell>
          <table:table-cell office:value-type="float" office:value="1369.92" calcext:value-type="float">
            <text:p>1369,9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3.55;</text:p>
          </table:table-cell>
          <table:table-cell office:value-type="float" office:value="1373.55" calcext:value-type="float">
            <text:p>1373,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75;</text:p>
          </table:table-cell>
          <table:table-cell office:value-type="float" office:value="1374.75" calcext:value-type="float">
            <text:p>1374,7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63;</text:p>
          </table:table-cell>
          <table:table-cell office:value-type="float" office:value="1374.63" calcext:value-type="float">
            <text:p>1374,6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96;</text:p>
          </table:table-cell>
          <table:table-cell office:value-type="float" office:value="1374.96" calcext:value-type="float">
            <text:p>1374,9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7.66;</text:p>
          </table:table-cell>
          <table:table-cell office:value-type="float" office:value="1377.66" calcext:value-type="float">
            <text:p>1377,6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8.26;</text:p>
          </table:table-cell>
          <table:table-cell office:value-type="float" office:value="1378.26" calcext:value-type="float">
            <text:p>1378,2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1.50;</text:p>
          </table:table-cell>
          <table:table-cell office:value-type="float" office:value="1371.5" calcext:value-type="float">
            <text:p>1371,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6.35;</text:p>
          </table:table-cell>
          <table:table-cell office:value-type="float" office:value="1366.35" calcext:value-type="float">
            <text:p>1366,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59.54;</text:p>
          </table:table-cell>
          <table:table-cell office:value-type="float" office:value="1359.54" calcext:value-type="float">
            <text:p>1359,5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58.22;</text:p>
          </table:table-cell>
          <table:table-cell office:value-type="float" office:value="1358.22" calcext:value-type="float">
            <text:p>1358,2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6.47;</text:p>
          </table:table-cell>
          <table:table-cell office:value-type="float" office:value="1366.47" calcext:value-type="float">
            <text:p>1366,4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45;</text:p>
          </table:table-cell>
          <table:table-cell office:value-type="float" office:value="1374.45" calcext:value-type="float">
            <text:p>1374,4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1.44;</text:p>
          </table:table-cell>
          <table:table-cell office:value-type="float" office:value="1361.44" calcext:value-type="float">
            <text:p>1361,4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2.29;</text:p>
          </table:table-cell>
          <table:table-cell office:value-type="float" office:value="1372.29" calcext:value-type="float">
            <text:p>1372,2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6.34;</text:p>
          </table:table-cell>
          <table:table-cell office:value-type="float" office:value="1376.34" calcext:value-type="float">
            <text:p>1376,3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0.26;</text:p>
          </table:table-cell>
          <table:table-cell office:value-type="float" office:value="1360.26" calcext:value-type="float">
            <text:p>1360,2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4.00;</text:p>
          </table:table-cell>
          <table:table-cell office:value-type="float" office:value="1364" calcext:value-type="float">
            <text:p>136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6.83;</text:p>
          </table:table-cell>
          <table:table-cell office:value-type="float" office:value="1366.83" calcext:value-type="float">
            <text:p>1366,8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83.26;</text:p>
          </table:table-cell>
          <table:table-cell office:value-type="float" office:value="1383.26" calcext:value-type="float">
            <text:p>1383,2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9.05;</text:p>
          </table:table-cell>
          <table:table-cell office:value-type="float" office:value="1369.05" calcext:value-type="float">
            <text:p>1369,0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2.81;</text:p>
          </table:table-cell>
          <table:table-cell office:value-type="float" office:value="1372.81" calcext:value-type="float">
            <text:p>1372,8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64;</text:p>
          </table:table-cell>
          <table:table-cell office:value-type="float" office:value="1374.64" calcext:value-type="float">
            <text:p>1374,6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6.12;</text:p>
          </table:table-cell>
          <table:table-cell office:value-type="float" office:value="1366.12" calcext:value-type="float">
            <text:p>1366,1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5.21;</text:p>
          </table:table-cell>
          <table:table-cell office:value-type="float" office:value="1375.21" calcext:value-type="float">
            <text:p>1375,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1.21;</text:p>
          </table:table-cell>
          <table:table-cell office:value-type="float" office:value="1361.21" calcext:value-type="float">
            <text:p>1361,2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5.65;</text:p>
          </table:table-cell>
          <table:table-cell office:value-type="float" office:value="1375.65" calcext:value-type="float">
            <text:p>1375,6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57.82;</text:p>
          </table:table-cell>
          <table:table-cell office:value-type="float" office:value="1357.82" calcext:value-type="float">
            <text:p>1357,8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3.57;</text:p>
          </table:table-cell>
          <table:table-cell office:value-type="float" office:value="1373.57" calcext:value-type="float">
            <text:p>1373,5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7.90;</text:p>
          </table:table-cell>
          <table:table-cell office:value-type="float" office:value="1377.9" calcext:value-type="float">
            <text:p>1377,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59.75;</text:p>
          </table:table-cell>
          <table:table-cell office:value-type="float" office:value="1359.75" calcext:value-type="float">
            <text:p>1359,7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8.87;</text:p>
          </table:table-cell>
          <table:table-cell office:value-type="float" office:value="1378.87" calcext:value-type="float">
            <text:p>1378,8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1.45;</text:p>
          </table:table-cell>
          <table:table-cell office:value-type="float" office:value="1361.45" calcext:value-type="float">
            <text:p>1361,4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7.93;</text:p>
          </table:table-cell>
          <table:table-cell office:value-type="float" office:value="1367.93" calcext:value-type="float">
            <text:p>1367,9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83.59;</text:p>
          </table:table-cell>
          <table:table-cell office:value-type="float" office:value="1383.59" calcext:value-type="float">
            <text:p>1383,5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58.59;</text:p>
          </table:table-cell>
          <table:table-cell office:value-type="float" office:value="1358.59" calcext:value-type="float">
            <text:p>1358,5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6.261;</text:p>
          </table:table-cell>
          <table:table-cell office:value-type="float" office:value="476.261" calcext:value-type="float">
            <text:p>476,26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7.432;</text:p>
          </table:table-cell>
          <table:table-cell office:value-type="float" office:value="477.432" calcext:value-type="float">
            <text:p>477,43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9.935;</text:p>
          </table:table-cell>
          <table:table-cell office:value-type="float" office:value="479.935" calcext:value-type="float">
            <text:p>479,93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7.744;</text:p>
          </table:table-cell>
          <table:table-cell office:value-type="float" office:value="477.744" calcext:value-type="float">
            <text:p>477,74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8.857;</text:p>
          </table:table-cell>
          <table:table-cell office:value-type="float" office:value="478.857" calcext:value-type="float">
            <text:p>478,85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8.572;</text:p>
          </table:table-cell>
          <table:table-cell office:value-type="float" office:value="478.572" calcext:value-type="float">
            <text:p>478,57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92.791;</text:p>
          </table:table-cell>
          <table:table-cell office:value-type="float" office:value="492.791" calcext:value-type="float">
            <text:p>492,7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319;</text:p>
          </table:table-cell>
          <table:table-cell office:value-type="float" office:value="480.319" calcext:value-type="float">
            <text:p>480,3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9.125;</text:p>
          </table:table-cell>
          <table:table-cell office:value-type="float" office:value="479.125" calcext:value-type="float">
            <text:p>479,12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6.814;</text:p>
          </table:table-cell>
          <table:table-cell office:value-type="float" office:value="476.814" calcext:value-type="float">
            <text:p>476,81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8.738;</text:p>
          </table:table-cell>
          <table:table-cell office:value-type="float" office:value="478.738" calcext:value-type="float">
            <text:p>478,73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331;</text:p>
          </table:table-cell>
          <table:table-cell office:value-type="float" office:value="480.331" calcext:value-type="float">
            <text:p>480,33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9.300;</text:p>
          </table:table-cell>
          <table:table-cell office:value-type="float" office:value="479.3" calcext:value-type="float">
            <text:p>479,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701;</text:p>
          </table:table-cell>
          <table:table-cell office:value-type="float" office:value="480.701" calcext:value-type="float">
            <text:p>480,7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332;</text:p>
          </table:table-cell>
          <table:table-cell office:value-type="float" office:value="482.332" calcext:value-type="float">
            <text:p>482,33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953;</text:p>
          </table:table-cell>
          <table:table-cell office:value-type="float" office:value="480.953" calcext:value-type="float">
            <text:p>480,9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104;</text:p>
          </table:table-cell>
          <table:table-cell office:value-type="float" office:value="482.104" calcext:value-type="float">
            <text:p>482,10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887;</text:p>
          </table:table-cell>
          <table:table-cell office:value-type="float" office:value="480.887" calcext:value-type="float">
            <text:p>480,88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926;</text:p>
          </table:table-cell>
          <table:table-cell office:value-type="float" office:value="481.926" calcext:value-type="float">
            <text:p>481,92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305;</text:p>
          </table:table-cell>
          <table:table-cell office:value-type="float" office:value="482.305" calcext:value-type="float">
            <text:p>482,30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576;</text:p>
          </table:table-cell>
          <table:table-cell office:value-type="float" office:value="480.576" calcext:value-type="float">
            <text:p>480,57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100;</text:p>
          </table:table-cell>
          <table:table-cell office:value-type="float" office:value="481.1" calcext:value-type="float">
            <text:p>481,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768;</text:p>
          </table:table-cell>
          <table:table-cell office:value-type="float" office:value="481.768" calcext:value-type="float">
            <text:p>481,76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526;</text:p>
          </table:table-cell>
          <table:table-cell office:value-type="float" office:value="481.526" calcext:value-type="float">
            <text:p>481,52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861;</text:p>
          </table:table-cell>
          <table:table-cell office:value-type="float" office:value="480.861" calcext:value-type="float">
            <text:p>480,86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492;</text:p>
          </table:table-cell>
          <table:table-cell office:value-type="float" office:value="480.492" calcext:value-type="float">
            <text:p>480,49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806;</text:p>
          </table:table-cell>
          <table:table-cell office:value-type="float" office:value="481.806" calcext:value-type="float">
            <text:p>481,8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3.433;</text:p>
          </table:table-cell>
          <table:table-cell office:value-type="float" office:value="483.433" calcext:value-type="float">
            <text:p>483,4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3.709;</text:p>
          </table:table-cell>
          <table:table-cell office:value-type="float" office:value="483.709" calcext:value-type="float">
            <text:p>483,70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587;</text:p>
          </table:table-cell>
          <table:table-cell office:value-type="float" office:value="481.587" calcext:value-type="float">
            <text:p>481,58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299;</text:p>
          </table:table-cell>
          <table:table-cell office:value-type="float" office:value="481.299" calcext:value-type="float">
            <text:p>481,29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294;</text:p>
          </table:table-cell>
          <table:table-cell office:value-type="float" office:value="481.294" calcext:value-type="float">
            <text:p>481,2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126;</text:p>
          </table:table-cell>
          <table:table-cell office:value-type="float" office:value="482.126" calcext:value-type="float">
            <text:p>482,12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946;</text:p>
          </table:table-cell>
          <table:table-cell office:value-type="float" office:value="482.946" calcext:value-type="float">
            <text:p>482,9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3.632;</text:p>
          </table:table-cell>
          <table:table-cell office:value-type="float" office:value="483.632" calcext:value-type="float">
            <text:p>483,63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979;</text:p>
          </table:table-cell>
          <table:table-cell office:value-type="float" office:value="482.979" calcext:value-type="float">
            <text:p>482,97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771;</text:p>
          </table:table-cell>
          <table:table-cell office:value-type="float" office:value="481.771" calcext:value-type="float">
            <text:p>481,77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371;</text:p>
          </table:table-cell>
          <table:table-cell office:value-type="float" office:value="482.371" calcext:value-type="float">
            <text:p>482,37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3.389;</text:p>
          </table:table-cell>
          <table:table-cell office:value-type="float" office:value="483.389" calcext:value-type="float">
            <text:p>483,38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606;</text:p>
          </table:table-cell>
          <table:table-cell office:value-type="float" office:value="482.606" calcext:value-type="float">
            <text:p>482,6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869;</text:p>
          </table:table-cell>
          <table:table-cell office:value-type="float" office:value="482.869" calcext:value-type="float">
            <text:p>482,86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378;</text:p>
          </table:table-cell>
          <table:table-cell office:value-type="float" office:value="480.378" calcext:value-type="float">
            <text:p>480,37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374;</text:p>
          </table:table-cell>
          <table:table-cell office:value-type="float" office:value="481.374" calcext:value-type="float">
            <text:p>481,37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127;</text:p>
          </table:table-cell>
          <table:table-cell office:value-type="float" office:value="481.127" calcext:value-type="float">
            <text:p>481,12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828;</text:p>
          </table:table-cell>
          <table:table-cell office:value-type="float" office:value="481.828" calcext:value-type="float">
            <text:p>481,82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924;</text:p>
          </table:table-cell>
          <table:table-cell office:value-type="float" office:value="482.924" calcext:value-type="float">
            <text:p>482,9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462;</text:p>
          </table:table-cell>
          <table:table-cell office:value-type="float" office:value="482.462" calcext:value-type="float">
            <text:p>482,4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855;</text:p>
          </table:table-cell>
          <table:table-cell office:value-type="float" office:value="481.855" calcext:value-type="float">
            <text:p>481,8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4.597;</text:p>
          </table:table-cell>
          <table:table-cell office:value-type="float" office:value="484.597" calcext:value-type="float">
            <text:p>484,59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247;</text:p>
          </table:table-cell>
          <table:table-cell office:value-type="float" office:value="481.247" calcext:value-type="float">
            <text:p>481,247</text:p>
          </table:table-cell>
          <table:table-cell table:number-columns-repeated="6"/>
        </table:table-row>
      </table:table>
      <table:table table:name="Amostragem50" table:style-name="ta1">
        <table:table-column table:style-name="co18" table:default-cell-style-name="ce7"/>
        <table:table-column table:style-name="co10" table:default-cell-style-name="ce7"/>
        <table:table-column table:style-name="co19" table:number-columns-repeated="2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22" table:default-cell-style-name="ce7"/>
        <table:table-row table:style-name="ro3">
          <table:table-cell office:value-type="string" calcext:value-type="string">
            <text:p>codigo;</text:p>
          </table:table-cell>
          <table:table-cell office:value-type="string" calcext:value-type="string">
            <text:p>tempo;</text:p>
          </table:table-cell>
          <table:table-cell office:value-type="string" calcext:value-type="string">
            <text:p>sd_ts_rasp/not;</text:p>
          </table:table-cell>
          <table:table-cell office:value-type="string" calcext:value-type="string">
            <text:p>sd_tp_rasp/not;</text:p>
          </table:table-cell>
          <table:table-cell office:value-type="string" calcext:value-type="string">
            <text:p>sp_not_tse/tp;</text:p>
          </table:table-cell>
          <table:table-cell office:value-type="string" calcext:value-type="string">
            <text:p>ef_not;</text:p>
          </table:table-cell>
          <table:table-cell office:value-type="string" calcext:value-type="string">
            <text:p>sd_rasp_ts/tp;</text:p>
          </table:table-cell>
          <table:table-cell office:value-type="string" calcext:value-type="string">
            <text:p>ef_rasp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691;</text:p>
          </table:table-cell>
          <table:table-cell office:value-type="string" calcext:value-type="string">
            <text:p>4.7332949576;</text:p>
          </table:table-cell>
          <table:table-cell office:value-type="string" calcext:value-type="string">
            <text:p>3.3950741374;</text:p>
          </table:table-cell>
          <table:table-cell office:value-type="string" calcext:value-type="string">
            <text:p>1.9938052466;</text:p>
          </table:table-cell>
          <table:table-cell office:value-type="string" calcext:value-type="string">
            <text:p>49.8451311662;</text:p>
          </table:table-cell>
          <table:table-cell office:value-type="string" calcext:value-type="string">
            <text:p>2,7796943273;</text:p>
          </table:table-cell>
          <table:table-cell office:value-type="string" calcext:value-type="string">
            <text:p>69.4923581818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1.193;</text:p>
          </table:table-cell>
          <table:table-cell office:value-type="string" calcext:value-type="string">
            <text:p>4.8934006181;</text:p>
          </table:table-cell>
          <table:table-cell office:value-type="string" calcext:value-type="string">
            <text:p>3.4170137845;</text:p>
          </table:table-cell>
          <table:table-cell office:value-type="string" calcext:value-type="string">
            <text:p>2.0125177137;</text:p>
          </table:table-cell>
          <table:table-cell office:value-type="string" calcext:value-type="string">
            <text:p>50.3129428436;</text:p>
          </table:table-cell>
          <table:table-cell office:value-type="string" calcext:value-type="string">
            <text:p>2,8820648804;</text:p>
          </table:table-cell>
          <table:table-cell office:value-type="string" calcext:value-type="string">
            <text:p>72.0516220111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259;</text:p>
          </table:table-cell>
          <table:table-cell office:value-type="string" calcext:value-type="string">
            <text:p>4.8903347788;</text:p>
          </table:table-cell>
          <table:table-cell office:value-type="string" calcext:value-type="string">
            <text:p>3.4316613636;</text:p>
          </table:table-cell>
          <table:table-cell office:value-type="string" calcext:value-type="string">
            <text:p>1.9967752315;</text:p>
          </table:table-cell>
          <table:table-cell office:value-type="string" calcext:value-type="string">
            <text:p>49.9193807872;</text:p>
          </table:table-cell>
          <table:table-cell office:value-type="string" calcext:value-type="string">
            <text:p>2,8455311657;</text:p>
          </table:table-cell>
          <table:table-cell office:value-type="string" calcext:value-type="string">
            <text:p>71.1382791420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214;</text:p>
          </table:table-cell>
          <table:table-cell office:value-type="string" calcext:value-type="string">
            <text:p>4.9055364828;</text:p>
          </table:table-cell>
          <table:table-cell office:value-type="string" calcext:value-type="string">
            <text:p>3.4176813129;</text:p>
          </table:table-cell>
          <table:table-cell office:value-type="string" calcext:value-type="string">
            <text:p>2.0045927346;</text:p>
          </table:table-cell>
          <table:table-cell office:value-type="string" calcext:value-type="string">
            <text:p>50.1148183652;</text:p>
          </table:table-cell>
          <table:table-cell office:value-type="string" calcext:value-type="string">
            <text:p>2,8772731840;</text:p>
          </table:table-cell>
          <table:table-cell office:value-type="string" calcext:value-type="string">
            <text:p>71.9318295991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214;</text:p>
          </table:table-cell>
          <table:table-cell office:value-type="string" calcext:value-type="string">
            <text:p>4.9296609020;</text:p>
          </table:table-cell>
          <table:table-cell office:value-type="string" calcext:value-type="string">
            <text:p>3.3321990731;</text:p>
          </table:table-cell>
          <table:table-cell office:value-type="string" calcext:value-type="string">
            <text:p>1.9499116251;</text:p>
          </table:table-cell>
          <table:table-cell office:value-type="string" calcext:value-type="string">
            <text:p>48.7477906281;</text:p>
          </table:table-cell>
          <table:table-cell office:value-type="string" calcext:value-type="string">
            <text:p>2,8847025312;</text:p>
          </table:table-cell>
          <table:table-cell office:value-type="string" calcext:value-type="string">
            <text:p>72.1175632809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828;</text:p>
          </table:table-cell>
          <table:table-cell office:value-type="string" calcext:value-type="string">
            <text:p>4.8702059837;</text:p>
          </table:table-cell>
          <table:table-cell office:value-type="string" calcext:value-type="string">
            <text:p>3.4310663742;</text:p>
          </table:table-cell>
          <table:table-cell office:value-type="string" calcext:value-type="string">
            <text:p>2.0061943477;</text:p>
          </table:table-cell>
          <table:table-cell office:value-type="string" calcext:value-type="string">
            <text:p>50.1548586914;</text:p>
          </table:table-cell>
          <table:table-cell office:value-type="string" calcext:value-type="string">
            <text:p>2,8476801819;</text:p>
          </table:table-cell>
          <table:table-cell office:value-type="string" calcext:value-type="string">
            <text:p>71.1920045469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492;</text:p>
          </table:table-cell>
          <table:table-cell office:value-type="string" calcext:value-type="string">
            <text:p>4.9013519102;</text:p>
          </table:table-cell>
          <table:table-cell office:value-type="string" calcext:value-type="string">
            <text:p>3.5361514947;</text:p>
          </table:table-cell>
          <table:table-cell office:value-type="string" calcext:value-type="string">
            <text:p>2.0127441553;</text:p>
          </table:table-cell>
          <table:table-cell office:value-type="string" calcext:value-type="string">
            <text:p>50.3186038835;</text:p>
          </table:table-cell>
          <table:table-cell office:value-type="string" calcext:value-type="string">
            <text:p>2,7898033852;</text:p>
          </table:table-cell>
          <table:table-cell office:value-type="string" calcext:value-type="string">
            <text:p>69.7450846302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881;</text:p>
          </table:table-cell>
          <table:table-cell office:value-type="string" calcext:value-type="string">
            <text:p>4.9120161783;</text:p>
          </table:table-cell>
          <table:table-cell office:value-type="string" calcext:value-type="string">
            <text:p>3.4399659097;</text:p>
          </table:table-cell>
          <table:table-cell office:value-type="string" calcext:value-type="string">
            <text:p>2.0044618238;</text:p>
          </table:table-cell>
          <table:table-cell office:value-type="string" calcext:value-type="string">
            <text:p>50.1115455958;</text:p>
          </table:table-cell>
          <table:table-cell office:value-type="string" calcext:value-type="string">
            <text:p>2,8622228144;</text:p>
          </table:table-cell>
          <table:table-cell office:value-type="string" calcext:value-type="string">
            <text:p>71.5555703605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202;</text:p>
          </table:table-cell>
          <table:table-cell office:value-type="string" calcext:value-type="string">
            <text:p>4.9050327978;</text:p>
          </table:table-cell>
          <table:table-cell office:value-type="string" calcext:value-type="string">
            <text:p>3.4326192864;</text:p>
          </table:table-cell>
          <table:table-cell office:value-type="string" calcext:value-type="string">
            <text:p>2.0074652529;</text:p>
          </table:table-cell>
          <table:table-cell office:value-type="string" calcext:value-type="string">
            <text:p>50.1866313225;</text:p>
          </table:table-cell>
          <table:table-cell office:value-type="string" calcext:value-type="string">
            <text:p>2,8685624837;</text:p>
          </table:table-cell>
          <table:table-cell office:value-type="string" calcext:value-type="string">
            <text:p>71.7140620924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308;</text:p>
          </table:table-cell>
          <table:table-cell office:value-type="string" calcext:value-type="string">
            <text:p>4.8871598385;</text:p>
          </table:table-cell>
          <table:table-cell office:value-type="string" calcext:value-type="string">
            <text:p>3.3590041634;</text:p>
          </table:table-cell>
          <table:table-cell office:value-type="string" calcext:value-type="string">
            <text:p>1.9746814041;</text:p>
          </table:table-cell>
          <table:table-cell office:value-type="string" calcext:value-type="string">
            <text:p>49.3670351037;</text:p>
          </table:table-cell>
          <table:table-cell office:value-type="string" calcext:value-type="string">
            <text:p>2,8730490296;</text:p>
          </table:table-cell>
          <table:table-cell office:value-type="string" calcext:value-type="string">
            <text:p>71.8262257400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241;</text:p>
          </table:table-cell>
          <table:table-cell office:value-type="string" calcext:value-type="string">
            <text:p>4.9073832880;</text:p>
          </table:table-cell>
          <table:table-cell office:value-type="string" calcext:value-type="string">
            <text:p>3.4444308542;</text:p>
          </table:table-cell>
          <table:table-cell office:value-type="string" calcext:value-type="string">
            <text:p>2.0162818640;</text:p>
          </table:table-cell>
          <table:table-cell office:value-type="string" calcext:value-type="string">
            <text:p>50.4070466008;</text:p>
          </table:table-cell>
          <table:table-cell office:value-type="string" calcext:value-type="string">
            <text:p>2,8726568603;</text:p>
          </table:table-cell>
          <table:table-cell office:value-type="string" calcext:value-type="string">
            <text:p>71.8164215082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54;</text:p>
          </table:table-cell>
          <table:table-cell office:value-type="string" calcext:value-type="string">
            <text:p>4.8826111512;</text:p>
          </table:table-cell>
          <table:table-cell office:value-type="string" calcext:value-type="string">
            <text:p>3.4469640973;</text:p>
          </table:table-cell>
          <table:table-cell office:value-type="string" calcext:value-type="string">
            <text:p>2.0075780953;</text:p>
          </table:table-cell>
          <table:table-cell office:value-type="string" calcext:value-type="string">
            <text:p>50.1894523821;</text:p>
          </table:table-cell>
          <table:table-cell office:value-type="string" calcext:value-type="string">
            <text:p>2,8437265136;</text:p>
          </table:table-cell>
          <table:table-cell office:value-type="string" calcext:value-type="string">
            <text:p>71.0931628398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909;</text:p>
          </table:table-cell>
          <table:table-cell office:value-type="string" calcext:value-type="string">
            <text:p>4.9161334577;</text:p>
          </table:table-cell>
          <table:table-cell office:value-type="string" calcext:value-type="string">
            <text:p>3.4287635562;</text:p>
          </table:table-cell>
          <table:table-cell office:value-type="string" calcext:value-type="string">
            <text:p>2.0023821787;</text:p>
          </table:table-cell>
          <table:table-cell office:value-type="string" calcext:value-type="string">
            <text:p>50.0595544682;</text:p>
          </table:table-cell>
          <table:table-cell office:value-type="string" calcext:value-type="string">
            <text:p>2,8709993741;</text:p>
          </table:table-cell>
          <table:table-cell office:value-type="string" calcext:value-type="string">
            <text:p>71.7749843522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32;</text:p>
          </table:table-cell>
          <table:table-cell office:value-type="string" calcext:value-type="string">
            <text:p>4.8648349134;</text:p>
          </table:table-cell>
          <table:table-cell office:value-type="string" calcext:value-type="string">
            <text:p>3.4281669650;</text:p>
          </table:table-cell>
          <table:table-cell office:value-type="string" calcext:value-type="string">
            <text:p>1.9949365644;</text:p>
          </table:table-cell>
          <table:table-cell office:value-type="string" calcext:value-type="string">
            <text:p>49.8734141106;</text:p>
          </table:table-cell>
          <table:table-cell office:value-type="string" calcext:value-type="string">
            <text:p>2,8309697712;</text:p>
          </table:table-cell>
          <table:table-cell office:value-type="string" calcext:value-type="string">
            <text:p>70.7742442807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267;</text:p>
          </table:table-cell>
          <table:table-cell office:value-type="string" calcext:value-type="string">
            <text:p>4.9054130993;</text:p>
          </table:table-cell>
          <table:table-cell office:value-type="string" calcext:value-type="string">
            <text:p>3.4622678755;</text:p>
          </table:table-cell>
          <table:table-cell office:value-type="string" calcext:value-type="string">
            <text:p>2.0046299287;</text:p>
          </table:table-cell>
          <table:table-cell office:value-type="string" calcext:value-type="string">
            <text:p>50.1157482180;</text:p>
          </table:table-cell>
          <table:table-cell office:value-type="string" calcext:value-type="string">
            <text:p>2,8402013551;</text:p>
          </table:table-cell>
          <table:table-cell office:value-type="string" calcext:value-type="string">
            <text:p>71.0050338771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048;</text:p>
          </table:table-cell>
          <table:table-cell office:value-type="string" calcext:value-type="string">
            <text:p>4.9046949094;</text:p>
          </table:table-cell>
          <table:table-cell office:value-type="string" calcext:value-type="string">
            <text:p>3.4505362844;</text:p>
          </table:table-cell>
          <table:table-cell office:value-type="string" calcext:value-type="string">
            <text:p>2.0091688489;</text:p>
          </table:table-cell>
          <table:table-cell office:value-type="string" calcext:value-type="string">
            <text:p>50.2292212218;</text:p>
          </table:table-cell>
          <table:table-cell office:value-type="string" calcext:value-type="string">
            <text:p>2,8558923637;</text:p>
          </table:table-cell>
          <table:table-cell office:value-type="string" calcext:value-type="string">
            <text:p>71.3973090926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592;</text:p>
          </table:table-cell>
          <table:table-cell office:value-type="string" calcext:value-type="string">
            <text:p>4.9169861799;</text:p>
          </table:table-cell>
          <table:table-cell office:value-type="string" calcext:value-type="string">
            <text:p>3.4521316969;</text:p>
          </table:table-cell>
          <table:table-cell office:value-type="string" calcext:value-type="string">
            <text:p>2.0020335973;</text:p>
          </table:table-cell>
          <table:table-cell office:value-type="string" calcext:value-type="string">
            <text:p>50.0508399330;</text:p>
          </table:table-cell>
          <table:table-cell office:value-type="string" calcext:value-type="string">
            <text:p>2,8515631482;</text:p>
          </table:table-cell>
          <table:table-cell office:value-type="string" calcext:value-type="string">
            <text:p>71.2890787050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139;</text:p>
          </table:table-cell>
          <table:table-cell office:value-type="string" calcext:value-type="string">
            <text:p>4.9245358047;</text:p>
          </table:table-cell>
          <table:table-cell office:value-type="string" calcext:value-type="string">
            <text:p>3.4477623711;</text:p>
          </table:table-cell>
          <table:table-cell office:value-type="string" calcext:value-type="string">
            <text:p>2.0013120349;</text:p>
          </table:table-cell>
          <table:table-cell office:value-type="string" calcext:value-type="string">
            <text:p>50.0328008718;</text:p>
          </table:table-cell>
          <table:table-cell office:value-type="string" calcext:value-type="string">
            <text:p>2,8585301744;</text:p>
          </table:table-cell>
          <table:table-cell office:value-type="string" calcext:value-type="string">
            <text:p>71.4632543612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872;</text:p>
          </table:table-cell>
          <table:table-cell office:value-type="string" calcext:value-type="string">
            <text:p>4.9128172879;</text:p>
          </table:table-cell>
          <table:table-cell office:value-type="string" calcext:value-type="string">
            <text:p>3.4537506181;</text:p>
          </table:table-cell>
          <table:table-cell office:value-type="string" calcext:value-type="string">
            <text:p>2.0057189133;</text:p>
          </table:table-cell>
          <table:table-cell office:value-type="string" calcext:value-type="string">
            <text:p>50.1429728316;</text:p>
          </table:table-cell>
          <table:table-cell office:value-type="string" calcext:value-type="string">
            <text:p>2,8530521283;</text:p>
          </table:table-cell>
          <table:table-cell office:value-type="string" calcext:value-type="string">
            <text:p>71.3263032084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8.738;</text:p>
          </table:table-cell>
          <table:table-cell office:value-type="string" calcext:value-type="string">
            <text:p>4.9424907978;</text:p>
          </table:table-cell>
          <table:table-cell office:value-type="string" calcext:value-type="string">
            <text:p>3.4586231624;</text:p>
          </table:table-cell>
          <table:table-cell office:value-type="string" calcext:value-type="string">
            <text:p>1.9988382933;</text:p>
          </table:table-cell>
          <table:table-cell office:value-type="string" calcext:value-type="string">
            <text:p>49.9709573324;</text:p>
          </table:table-cell>
          <table:table-cell office:value-type="string" calcext:value-type="string">
            <text:p>2,8564082894;</text:p>
          </table:table-cell>
          <table:table-cell office:value-type="string" calcext:value-type="string">
            <text:p>71.4102072340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99;</text:p>
          </table:table-cell>
          <table:table-cell office:value-type="string" calcext:value-type="string">
            <text:p>4.9258932305;</text:p>
          </table:table-cell>
          <table:table-cell office:value-type="string" calcext:value-type="string">
            <text:p>3.4251259720;</text:p>
          </table:table-cell>
          <table:table-cell office:value-type="string" calcext:value-type="string">
            <text:p>1.9941628834;</text:p>
          </table:table-cell>
          <table:table-cell office:value-type="string" calcext:value-type="string">
            <text:p>49.8540720838;</text:p>
          </table:table-cell>
          <table:table-cell office:value-type="string" calcext:value-type="string">
            <text:p>2,8679334798;</text:p>
          </table:table-cell>
          <table:table-cell office:value-type="string" calcext:value-type="string">
            <text:p>71.6983369956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817;</text:p>
          </table:table-cell>
          <table:table-cell office:value-type="string" calcext:value-type="string">
            <text:p>4.9014177123;</text:p>
          </table:table-cell>
          <table:table-cell office:value-type="string" calcext:value-type="string">
            <text:p>3.4634932976;</text:p>
          </table:table-cell>
          <table:table-cell office:value-type="string" calcext:value-type="string">
            <text:p>2.0144342217;</text:p>
          </table:table-cell>
          <table:table-cell office:value-type="string" calcext:value-type="string">
            <text:p>50.3608555426;</text:p>
          </table:table-cell>
          <table:table-cell office:value-type="string" calcext:value-type="string">
            <text:p>2,8507586780;</text:p>
          </table:table-cell>
          <table:table-cell office:value-type="string" calcext:value-type="string">
            <text:p>71.2689669507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954;</text:p>
          </table:table-cell>
          <table:table-cell office:value-type="string" calcext:value-type="string">
            <text:p>4.8632516355;</text:p>
          </table:table-cell>
          <table:table-cell office:value-type="string" calcext:value-type="string">
            <text:p>3.4614992204;</text:p>
          </table:table-cell>
          <table:table-cell office:value-type="string" calcext:value-type="string">
            <text:p>2.0186522392;</text:p>
          </table:table-cell>
          <table:table-cell office:value-type="string" calcext:value-type="string">
            <text:p>50.4663059801;</text:p>
          </table:table-cell>
          <table:table-cell office:value-type="string" calcext:value-type="string">
            <text:p>2,8361161389;</text:p>
          </table:table-cell>
          <table:table-cell office:value-type="string" calcext:value-type="string">
            <text:p>70.9029034722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8.524;</text:p>
          </table:table-cell>
          <table:table-cell office:value-type="string" calcext:value-type="string">
            <text:p>4.8812310609;</text:p>
          </table:table-cell>
          <table:table-cell office:value-type="string" calcext:value-type="string">
            <text:p>3.4540772409;</text:p>
          </table:table-cell>
          <table:table-cell office:value-type="string" calcext:value-type="string">
            <text:p>1.9979054287;</text:p>
          </table:table-cell>
          <table:table-cell office:value-type="string" calcext:value-type="string">
            <text:p>49.9476357167;</text:p>
          </table:table-cell>
          <table:table-cell office:value-type="string" calcext:value-type="string">
            <text:p>2,8233989442;</text:p>
          </table:table-cell>
          <table:table-cell office:value-type="string" calcext:value-type="string">
            <text:p>70.5849736047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334;</text:p>
          </table:table-cell>
          <table:table-cell office:value-type="string" calcext:value-type="string">
            <text:p>4.8623511638;</text:p>
          </table:table-cell>
          <table:table-cell office:value-type="string" calcext:value-type="string">
            <text:p>3.4416785359;</text:p>
          </table:table-cell>
          <table:table-cell office:value-type="string" calcext:value-type="string">
            <text:p>1.9992842675;</text:p>
          </table:table-cell>
          <table:table-cell office:value-type="string" calcext:value-type="string">
            <text:p>49.9821066871;</text:p>
          </table:table-cell>
          <table:table-cell office:value-type="string" calcext:value-type="string">
            <text:p>2,8245584483;</text:p>
          </table:table-cell>
          <table:table-cell office:value-type="string" calcext:value-type="string">
            <text:p>70.6139612071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2.927;</text:p>
          </table:table-cell>
          <table:table-cell office:value-type="string" calcext:value-type="string">
            <text:p>4.8297617407;</text:p>
          </table:table-cell>
          <table:table-cell office:value-type="string" calcext:value-type="string">
            <text:p>3.4511409425;</text:p>
          </table:table-cell>
          <table:table-cell office:value-type="string" calcext:value-type="string">
            <text:p>2.0321273891;</text:p>
          </table:table-cell>
          <table:table-cell office:value-type="string" calcext:value-type="string">
            <text:p>50.8031847271;</text:p>
          </table:table-cell>
          <table:table-cell office:value-type="string" calcext:value-type="string">
            <text:p>2,8438975051;</text:p>
          </table:table-cell>
          <table:table-cell office:value-type="string" calcext:value-type="string">
            <text:p>71.0974376264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251;</text:p>
          </table:table-cell>
          <table:table-cell office:value-type="string" calcext:value-type="string">
            <text:p>4.9043535973;</text:p>
          </table:table-cell>
          <table:table-cell office:value-type="string" calcext:value-type="string">
            <text:p>3.4435621627;</text:p>
          </table:table-cell>
          <table:table-cell office:value-type="string" calcext:value-type="string">
            <text:p>2.0030089697;</text:p>
          </table:table-cell>
          <table:table-cell office:value-type="string" calcext:value-type="string">
            <text:p>50.0752242433;</text:p>
          </table:table-cell>
          <table:table-cell office:value-type="string" calcext:value-type="string">
            <text:p>2,8527042004;</text:p>
          </table:table-cell>
          <table:table-cell office:value-type="string" calcext:value-type="string">
            <text:p>71.3176050111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190;</text:p>
          </table:table-cell>
          <table:table-cell office:value-type="string" calcext:value-type="string">
            <text:p>4.8589885435;</text:p>
          </table:table-cell>
          <table:table-cell office:value-type="string" calcext:value-type="string">
            <text:p>3.4722647188;</text:p>
          </table:table-cell>
          <table:table-cell office:value-type="string" calcext:value-type="string">
            <text:p>2.0124688458;</text:p>
          </table:table-cell>
          <table:table-cell office:value-type="string" calcext:value-type="string">
            <text:p>50.3117211460;</text:p>
          </table:table-cell>
          <table:table-cell office:value-type="string" calcext:value-type="string">
            <text:p>2,8161916956;</text:p>
          </table:table-cell>
          <table:table-cell office:value-type="string" calcext:value-type="string">
            <text:p>70.4047923911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67;</text:p>
          </table:table-cell>
          <table:table-cell office:value-type="string" calcext:value-type="string">
            <text:p>4.9051174728;</text:p>
          </table:table-cell>
          <table:table-cell office:value-type="string" calcext:value-type="string">
            <text:p>3.4640460623;</text:p>
          </table:table-cell>
          <table:table-cell office:value-type="string" calcext:value-type="string">
            <text:p>2.0035305829;</text:p>
          </table:table-cell>
          <table:table-cell office:value-type="string" calcext:value-type="string">
            <text:p>50.0882645717;</text:p>
          </table:table-cell>
          <table:table-cell office:value-type="string" calcext:value-type="string">
            <text:p>2,8370156437;</text:p>
          </table:table-cell>
          <table:table-cell office:value-type="string" calcext:value-type="string">
            <text:p>70.9253910926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382;</text:p>
          </table:table-cell>
          <table:table-cell office:value-type="string" calcext:value-type="string">
            <text:p>4.9263732094;</text:p>
          </table:table-cell>
          <table:table-cell office:value-type="string" calcext:value-type="string">
            <text:p>2.9774827968;</text:p>
          </table:table-cell>
          <table:table-cell office:value-type="string" calcext:value-type="string">
            <text:p>1.7273205023;</text:p>
          </table:table-cell>
          <table:table-cell office:value-type="string" calcext:value-type="string">
            <text:p>43.1830125570;</text:p>
          </table:table-cell>
          <table:table-cell office:value-type="string" calcext:value-type="string">
            <text:p>2,8579259822;</text:p>
          </table:table-cell>
          <table:table-cell office:value-type="string" calcext:value-type="string">
            <text:p>71.4481495555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460;</text:p>
          </table:table-cell>
          <table:table-cell office:value-type="string" calcext:value-type="string">
            <text:p>4.8501034016;</text:p>
          </table:table-cell>
          <table:table-cell office:value-type="string" calcext:value-type="string">
            <text:p>3.3752156412;</text:p>
          </table:table-cell>
          <table:table-cell office:value-type="string" calcext:value-type="string">
            <text:p>1.9667877530;</text:p>
          </table:table-cell>
          <table:table-cell office:value-type="string" calcext:value-type="string">
            <text:p>49.1696938246;</text:p>
          </table:table-cell>
          <table:table-cell office:value-type="string" calcext:value-type="string">
            <text:p>2,8262265245;</text:p>
          </table:table-cell>
          <table:table-cell office:value-type="string" calcext:value-type="string">
            <text:p>70.6556631117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00;</text:p>
          </table:table-cell>
          <table:table-cell office:value-type="string" calcext:value-type="string">
            <text:p>4.8766535574;</text:p>
          </table:table-cell>
          <table:table-cell office:value-type="string" calcext:value-type="string">
            <text:p>3.4421661672;</text:p>
          </table:table-cell>
          <table:table-cell office:value-type="string" calcext:value-type="string">
            <text:p>2.0003862026;</text:p>
          </table:table-cell>
          <table:table-cell office:value-type="string" calcext:value-type="string">
            <text:p>50.0096550639;</text:p>
          </table:table-cell>
          <table:table-cell office:value-type="string" calcext:value-type="string">
            <text:p>2,8340266033;</text:p>
          </table:table-cell>
          <table:table-cell office:value-type="string" calcext:value-type="string">
            <text:p>70.8506650820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131;</text:p>
          </table:table-cell>
          <table:table-cell office:value-type="string" calcext:value-type="string">
            <text:p>4.8792529210;</text:p>
          </table:table-cell>
          <table:table-cell office:value-type="string" calcext:value-type="string">
            <text:p>3.4081420583;</text:p>
          </table:table-cell>
          <table:table-cell office:value-type="string" calcext:value-type="string">
            <text:p>1.9802421835;</text:p>
          </table:table-cell>
          <table:table-cell office:value-type="string" calcext:value-type="string">
            <text:p>49.5060545867;</text:p>
          </table:table-cell>
          <table:table-cell office:value-type="string" calcext:value-type="string">
            <text:p>2,8350057869;</text:p>
          </table:table-cell>
          <table:table-cell office:value-type="string" calcext:value-type="string">
            <text:p>70.8751446717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596;</text:p>
          </table:table-cell>
          <table:table-cell office:value-type="string" calcext:value-type="string">
            <text:p>4.9473526088;</text:p>
          </table:table-cell>
          <table:table-cell office:value-type="string" calcext:value-type="string">
            <text:p>3.4360174737;</text:p>
          </table:table-cell>
          <table:table-cell office:value-type="string" calcext:value-type="string">
            <text:p>1.9892425687;</text:p>
          </table:table-cell>
          <table:table-cell office:value-type="string" calcext:value-type="string">
            <text:p>49.7310642173;</text:p>
          </table:table-cell>
          <table:table-cell office:value-type="string" calcext:value-type="string">
            <text:p>2,8642125621;</text:p>
          </table:table-cell>
          <table:table-cell office:value-type="string" calcext:value-type="string">
            <text:p>71.6053140517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478;</text:p>
          </table:table-cell>
          <table:table-cell office:value-type="string" calcext:value-type="string">
            <text:p>4.8985966695;</text:p>
          </table:table-cell>
          <table:table-cell office:value-type="string" calcext:value-type="string">
            <text:p>3.4416572376;</text:p>
          </table:table-cell>
          <table:table-cell office:value-type="string" calcext:value-type="string">
            <text:p>1.9888416843;</text:p>
          </table:table-cell>
          <table:table-cell office:value-type="string" calcext:value-type="string">
            <text:p>49.7210421070;</text:p>
          </table:table-cell>
          <table:table-cell office:value-type="string" calcext:value-type="string">
            <text:p>2,8307680220;</text:p>
          </table:table-cell>
          <table:table-cell office:value-type="string" calcext:value-type="string">
            <text:p>70.7692005492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683;</text:p>
          </table:table-cell>
          <table:table-cell office:value-type="string" calcext:value-type="string">
            <text:p>4.9084499237;</text:p>
          </table:table-cell>
          <table:table-cell office:value-type="string" calcext:value-type="string">
            <text:p>3.2193878231;</text:p>
          </table:table-cell>
          <table:table-cell office:value-type="string" calcext:value-type="string">
            <text:p>1.8642799056;</text:p>
          </table:table-cell>
          <table:table-cell office:value-type="string" calcext:value-type="string">
            <text:p>46.6069976403;</text:p>
          </table:table-cell>
          <table:table-cell office:value-type="string" calcext:value-type="string">
            <text:p>2,8423803105;</text:p>
          </table:table-cell>
          <table:table-cell office:value-type="string" calcext:value-type="string">
            <text:p>71.0595077633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728;</text:p>
          </table:table-cell>
          <table:table-cell office:value-type="string" calcext:value-type="string">
            <text:p>4.8966971588;</text:p>
          </table:table-cell>
          <table:table-cell office:value-type="string" calcext:value-type="string">
            <text:p>3.4632128300;</text:p>
          </table:table-cell>
          <table:table-cell office:value-type="string" calcext:value-type="string">
            <text:p>2.0180143914;</text:p>
          </table:table-cell>
          <table:table-cell office:value-type="string" calcext:value-type="string">
            <text:p>50.4503597846;</text:p>
          </table:table-cell>
          <table:table-cell office:value-type="string" calcext:value-type="string">
            <text:p>2,8533058237;</text:p>
          </table:table-cell>
          <table:table-cell office:value-type="string" calcext:value-type="string">
            <text:p>71.3326455930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607;</text:p>
          </table:table-cell>
          <table:table-cell office:value-type="string" calcext:value-type="string">
            <text:p>4.8858576502;</text:p>
          </table:table-cell>
          <table:table-cell office:value-type="string" calcext:value-type="string">
            <text:p>3.4743441997;</text:p>
          </table:table-cell>
          <table:table-cell office:value-type="string" calcext:value-type="string">
            <text:p>2.0139082960;</text:p>
          </table:table-cell>
          <table:table-cell office:value-type="string" calcext:value-type="string">
            <text:p>50.3477074000;</text:p>
          </table:table-cell>
          <table:table-cell office:value-type="string" calcext:value-type="string">
            <text:p>2,8320939692;</text:p>
          </table:table-cell>
          <table:table-cell office:value-type="string" calcext:value-type="string">
            <text:p>70.8023492291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370;</text:p>
          </table:table-cell>
          <table:table-cell office:value-type="string" calcext:value-type="string">
            <text:p>4.9225400007;</text:p>
          </table:table-cell>
          <table:table-cell office:value-type="string" calcext:value-type="string">
            <text:p>3.4560865400;</text:p>
          </table:table-cell>
          <table:table-cell office:value-type="string" calcext:value-type="string">
            <text:p>1.9974118084;</text:p>
          </table:table-cell>
          <table:table-cell office:value-type="string" calcext:value-type="string">
            <text:p>49.9352952111;</text:p>
          </table:table-cell>
          <table:table-cell office:value-type="string" calcext:value-type="string">
            <text:p>2,8449344110;</text:p>
          </table:table-cell>
          <table:table-cell office:value-type="string" calcext:value-type="string">
            <text:p>71.1233602751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483;</text:p>
          </table:table-cell>
          <table:table-cell office:value-type="string" calcext:value-type="string">
            <text:p>4.8704572371;</text:p>
          </table:table-cell>
          <table:table-cell office:value-type="string" calcext:value-type="string">
            <text:p>3.4576822497;</text:p>
          </table:table-cell>
          <table:table-cell office:value-type="string" calcext:value-type="string">
            <text:p>2.0023858141;</text:p>
          </table:table-cell>
          <table:table-cell office:value-type="string" calcext:value-type="string">
            <text:p>50.0596453520;</text:p>
          </table:table-cell>
          <table:table-cell office:value-type="string" calcext:value-type="string">
            <text:p>2,8205409796;</text:p>
          </table:table-cell>
          <table:table-cell office:value-type="string" calcext:value-type="string">
            <text:p>70.5135244900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464;</text:p>
          </table:table-cell>
          <table:table-cell office:value-type="string" calcext:value-type="string">
            <text:p>4.9224587067;</text:p>
          </table:table-cell>
          <table:table-cell office:value-type="string" calcext:value-type="string">
            <text:p>3.4548388020;</text:p>
          </table:table-cell>
          <table:table-cell office:value-type="string" calcext:value-type="string">
            <text:p>1.9995134725;</text:p>
          </table:table-cell>
          <table:table-cell office:value-type="string" calcext:value-type="string">
            <text:p>49.9878368130;</text:p>
          </table:table-cell>
          <table:table-cell office:value-type="string" calcext:value-type="string">
            <text:p>2,8489093315;</text:p>
          </table:table-cell>
          <table:table-cell office:value-type="string" calcext:value-type="string">
            <text:p>71.2227332879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1.916;</text:p>
          </table:table-cell>
          <table:table-cell office:value-type="string" calcext:value-type="string">
            <text:p>4.8163992111;</text:p>
          </table:table-cell>
          <table:table-cell office:value-type="string" calcext:value-type="string">
            <text:p>3.4144188328;</text:p>
          </table:table-cell>
          <table:table-cell office:value-type="string" calcext:value-type="string">
            <text:p>2.0037955520;</text:p>
          </table:table-cell>
          <table:table-cell office:value-type="string" calcext:value-type="string">
            <text:p>50.0948887989;</text:p>
          </table:table-cell>
          <table:table-cell office:value-type="string" calcext:value-type="string">
            <text:p>2,8265657461;</text:p>
          </table:table-cell>
          <table:table-cell office:value-type="string" calcext:value-type="string">
            <text:p>70.6641436535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639;</text:p>
          </table:table-cell>
          <table:table-cell office:value-type="string" calcext:value-type="string">
            <text:p>4.9119400370;</text:p>
          </table:table-cell>
          <table:table-cell office:value-type="string" calcext:value-type="string">
            <text:p>3.4578484613;</text:p>
          </table:table-cell>
          <table:table-cell office:value-type="string" calcext:value-type="string">
            <text:p>2.0087276959;</text:p>
          </table:table-cell>
          <table:table-cell office:value-type="string" calcext:value-type="string">
            <text:p>50.2181923972;</text:p>
          </table:table-cell>
          <table:table-cell office:value-type="string" calcext:value-type="string">
            <text:p>2,8534362055;</text:p>
          </table:table-cell>
          <table:table-cell office:value-type="string" calcext:value-type="string">
            <text:p>71.3359051382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195;</text:p>
          </table:table-cell>
          <table:table-cell office:value-type="string" calcext:value-type="string">
            <text:p>4.9352603019;</text:p>
          </table:table-cell>
          <table:table-cell office:value-type="string" calcext:value-type="string">
            <text:p>3.4107726445;</text:p>
          </table:table-cell>
          <table:table-cell office:value-type="string" calcext:value-type="string">
            <text:p>1.9792501117;</text:p>
          </table:table-cell>
          <table:table-cell office:value-type="string" calcext:value-type="string">
            <text:p>49.4812527913;</text:p>
          </table:table-cell>
          <table:table-cell office:value-type="string" calcext:value-type="string">
            <text:p>2,8639007996;</text:p>
          </table:table-cell>
          <table:table-cell office:value-type="string" calcext:value-type="string">
            <text:p>71.5975199895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3.284;</text:p>
          </table:table-cell>
          <table:table-cell office:value-type="string" calcext:value-type="string">
            <text:p>4.7999534037;</text:p>
          </table:table-cell>
          <table:table-cell office:value-type="string" calcext:value-type="string">
            <text:p>3.4451721771;</text:p>
          </table:table-cell>
          <table:table-cell office:value-type="string" calcext:value-type="string">
            <text:p>2.0255405560;</text:p>
          </table:table-cell>
          <table:table-cell office:value-type="string" calcext:value-type="string">
            <text:p>50.6385139000;</text:p>
          </table:table-cell>
          <table:table-cell office:value-type="string" calcext:value-type="string">
            <text:p>2,8220651353;</text:p>
          </table:table-cell>
          <table:table-cell office:value-type="string" calcext:value-type="string">
            <text:p>70.5516283819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1.374;</text:p>
          </table:table-cell>
          <table:table-cell office:value-type="string" calcext:value-type="string">
            <text:p>4.9004883180;</text:p>
          </table:table-cell>
          <table:table-cell office:value-type="string" calcext:value-type="string">
            <text:p>3.4673884948;</text:p>
          </table:table-cell>
          <table:table-cell office:value-type="string" calcext:value-type="string">
            <text:p>2.0202619260;</text:p>
          </table:table-cell>
          <table:table-cell office:value-type="string" calcext:value-type="string">
            <text:p>50.5065481490;</text:p>
          </table:table-cell>
          <table:table-cell office:value-type="string" calcext:value-type="string">
            <text:p>2,8552525863;</text:p>
          </table:table-cell>
          <table:table-cell office:value-type="string" calcext:value-type="string">
            <text:p>71.3813146582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339;</text:p>
          </table:table-cell>
          <table:table-cell office:value-type="string" calcext:value-type="string">
            <text:p>4.8738271419;</text:p>
          </table:table-cell>
          <table:table-cell office:value-type="string" calcext:value-type="string">
            <text:p>3.4099146217;</text:p>
          </table:table-cell>
          <table:table-cell office:value-type="string" calcext:value-type="string">
            <text:p>1.9742946398;</text:p>
          </table:table-cell>
          <table:table-cell office:value-type="string" calcext:value-type="string">
            <text:p>49.3573659957;</text:p>
          </table:table-cell>
          <table:table-cell office:value-type="string" calcext:value-type="string">
            <text:p>2,8218802724;</text:p>
          </table:table-cell>
          <table:table-cell office:value-type="string" calcext:value-type="string">
            <text:p>70.5470068109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79.706;</text:p>
          </table:table-cell>
          <table:table-cell office:value-type="string" calcext:value-type="string">
            <text:p>4.8905994151;</text:p>
          </table:table-cell>
          <table:table-cell office:value-type="string" calcext:value-type="string">
            <text:p>3.4646634598;</text:p>
          </table:table-cell>
          <table:table-cell office:value-type="string" calcext:value-type="string">
            <text:p>2.0111592859;</text:p>
          </table:table-cell>
          <table:table-cell office:value-type="string" calcext:value-type="string">
            <text:p>50.2789821466;</text:p>
          </table:table-cell>
          <table:table-cell office:value-type="string" calcext:value-type="string">
            <text:p>2,8388830665;</text:p>
          </table:table-cell>
          <table:table-cell office:value-type="string" calcext:value-type="string">
            <text:p>70.9720766621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2.606;</text:p>
          </table:table-cell>
          <table:table-cell office:value-type="string" calcext:value-type="string">
            <text:p>4.8958266987;</text:p>
          </table:table-cell>
          <table:table-cell office:value-type="string" calcext:value-type="string">
            <text:p>3.4729671621;</text:p>
          </table:table-cell>
          <table:table-cell office:value-type="string" calcext:value-type="string">
            <text:p>2.0253558273;</text:p>
          </table:table-cell>
          <table:table-cell office:value-type="string" calcext:value-type="string">
            <text:p>50.6338956813;</text:p>
          </table:table-cell>
          <table:table-cell office:value-type="string" calcext:value-type="string">
            <text:p>2,8551352980;</text:p>
          </table:table-cell>
          <table:table-cell office:value-type="string" calcext:value-type="string">
            <text:p>71.3783824497;</text:p>
          </table:table-cell>
        </table:table-row>
        <table:table-row table:style-name="ro3">
          <table:table-cell office:value-type="string" calcext:value-type="string">
            <text:p>ns;</text:p>
          </table:table-cell>
          <table:table-cell office:value-type="string" calcext:value-type="string">
            <text:p>280.581;</text:p>
          </table:table-cell>
          <table:table-cell office:value-type="string" calcext:value-type="string">
            <text:p>4.8420598686;</text:p>
          </table:table-cell>
          <table:table-cell office:value-type="string" calcext:value-type="string">
            <text:p>3.4385838305;</text:p>
          </table:table-cell>
          <table:table-cell office:value-type="string" calcext:value-type="string">
            <text:p>2.0047943982;</text:p>
          </table:table-cell>
          <table:table-cell office:value-type="string" calcext:value-type="string">
            <text:p>50.1198599550;</text:p>
          </table:table-cell>
          <table:table-cell office:value-type="string" calcext:value-type="string">
            <text:p>2,8230617542;</text:p>
          </table:table-cell>
          <table:table-cell office:value-type="string" calcext:value-type="string">
            <text:p>70.5765438538;</text:p>
          </table:table-cell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28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72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85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78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3.70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48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35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62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58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1.95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8.98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34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78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22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31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38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65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47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53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45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30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8.90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17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40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71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22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91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22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63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61.743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2.59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823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1.463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55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523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50.02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11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8.83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86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57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76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0.69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21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1.06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85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27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41.48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07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53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string" calcext:value-type="string">
            <text:p>139.95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23.8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5.9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5.6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6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81.3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2.8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7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7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4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9.9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5.2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5.93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6.0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0.8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9.9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3.5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7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63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9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7.6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8.2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1.5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6.3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59.5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58.2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6.4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4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1.4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2.2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6.3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0.2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4.0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6.83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83.2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9.0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2.8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4.6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6.1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5.2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1.2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5.6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57.8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3.5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7.9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59.7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78.8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1.4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67.93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83.5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s;</text:p>
          </table:table-cell>
          <table:table-cell office:value-type="string" calcext:value-type="string">
            <text:p>1358.5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6.26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7.43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9.93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7.74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8.85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8.57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92.79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31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9.12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6.81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8.73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33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79.30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70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33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953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10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88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92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30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57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100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76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52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86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49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80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3.433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3.70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58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29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29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12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94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3.63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97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77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371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3.38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606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869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0.37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37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12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828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924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2.462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855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4.597;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;</text:p>
          </table:table-cell>
          <table:table-cell office:value-type="string" calcext:value-type="string">
            <text:p>481.247;</text:p>
          </table:table-cell>
          <table:table-cell table:number-columns-repeated="6"/>
        </table:table-row>
      </table:table>
      <table:table table:name="Amostragem30" table:style-name="ta1">
        <table:table-column table:style-name="co23" table:default-cell-style-name="ce7"/>
        <table:table-column table:style-name="co24" table:default-cell-style-name="ce9"/>
        <table:table-column table:style-name="co25" table:default-cell-style-name="ce9"/>
        <table:table-column table:style-name="co26" table:default-cell-style-name="ce7"/>
        <table:table-column table:style-name="co27" table:default-cell-style-name="ce7"/>
        <table:table-column table:style-name="co8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8" table:default-cell-style-name="ce7"/>
        <table:table-column table:style-name="co8" table:number-columns-repeated="3" table:default-cell-style-name="Default"/>
        <table:table-row table:style-name="ro3">
          <table:table-cell office:value-type="string" calcext:value-type="string">
            <text:p>codigo;</text:p>
          </table:table-cell>
          <table:table-cell table:style-name="ce8" office:value-type="string" calcext:value-type="string">
            <text:p>cidades;</text:p>
          </table:table-cell>
          <table:table-cell table:style-name="ce8" office:value-type="string" calcext:value-type="string">
            <text:p>tempo;</text:p>
          </table:table-cell>
          <table:table-cell table:style-name="ce10" office:value-type="string" calcext:value-type="string">
            <text:p>sd_ts_rasp/not;</text:p>
          </table:table-cell>
          <table:table-cell office:value-type="string" calcext:value-type="string">
            <text:p>sd_tp_rasp_not;</text:p>
          </table:table-cell>
          <table:table-cell table:style-name="ce10" office:value-type="string" calcext:value-type="string">
            <text:p>sd_not_ts/tp;</text:p>
          </table:table-cell>
          <table:table-cell table:style-name="ce8" office:value-type="string" calcext:value-type="string">
            <text:p>ef_not;</text:p>
          </table:table-cell>
          <table:table-cell table:style-name="ce10" office:value-type="string" calcext:value-type="string">
            <text:p>sd_rasp_ts/parl;</text:p>
          </table:table-cell>
          <table:table-cell table:style-name="ce11" office:value-type="string" calcext:value-type="string">
            <text:p>ef_rasp;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5" calcext:value-type="float">
            <text:p>5</text:p>
          </table:table-cell>
          <table:table-cell office:value-type="float" office:value="0.9558" calcext:value-type="float">
            <text:p>0,9558</text:p>
          </table:table-cell>
          <table:table-cell table:formula="of:=[.C42]/[.C2]" office:value-type="float" office:value="7.70600544046872" calcext:value-type="float">
            <text:p>7,7060054405</text:p>
          </table:table-cell>
          <table:table-cell table:style-name="ce5" table:formula="of:=[.C62]/[.C22]" office:value-type="float" office:value="3.1673360107095" calcext:value-type="float">
            <text:p>3,1673360107</text:p>
          </table:table-cell>
          <table:table-cell table:style-name="ce5" table:formula="of:=[.C2]/[.C22]" office:value-type="float" office:value="0.426506024096386" calcext:value-type="float">
            <text:p>0,4265060241</text:p>
          </table:table-cell>
          <table:table-cell table:style-name="ce5" table:formula="of:=100*([.F2]/4)" office:value-type="float" office:value="10.6626506024096" calcext:value-type="float">
            <text:p>10,6626506024</text:p>
          </table:table-cell>
          <table:table-cell table:style-name="ce5" table:formula="of:=[.C42]/[.C62]" office:value-type="float" office:value="1.03767258382643" calcext:value-type="float">
            <text:p>1,0376725838</text:p>
          </table:table-cell>
          <table:table-cell table:style-name="ce5" table:formula="of:=100*([.H2]/4)" office:value-type="float" office:value="25.9418145956608" calcext:value-type="float">
            <text:p>25,9418145957</text:p>
          </table:table-cell>
          <table:table-cell/>
          <table:table-cell table:style-name="ce8"/>
          <table:table-cell table:style-name="ce12"/>
          <table:table-cell table:style-name="ce8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10" calcext:value-type="float">
            <text:p>10</text:p>
          </table:table-cell>
          <table:table-cell office:value-type="float" office:value="7.2712" calcext:value-type="float">
            <text:p>7,2712</text:p>
          </table:table-cell>
          <table:table-cell table:formula="of:=[.C43]/[.C3]" office:value-type="float" office:value="4.19549730443393" calcext:value-type="float">
            <text:p>4,1954973044</text:p>
          </table:table-cell>
          <table:table-cell table:style-name="ce5" table:formula="of:=[.C63]/[.C23]" office:value-type="float" office:value="3.01629719607248" calcext:value-type="float">
            <text:p>3,0162971961</text:p>
          </table:table-cell>
          <table:table-cell table:style-name="ce5" table:formula="of:=[.C3]/[.C23]" office:value-type="float" office:value="0.736025913554003" calcext:value-type="float">
            <text:p>0,7360259136</text:p>
          </table:table-cell>
          <table:table-cell table:style-name="ce5" table:formula="of:=100*([.F3]/4)" office:value-type="float" office:value="18.4006478388501" calcext:value-type="float">
            <text:p>18,4006478389</text:p>
          </table:table-cell>
          <table:table-cell table:style-name="ce5" table:formula="of:=[.C43]/[.C63]" office:value-type="float" office:value="1.02377005168132" calcext:value-type="float">
            <text:p>1,0237700517</text:p>
          </table:table-cell>
          <table:table-cell table:style-name="ce5" table:formula="of:=100*([.H3]/4)" office:value-type="float" office:value="25.594251292033" calcext:value-type="float">
            <text:p>25,594251292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15" calcext:value-type="float">
            <text:p>15</text:p>
          </table:table-cell>
          <table:table-cell office:value-type="float" office:value="27.4049" calcext:value-type="float">
            <text:p>27,4049</text:p>
          </table:table-cell>
          <table:table-cell table:formula="of:=[.C44]/[.C4]" office:value-type="float" office:value="3.48995982470288" calcext:value-type="float">
            <text:p>3,4899598247</text:p>
          </table:table-cell>
          <table:table-cell table:style-name="ce5" table:formula="of:=[.C64]/[.C24]" office:value-type="float" office:value="3.11510168758113" calcext:value-type="float">
            <text:p>3,1151016876</text:p>
          </table:table-cell>
          <table:table-cell table:style-name="ce5" table:formula="of:=[.C4]/[.C24]" office:value-type="float" office:value="1.07804177648401" calcext:value-type="float">
            <text:p>1,0780417765</text:p>
          </table:table-cell>
          <table:table-cell table:style-name="ce5" table:formula="of:=100*([.F4]/4)" office:value-type="float" office:value="26.9510444121002" calcext:value-type="float">
            <text:p>26,9510444121</text:p>
          </table:table-cell>
          <table:table-cell table:style-name="ce5" table:formula="of:=[.C44]/[.C64]" office:value-type="float" office:value="1.20776875576153" calcext:value-type="float">
            <text:p>1,2077687558</text:p>
          </table:table-cell>
          <table:table-cell table:style-name="ce5" table:formula="of:=100*([.H4]/4)" office:value-type="float" office:value="30.1942188940383" calcext:value-type="float">
            <text:p>30,194218894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20" calcext:value-type="float">
            <text:p>20</text:p>
          </table:table-cell>
          <table:table-cell office:value-type="float" office:value="71.837" calcext:value-type="float">
            <text:p>71,837</text:p>
          </table:table-cell>
          <table:table-cell table:formula="of:=[.C45]/[.C5]" office:value-type="float" office:value="3.12283363726213" calcext:value-type="float">
            <text:p>3,1228336373</text:p>
          </table:table-cell>
          <table:table-cell table:style-name="ce5" table:formula="of:=[.C65]/[.C25]" office:value-type="float" office:value="3.16913429367099" calcext:value-type="float">
            <text:p>3,1691342937</text:p>
          </table:table-cell>
          <table:table-cell table:style-name="ce5" table:formula="of:=[.C5]/[.C25]" office:value-type="float" office:value="1.439244285056" calcext:value-type="float">
            <text:p>1,4392442851</text:p>
          </table:table-cell>
          <table:table-cell table:style-name="ce5" table:formula="of:=100*([.F5]/4)" office:value-type="float" office:value="35.9811071263999" calcext:value-type="float">
            <text:p>35,9811071264</text:p>
          </table:table-cell>
          <table:table-cell table:style-name="ce5" table:formula="of:=[.C45]/[.C65]" office:value-type="float" office:value="1.41821710572066" calcext:value-type="float">
            <text:p>1,4182171057</text:p>
          </table:table-cell>
          <table:table-cell table:style-name="ce5" table:formula="of:=100*([.H5]/4)" office:value-type="float" office:value="35.4554276430165" calcext:value-type="float">
            <text:p>35,455427643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25" calcext:value-type="float">
            <text:p>25</text:p>
          </table:table-cell>
          <table:table-cell office:value-type="float" office:value="155.975" calcext:value-type="float">
            <text:p>155,975</text:p>
          </table:table-cell>
          <table:table-cell table:formula="of:=[.C46]/[.C6]" office:value-type="float" office:value="2.96602660682802" calcext:value-type="float">
            <text:p>2,9660266068</text:p>
          </table:table-cell>
          <table:table-cell table:style-name="ce5" table:formula="of:=[.C66]/[.C26]" office:value-type="float" office:value="3.34404246831753" calcext:value-type="float">
            <text:p>3,3440424683</text:p>
          </table:table-cell>
          <table:table-cell table:style-name="ce5" table:formula="of:=[.C6]/[.C26]" office:value-type="float" office:value="1.59537471744045" calcext:value-type="float">
            <text:p>1,5953747174</text:p>
          </table:table-cell>
          <table:table-cell table:style-name="ce5" table:formula="of:=100*([.F6]/4)" office:value-type="float" office:value="39.8843679360111" calcext:value-type="float">
            <text:p>39,884367936</text:p>
          </table:table-cell>
          <table:table-cell table:style-name="ce5" table:formula="of:=[.C46]/[.C66]" office:value-type="float" office:value="1.41503103044317" calcext:value-type="float">
            <text:p>1,4150310304</text:p>
          </table:table-cell>
          <table:table-cell table:style-name="ce5" table:formula="of:=100*([.H6]/4)" office:value-type="float" office:value="35.3757757610793" calcext:value-type="float">
            <text:p>35,3757757611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30" calcext:value-type="float">
            <text:p>30</text:p>
          </table:table-cell>
          <table:table-cell office:value-type="float" office:value="280.145" calcext:value-type="float">
            <text:p>280,145</text:p>
          </table:table-cell>
          <table:table-cell table:formula="of:=[.C47]/[.C7]" office:value-type="float" office:value="3.0768352103375" calcext:value-type="float">
            <text:p>3,0768352103</text:p>
          </table:table-cell>
          <table:table-cell table:style-name="ce5" table:formula="of:=[.C67]/[.C27]" office:value-type="float" office:value="3.57359508614739" calcext:value-type="float">
            <text:p>3,5735950861</text:p>
          </table:table-cell>
          <table:table-cell table:style-name="ce5" table:formula="of:=[.C7]/[.C27]" office:value-type="float" office:value="1.97332459884761" calcext:value-type="float">
            <text:p>1,9733245988</text:p>
          </table:table-cell>
          <table:table-cell table:style-name="ce5" table:formula="of:=100*([.F7]/4)" office:value-type="float" office:value="49.3331149711903" calcext:value-type="float">
            <text:p>49,3331149712</text:p>
          </table:table-cell>
          <table:table-cell table:style-name="ce5" table:formula="of:=[.C47]/[.C67]" office:value-type="float" office:value="1.69901582602217" calcext:value-type="float">
            <text:p>1,699015826</text:p>
          </table:table-cell>
          <table:table-cell table:style-name="ce5" table:formula="of:=100*([.H7]/4)" office:value-type="float" office:value="42.4753956505542" calcext:value-type="float">
            <text:p>42,4753956506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35" calcext:value-type="float">
            <text:p>35</text:p>
          </table:table-cell>
          <table:table-cell office:value-type="float" office:value="418.067" calcext:value-type="float">
            <text:p>418,067</text:p>
          </table:table-cell>
          <table:table-cell table:formula="of:=[.C48]/[.C8]" office:value-type="float" office:value="2.83523932766757" calcext:value-type="float">
            <text:p>2,8352393277</text:p>
          </table:table-cell>
          <table:table-cell table:style-name="ce5" table:formula="of:=[.C68]/[.C28]" office:value-type="float" office:value="3.34722451774373" calcext:value-type="float">
            <text:p>3,3472245177</text:p>
          </table:table-cell>
          <table:table-cell table:style-name="ce5" table:formula="of:=[.C8]/[.C28]" office:value-type="float" office:value="1.97420253582981" calcext:value-type="float">
            <text:p>1,9742025358</text:p>
          </table:table-cell>
          <table:table-cell table:style-name="ce5" table:formula="of:=100*([.F8]/4)" office:value-type="float" office:value="49.3550633957453" calcext:value-type="float">
            <text:p>49,3550633957</text:p>
          </table:table-cell>
          <table:table-cell table:style-name="ce5" table:formula="of:=[.C48]/[.C68]" office:value-type="float" office:value="1.67223221528586" calcext:value-type="float">
            <text:p>1,6722322153</text:p>
          </table:table-cell>
          <table:table-cell table:style-name="ce5" table:formula="of:=100*([.H8]/4)" office:value-type="float" office:value="41.8058053821465" calcext:value-type="float">
            <text:p>41,8058053821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40" calcext:value-type="float">
            <text:p>40</text:p>
          </table:table-cell>
          <table:table-cell office:value-type="float" office:value="505.145" calcext:value-type="float">
            <text:p>505,145</text:p>
          </table:table-cell>
          <table:table-cell table:formula="of:=[.C49]/[.C9]" office:value-type="float" office:value="2.88917043621139" calcext:value-type="float">
            <text:p>2,8891704362</text:p>
          </table:table-cell>
          <table:table-cell table:style-name="ce5" table:formula="of:=[.C69]/[.C29]" office:value-type="float" office:value="3.20781686966166" calcext:value-type="float">
            <text:p>3,2078168697</text:p>
          </table:table-cell>
          <table:table-cell table:style-name="ce5" table:formula="of:=[.C9]/[.C29]" office:value-type="float" office:value="2.01523559520153" calcext:value-type="float">
            <text:p>2,0152355952</text:p>
          </table:table-cell>
          <table:table-cell table:style-name="ce5" table:formula="of:=100*([.F9]/4)" office:value-type="float" office:value="50.3808898800381" calcext:value-type="float">
            <text:p>50,38088988</text:p>
          </table:table-cell>
          <table:table-cell table:style-name="ce5" table:formula="of:=[.C49]/[.C69]" office:value-type="float" office:value="1.8150534585446" calcext:value-type="float">
            <text:p>1,8150534585</text:p>
          </table:table-cell>
          <table:table-cell table:style-name="ce5" table:formula="of:=100*([.H9]/4)" office:value-type="float" office:value="45.376336463615" calcext:value-type="float">
            <text:p>45,3763364636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45" calcext:value-type="float">
            <text:p>45</text:p>
          </table:table-cell>
          <table:table-cell office:value-type="float" office:value="590.661" calcext:value-type="float">
            <text:p>590,661</text:p>
          </table:table-cell>
          <table:table-cell table:formula="of:=[.C50]/[.C10]" office:value-type="float" office:value="2.85966061751157" calcext:value-type="float">
            <text:p>2,8596606175</text:p>
          </table:table-cell>
          <table:table-cell table:style-name="ce5" table:formula="of:=[.C70]/[.C30]" office:value-type="float" office:value="3.10170394231793" calcext:value-type="float">
            <text:p>3,1017039423</text:p>
          </table:table-cell>
          <table:table-cell table:style-name="ce5" table:formula="of:=[.C10]/[.C30]" office:value-type="float" office:value="2.16954575006152" calcext:value-type="float">
            <text:p>2,1695457501</text:p>
          </table:table-cell>
          <table:table-cell table:style-name="ce5" table:formula="of:=100*([.F10]/4)" office:value-type="float" office:value="54.2386437515381" calcext:value-type="float">
            <text:p>54,2386437515</text:p>
          </table:table-cell>
          <table:table-cell table:style-name="ce5" table:formula="of:=[.C50]/[.C70]" office:value-type="float" office:value="2.00024394807459" calcext:value-type="float">
            <text:p>2,0002439481</text:p>
          </table:table-cell>
          <table:table-cell table:style-name="ce5" table:formula="of:=100*([.H10]/4)" office:value-type="float" office:value="50.0060987018647" calcext:value-type="float">
            <text:p>50,0060987019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50" calcext:value-type="float">
            <text:p>50</text:p>
          </table:table-cell>
          <table:table-cell office:value-type="float" office:value="693.904" calcext:value-type="float">
            <text:p>693,904</text:p>
          </table:table-cell>
          <table:table-cell table:formula="of:=[.C51]/[.C11]" office:value-type="float" office:value="2.76000714796283" calcext:value-type="float">
            <text:p>2,760007148</text:p>
          </table:table-cell>
          <table:table-cell table:style-name="ce5" table:formula="of:=[.C71]/[.C31]" office:value-type="float" office:value="3.2452875680822" calcext:value-type="float">
            <text:p>3,2452875681</text:p>
          </table:table-cell>
          <table:table-cell table:style-name="ce5" table:formula="of:=[.C11]/[.C31]" office:value-type="float" office:value="2.14494939815645" calcext:value-type="float">
            <text:p>2,1449493982</text:p>
          </table:table-cell>
          <table:table-cell table:style-name="ce5" table:formula="of:=100*([.F11]/4)" office:value-type="float" office:value="53.6237349539112" calcext:value-type="float">
            <text:p>53,6237349539</text:p>
          </table:table-cell>
          <table:table-cell table:style-name="ce5" table:formula="of:=[.C51]/[.C71]" office:value-type="float" office:value="1.824206806557" calcext:value-type="float">
            <text:p>1,8242068066</text:p>
          </table:table-cell>
          <table:table-cell table:style-name="ce5" table:formula="of:=100*([.H11]/4)" office:value-type="float" office:value="45.6051701639251" calcext:value-type="float">
            <text:p>45,6051701639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55" calcext:value-type="float">
            <text:p>55</text:p>
          </table:table-cell>
          <table:table-cell office:value-type="float" office:value="787.628" calcext:value-type="float">
            <text:p>787,628</text:p>
          </table:table-cell>
          <table:table-cell table:formula="of:=[.C52]/[.C12]" office:value-type="float" office:value="2.84982250504045" calcext:value-type="float">
            <text:p>2,849822505</text:p>
          </table:table-cell>
          <table:table-cell table:style-name="ce5" table:formula="of:=[.C72]/[.C32]" office:value-type="float" office:value="3.28136507010157" calcext:value-type="float">
            <text:p>3,2813650701</text:p>
          </table:table-cell>
          <table:table-cell table:style-name="ce5" table:formula="of:=[.C12]/[.C32]" office:value-type="float" office:value="2.18885878249753" calcext:value-type="float">
            <text:p>2,1888587825</text:p>
          </table:table-cell>
          <table:table-cell table:style-name="ce5" table:formula="of:=100*([.F12]/4)" office:value-type="float" office:value="54.7214695624384" calcext:value-type="float">
            <text:p>54,7214695624</text:p>
          </table:table-cell>
          <table:table-cell table:style-name="ce5" table:formula="of:=[.C52]/[.C72]" office:value-type="float" office:value="1.90099513021385" calcext:value-type="float">
            <text:p>1,9009951302</text:p>
          </table:table-cell>
          <table:table-cell table:style-name="ce5" table:formula="of:=100*([.H12]/4)" office:value-type="float" office:value="47.5248782553462" calcext:value-type="float">
            <text:p>47,5248782553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60" calcext:value-type="float">
            <text:p>60</text:p>
          </table:table-cell>
          <table:table-cell office:value-type="float" office:value="916.831" calcext:value-type="float">
            <text:p>916,831</text:p>
          </table:table-cell>
          <table:table-cell table:formula="of:=[.C53]/[.C13]" office:value-type="float" office:value="2.68947057854719" calcext:value-type="float">
            <text:p>2,6894705785</text:p>
          </table:table-cell>
          <table:table-cell table:style-name="ce5" table:formula="of:=[.C73]/[.C33]" office:value-type="float" office:value="3.25702127037283" calcext:value-type="float">
            <text:p>3,2570212704</text:p>
          </table:table-cell>
          <table:table-cell table:style-name="ce5" table:formula="of:=[.C13]/[.C33]" office:value-type="float" office:value="2.23459805161727" calcext:value-type="float">
            <text:p>2,2345980516</text:p>
          </table:table-cell>
          <table:table-cell table:style-name="ce5" table:formula="of:=100*([.F13]/4)" office:value-type="float" office:value="55.8649512904319" calcext:value-type="float">
            <text:p>55,8649512904</text:p>
          </table:table-cell>
          <table:table-cell table:style-name="ce5" table:formula="of:=[.C53]/[.C73]" office:value-type="float" office:value="1.84520923132184" calcext:value-type="float">
            <text:p>1,8452092313</text:p>
          </table:table-cell>
          <table:table-cell table:style-name="ce5" table:formula="of:=100*([.H13]/4)" office:value-type="float" office:value="46.130230783046" calcext:value-type="float">
            <text:p>46,130230783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65" calcext:value-type="float">
            <text:p>65</text:p>
          </table:table-cell>
          <table:table-cell office:value-type="float" office:value="984.278" calcext:value-type="float">
            <text:p>984,278</text:p>
          </table:table-cell>
          <table:table-cell table:formula="of:=[.C54]/[.C14]" office:value-type="float" office:value="2.92626676609657" calcext:value-type="float">
            <text:p>2,9262667661</text:p>
          </table:table-cell>
          <table:table-cell table:style-name="ce5" table:formula="of:=[.C74]/[.C34]" office:value-type="float" office:value="3.35255320126856" calcext:value-type="float">
            <text:p>3,3525532013</text:p>
          </table:table-cell>
          <table:table-cell table:style-name="ce5" table:formula="of:=[.C14]/[.C34]" office:value-type="float" office:value="2.26198005239693" calcext:value-type="float">
            <text:p>2,2619800524</text:p>
          </table:table-cell>
          <table:table-cell table:style-name="ce5" table:formula="of:=100*([.F14]/4)" office:value-type="float" office:value="56.5495013099232" calcext:value-type="float">
            <text:p>56,5495013099</text:p>
          </table:table-cell>
          <table:table-cell table:style-name="ce5" table:formula="of:=[.C54]/[.C74]" office:value-type="float" office:value="1.97436301693823" calcext:value-type="float">
            <text:p>1,9743630169</text:p>
          </table:table-cell>
          <table:table-cell table:style-name="ce5" table:formula="of:=100*([.H14]/4)" office:value-type="float" office:value="49.3590754234558" calcext:value-type="float">
            <text:p>49,3590754235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70" calcext:value-type="float">
            <text:p>70</text:p>
          </table:table-cell>
          <table:table-cell office:value-type="float" office:value="1075.55" calcext:value-type="float">
            <text:p>1075,55</text:p>
          </table:table-cell>
          <table:table-cell table:formula="of:=[.C55]/[.C15]" office:value-type="float" office:value="2.9933894286644" calcext:value-type="float">
            <text:p>2,9933894287</text:p>
          </table:table-cell>
          <table:table-cell table:style-name="ce5" table:formula="of:=[.C75]/[.C35]" office:value-type="float" office:value="3.3733009079931" calcext:value-type="float">
            <text:p>3,373300908</text:p>
          </table:table-cell>
          <table:table-cell table:style-name="ce5" table:formula="of:=[.C15]/[.C35]" office:value-type="float" office:value="2.24710532803497" calcext:value-type="float">
            <text:p>2,247105328</text:p>
          </table:table-cell>
          <table:table-cell table:style-name="ce5" table:formula="of:=100*([.F15]/4)" office:value-type="float" office:value="56.1776332008741" calcext:value-type="float">
            <text:p>56,1776332009</text:p>
          </table:table-cell>
          <table:table-cell table:style-name="ce5" table:formula="of:=[.C55]/[.C75]" office:value-type="float" office:value="1.99402944400746" calcext:value-type="float">
            <text:p>1,994029444</text:p>
          </table:table-cell>
          <table:table-cell table:style-name="ce5" table:formula="of:=100*([.H15]/4)" office:value-type="float" office:value="49.8507361001864" calcext:value-type="float">
            <text:p>49,8507361002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75" calcext:value-type="float">
            <text:p>75</text:p>
          </table:table-cell>
          <table:table-cell office:value-type="float" office:value="1226.57" calcext:value-type="float">
            <text:p>1226,57</text:p>
          </table:table-cell>
          <table:table-cell table:formula="of:=[.C56]/[.C16]" office:value-type="float" office:value="2.89699731772341" calcext:value-type="float">
            <text:p>2,8969973177</text:p>
          </table:table-cell>
          <table:table-cell table:style-name="ce5" table:formula="of:=[.C76]/[.C36]" office:value-type="float" office:value="3.36436710769594" calcext:value-type="float">
            <text:p>3,3643671077</text:p>
          </table:table-cell>
          <table:table-cell table:style-name="ce5" table:formula="of:=[.C16]/[.C36]" office:value-type="float" office:value="2.29769194888981" calcext:value-type="float">
            <text:p>2,2976919489</text:p>
          </table:table-cell>
          <table:table-cell table:style-name="ce5" table:formula="of:=100*([.F16]/4)" office:value-type="float" office:value="57.4422987222452" calcext:value-type="float">
            <text:p>57,4422987222</text:p>
          </table:table-cell>
          <table:table-cell table:style-name="ce5" table:formula="of:=[.C56]/[.C76]" office:value-type="float" office:value="1.97850210747276" calcext:value-type="float">
            <text:p>1,9785021075</text:p>
          </table:table-cell>
          <table:table-cell table:style-name="ce5" table:formula="of:=100*([.H16]/4)" office:value-type="float" office:value="49.462552686819" calcext:value-type="float">
            <text:p>49,4625526868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80" calcext:value-type="float">
            <text:p>80</text:p>
          </table:table-cell>
          <table:table-cell office:value-type="float" office:value="1291.15" calcext:value-type="float">
            <text:p>1291,15</text:p>
          </table:table-cell>
          <table:table-cell table:formula="of:=[.C57]/[.C17]" office:value-type="float" office:value="2.94120745072222" calcext:value-type="float">
            <text:p>2,9412074507</text:p>
          </table:table-cell>
          <table:table-cell table:style-name="ce5" table:formula="of:=[.C77]/[.C37]" office:value-type="float" office:value="3.46638964807625" calcext:value-type="float">
            <text:p>3,4663896481</text:p>
          </table:table-cell>
          <table:table-cell table:style-name="ce5" table:formula="of:=[.C17]/[.C37]" office:value-type="float" office:value="2.31853426758272" calcext:value-type="float">
            <text:p>2,3185342676</text:p>
          </table:table-cell>
          <table:table-cell table:style-name="ce5" table:formula="of:=100*([.F17]/4)" office:value-type="float" office:value="57.963356689568" calcext:value-type="float">
            <text:p>57,9633566896</text:p>
          </table:table-cell>
          <table:table-cell table:style-name="ce5" table:formula="of:=[.C57]/[.C77]" office:value-type="float" office:value="1.96726016255951" calcext:value-type="float">
            <text:p>1,9672601626</text:p>
          </table:table-cell>
          <table:table-cell table:style-name="ce5" table:formula="of:=100*([.H17]/4)" office:value-type="float" office:value="49.1815040639877" calcext:value-type="float">
            <text:p>49,181504064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85" calcext:value-type="float">
            <text:p>85</text:p>
          </table:table-cell>
          <table:table-cell office:value-type="float" office:value="1448.02" calcext:value-type="float">
            <text:p>1448,02</text:p>
          </table:table-cell>
          <table:table-cell table:formula="of:=[.C58]/[.C18]" office:value-type="float" office:value="2.94568445187221" calcext:value-type="float">
            <text:p>2,9456844519</text:p>
          </table:table-cell>
          <table:table-cell table:style-name="ce5" table:formula="of:=[.C78]/[.C38]" office:value-type="float" office:value="3.4495554928218" calcext:value-type="float">
            <text:p>3,4495554928</text:p>
          </table:table-cell>
          <table:table-cell table:style-name="ce5" table:formula="of:=[.C18]/[.C38]" office:value-type="float" office:value="2.28368027025279" calcext:value-type="float">
            <text:p>2,2836802703</text:p>
          </table:table-cell>
          <table:table-cell table:style-name="ce5" table:formula="of:=100*([.F18]/4)" office:value-type="float" office:value="57.0920067563199" calcext:value-type="float">
            <text:p>57,0920067563</text:p>
          </table:table-cell>
          <table:table-cell table:style-name="ce5" table:formula="of:=[.C58]/[.C78]" office:value-type="float" office:value="1.95010675408157" calcext:value-type="float">
            <text:p>1,9501067541</text:p>
          </table:table-cell>
          <table:table-cell table:style-name="ce5" table:formula="of:=100*([.H18]/4)" office:value-type="float" office:value="48.7526688520393" calcext:value-type="float">
            <text:p>48,752668852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90" calcext:value-type="float">
            <text:p>90</text:p>
          </table:table-cell>
          <table:table-cell office:value-type="float" office:value="1588.42" calcext:value-type="float">
            <text:p>1588,42</text:p>
          </table:table-cell>
          <table:table-cell table:formula="of:=[.C59]/[.C19]" office:value-type="float" office:value="2.99428992332003" calcext:value-type="float">
            <text:p>2,9942899233</text:p>
          </table:table-cell>
          <table:table-cell table:style-name="ce5" table:formula="of:=[.C79]/[.C39]" office:value-type="float" office:value="3.45597029961888" calcext:value-type="float">
            <text:p>3,4559702996</text:p>
          </table:table-cell>
          <table:table-cell table:style-name="ce5" table:formula="of:=[.C19]/[.C39]" office:value-type="float" office:value="2.2698556279107" calcext:value-type="float">
            <text:p>2,2698556279</text:p>
          </table:table-cell>
          <table:table-cell table:style-name="ce5" table:formula="of:=100*([.F19]/4)" office:value-type="float" office:value="56.7463906977675" calcext:value-type="float">
            <text:p>56,7463906978</text:p>
          </table:table-cell>
          <table:table-cell table:style-name="ce5" table:formula="of:=[.C59]/[.C79]" office:value-type="float" office:value="1.96662738530877" calcext:value-type="float">
            <text:p>1,9666273853</text:p>
          </table:table-cell>
          <table:table-cell table:style-name="ce5" table:formula="of:=100*([.H19]/4)" office:value-type="float" office:value="49.1656846327193" calcext:value-type="float">
            <text:p>49,1656846327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95" calcext:value-type="float">
            <text:p>95</text:p>
          </table:table-cell>
          <table:table-cell office:value-type="float" office:value="1697.73" calcext:value-type="float">
            <text:p>1697,73</text:p>
          </table:table-cell>
          <table:table-cell table:formula="of:=[.C60]/[.C20]" office:value-type="float" office:value="3.08537871157369" calcext:value-type="float">
            <text:p>3,0853787116</text:p>
          </table:table-cell>
          <table:table-cell table:style-name="ce5" table:formula="of:=[.C80]/[.C40]" office:value-type="float" office:value="3.49925668678091" calcext:value-type="float">
            <text:p>3,4992566868</text:p>
          </table:table-cell>
          <table:table-cell table:style-name="ce5" table:formula="of:=[.C20]/[.C40]" office:value-type="float" office:value="2.29236176467014" calcext:value-type="float">
            <text:p>2,2923617647</text:p>
          </table:table-cell>
          <table:table-cell table:style-name="ce5" table:formula="of:=100*([.F20]/4)" office:value-type="float" office:value="57.3090441167535" calcext:value-type="float">
            <text:p>57,3090441168</text:p>
          </table:table-cell>
          <table:table-cell table:style-name="ce5" table:formula="of:=[.C60]/[.C80]" office:value-type="float" office:value="2.02123045578725" calcext:value-type="float">
            <text:p>2,0212304558</text:p>
          </table:table-cell>
          <table:table-cell table:style-name="ce5" table:formula="of:=100*([.H20]/4)" office:value-type="float" office:value="50.5307613946812" calcext:value-type="float">
            <text:p>50,5307613947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s;</text:p>
          </table:table-cell>
          <table:table-cell office:value-type="float" office:value="100" calcext:value-type="float">
            <text:p>100</text:p>
          </table:table-cell>
          <table:table-cell office:value-type="float" office:value="1824.36" calcext:value-type="float">
            <text:p>1824,36</text:p>
          </table:table-cell>
          <table:table-cell table:formula="of:=[.C61]/[.C21]" office:value-type="float" office:value="3.16669955491241" calcext:value-type="float">
            <text:p>3,1666995549</text:p>
          </table:table-cell>
          <table:table-cell table:style-name="ce5" table:formula="of:=[.C81]/[.C41]" office:value-type="float" office:value="3.66157109688225" calcext:value-type="float">
            <text:p>3,6615710969</text:p>
          </table:table-cell>
          <table:table-cell table:style-name="ce5" table:formula="of:=[.C21]/[.C41]" office:value-type="float" office:value="2.30083830341615" calcext:value-type="float">
            <text:p>2,3008383034</text:p>
          </table:table-cell>
          <table:table-cell table:style-name="ce5" table:formula="of:=100*([.F21]/4)" office:value-type="float" office:value="57.5209575854037" calcext:value-type="float">
            <text:p>57,5209575854</text:p>
          </table:table-cell>
          <table:table-cell table:style-name="ce5" table:formula="of:=[.C61]/[.C81]" office:value-type="float" office:value="1.98987359211931" calcext:value-type="float">
            <text:p>1,9898735921</text:p>
          </table:table-cell>
          <table:table-cell table:style-name="ce5" table:formula="of:=100*([.H21]/4)" office:value-type="float" office:value="49.7468398029828" calcext:value-type="float">
            <text:p>49,746839803</text:p>
          </table:table-cell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5" calcext:value-type="float">
            <text:p>5</text:p>
          </table:table-cell>
          <table:table-cell office:value-type="float" office:value="2.241" calcext:value-type="float">
            <text:p>2,241</text:p>
          </table:table-cell>
          <table:table-cell/>
          <table:table-cell table:style-name="ce9" table:number-columns-repeated="5"/>
          <table:table-cell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10" calcext:value-type="float">
            <text:p>10</text:p>
          </table:table-cell>
          <table:table-cell office:value-type="float" office:value="9.879" calcext:value-type="float">
            <text:p>9,879</text:p>
          </table:table-cell>
          <table:table-cell/>
          <table:table-cell table:style-name="ce8" table:number-columns-repeated="3"/>
          <table:table-cell table:number-columns-repeated="6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15" calcext:value-type="float">
            <text:p>15</text:p>
          </table:table-cell>
          <table:table-cell office:value-type="float" office:value="25.421" calcext:value-type="float">
            <text:p>25,421</text:p>
          </table:table-cell>
          <table:table-cell/>
          <table:table-cell table:style-name="ce9"/>
          <table:table-cell table:number-columns-repeated="5"/>
          <table:table-cell table:style-name="ce12"/>
          <table:table-cell table:style-name="ce9"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20" calcext:value-type="float">
            <text:p>20</text:p>
          </table:table-cell>
          <table:table-cell office:value-type="float" office:value="49.913" calcext:value-type="float">
            <text:p>49,913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25" calcext:value-type="float">
            <text:p>25</text:p>
          </table:table-cell>
          <table:table-cell office:value-type="float" office:value="97.767" calcext:value-type="float">
            <text:p>97,767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30" calcext:value-type="float">
            <text:p>30</text:p>
          </table:table-cell>
          <table:table-cell office:value-type="float" office:value="141.966" calcext:value-type="float">
            <text:p>141,966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35" calcext:value-type="float">
            <text:p>35</text:p>
          </table:table-cell>
          <table:table-cell office:value-type="float" office:value="211.765" calcext:value-type="float">
            <text:p>211,765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40" calcext:value-type="float">
            <text:p>40</text:p>
          </table:table-cell>
          <table:table-cell office:value-type="float" office:value="250.663" calcext:value-type="float">
            <text:p>250,663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45" calcext:value-type="float">
            <text:p>45</text:p>
          </table:table-cell>
          <table:table-cell office:value-type="float" office:value="272.251" calcext:value-type="float">
            <text:p>272,251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50" calcext:value-type="float">
            <text:p>50</text:p>
          </table:table-cell>
          <table:table-cell office:value-type="float" office:value="323.506" calcext:value-type="float">
            <text:p>323,506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55" calcext:value-type="float">
            <text:p>55</text:p>
          </table:table-cell>
          <table:table-cell office:value-type="float" office:value="359.835" calcext:value-type="float">
            <text:p>359,835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60" calcext:value-type="float">
            <text:p>60</text:p>
          </table:table-cell>
          <table:table-cell office:value-type="float" office:value="410.289" calcext:value-type="float">
            <text:p>410,289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65" calcext:value-type="float">
            <text:p>65</text:p>
          </table:table-cell>
          <table:table-cell office:value-type="float" office:value="435.14" calcext:value-type="float">
            <text:p>435,14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70" calcext:value-type="float">
            <text:p>70</text:p>
          </table:table-cell>
          <table:table-cell office:value-type="float" office:value="478.638" calcext:value-type="float">
            <text:p>478,638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75" calcext:value-type="float">
            <text:p>75</text:p>
          </table:table-cell>
          <table:table-cell office:value-type="float" office:value="533.827" calcext:value-type="float">
            <text:p>533,827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80" calcext:value-type="float">
            <text:p>80</text:p>
          </table:table-cell>
          <table:table-cell office:value-type="float" office:value="556.882" calcext:value-type="float">
            <text:p>556,882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85" calcext:value-type="float">
            <text:p>85</text:p>
          </table:table-cell>
          <table:table-cell office:value-type="float" office:value="634.073" calcext:value-type="float">
            <text:p>634,073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90" calcext:value-type="float">
            <text:p>90</text:p>
          </table:table-cell>
          <table:table-cell office:value-type="float" office:value="699.789" calcext:value-type="float">
            <text:p>699,789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95" calcext:value-type="float">
            <text:p>95</text:p>
          </table:table-cell>
          <table:table-cell office:value-type="float" office:value="740.603" calcext:value-type="float">
            <text:p>740,603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np;</text:p>
          </table:table-cell>
          <table:table-cell office:value-type="float" office:value="100" calcext:value-type="float">
            <text:p>100</text:p>
          </table:table-cell>
          <table:table-cell office:value-type="float" office:value="792.911" calcext:value-type="float">
            <text:p>792,911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5" calcext:value-type="float">
            <text:p>5</text:p>
          </table:table-cell>
          <table:table-cell office:value-type="float" office:value="7.3654" calcext:value-type="float">
            <text:p>7,3654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10" calcext:value-type="float">
            <text:p>10</text:p>
          </table:table-cell>
          <table:table-cell office:value-type="float" office:value="30.5063" calcext:value-type="float">
            <text:p>30,5063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15" calcext:value-type="float">
            <text:p>15</text:p>
          </table:table-cell>
          <table:table-cell office:value-type="float" office:value="95.642" calcext:value-type="float">
            <text:p>95,642</text:p>
          </table:table-cell>
          <table:table-cell table:number-columns-repeated="7"/>
          <table:table-cell table:style-name="ce9"/>
          <table:table-cell table:number-columns-repeated="2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20" calcext:value-type="float">
            <text:p>20</text:p>
          </table:table-cell>
          <table:table-cell office:value-type="float" office:value="224.335" calcext:value-type="float">
            <text:p>224,3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25" calcext:value-type="float">
            <text:p>25</text:p>
          </table:table-cell>
          <table:table-cell office:value-type="float" office:value="462.626" calcext:value-type="float">
            <text:p>462,62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30" calcext:value-type="float">
            <text:p>30</text:p>
          </table:table-cell>
          <table:table-cell office:value-type="float" office:value="861.96" calcext:value-type="float">
            <text:p>861,9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35" calcext:value-type="float">
            <text:p>35</text:p>
          </table:table-cell>
          <table:table-cell office:value-type="float" office:value="1185.32" calcext:value-type="float">
            <text:p>1185,3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40" calcext:value-type="float">
            <text:p>40</text:p>
          </table:table-cell>
          <table:table-cell office:value-type="float" office:value="1459.45" calcext:value-type="float">
            <text:p>1459,4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45" calcext:value-type="float">
            <text:p>45</text:p>
          </table:table-cell>
          <table:table-cell office:value-type="float" office:value="1689.09" calcext:value-type="float">
            <text:p>1689,0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50" calcext:value-type="float">
            <text:p>50</text:p>
          </table:table-cell>
          <table:table-cell office:value-type="float" office:value="1915.18" calcext:value-type="float">
            <text:p>1915,1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55" calcext:value-type="float">
            <text:p>55</text:p>
          </table:table-cell>
          <table:table-cell office:value-type="float" office:value="2244.6" calcext:value-type="float">
            <text:p>2244,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60" calcext:value-type="float">
            <text:p>60</text:p>
          </table:table-cell>
          <table:table-cell office:value-type="float" office:value="2465.79" calcext:value-type="float">
            <text:p>2465,7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65" calcext:value-type="float">
            <text:p>65</text:p>
          </table:table-cell>
          <table:table-cell office:value-type="float" office:value="2880.26" calcext:value-type="float">
            <text:p>2880,2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70" calcext:value-type="float">
            <text:p>70</text:p>
          </table:table-cell>
          <table:table-cell office:value-type="float" office:value="3219.54" calcext:value-type="float">
            <text:p>3219,5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75" calcext:value-type="float">
            <text:p>75</text:p>
          </table:table-cell>
          <table:table-cell office:value-type="float" office:value="3553.37" calcext:value-type="float">
            <text:p>3553,3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80" calcext:value-type="float">
            <text:p>80</text:p>
          </table:table-cell>
          <table:table-cell office:value-type="float" office:value="3797.54" calcext:value-type="float">
            <text:p>3797,5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85" calcext:value-type="float">
            <text:p>85</text:p>
          </table:table-cell>
          <table:table-cell office:value-type="float" office:value="4265.41" calcext:value-type="float">
            <text:p>4265,4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90" calcext:value-type="float">
            <text:p>90</text:p>
          </table:table-cell>
          <table:table-cell office:value-type="float" office:value="4756.19" calcext:value-type="float">
            <text:p>4756,1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95" calcext:value-type="float">
            <text:p>95</text:p>
          </table:table-cell>
          <table:table-cell office:value-type="float" office:value="5238.14" calcext:value-type="float">
            <text:p>5238,1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s;</text:p>
          </table:table-cell>
          <table:table-cell office:value-type="float" office:value="100" calcext:value-type="float">
            <text:p>100</text:p>
          </table:table-cell>
          <table:table-cell office:value-type="float" office:value="5777.2" calcext:value-type="float">
            <text:p>5777,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5" calcext:value-type="float">
            <text:p>5</text:p>
          </table:table-cell>
          <table:table-cell office:value-type="float" office:value="7.098" calcext:value-type="float">
            <text:p>7,09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10" calcext:value-type="float">
            <text:p>10</text:p>
          </table:table-cell>
          <table:table-cell office:value-type="float" office:value="29.798" calcext:value-type="float">
            <text:p>29,79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15" calcext:value-type="float">
            <text:p>15</text:p>
          </table:table-cell>
          <table:table-cell office:value-type="float" office:value="79.189" calcext:value-type="float">
            <text:p>79,18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20" calcext:value-type="float">
            <text:p>20</text:p>
          </table:table-cell>
          <table:table-cell office:value-type="float" office:value="158.181" calcext:value-type="float">
            <text:p>158,18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25" calcext:value-type="float">
            <text:p>25</text:p>
          </table:table-cell>
          <table:table-cell office:value-type="float" office:value="326.937" calcext:value-type="float">
            <text:p>326,93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30" calcext:value-type="float">
            <text:p>30</text:p>
          </table:table-cell>
          <table:table-cell office:value-type="float" office:value="507.329" calcext:value-type="float">
            <text:p>507,32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35" calcext:value-type="float">
            <text:p>35</text:p>
          </table:table-cell>
          <table:table-cell office:value-type="float" office:value="708.825" calcext:value-type="float">
            <text:p>708,82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40" calcext:value-type="float">
            <text:p>40</text:p>
          </table:table-cell>
          <table:table-cell office:value-type="float" office:value="804.081" calcext:value-type="float">
            <text:p>804,08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45" calcext:value-type="float">
            <text:p>45</text:p>
          </table:table-cell>
          <table:table-cell office:value-type="float" office:value="844.442" calcext:value-type="float">
            <text:p>844,44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50" calcext:value-type="float">
            <text:p>50</text:p>
          </table:table-cell>
          <table:table-cell office:value-type="float" office:value="1049.87" calcext:value-type="float">
            <text:p>1049,8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55" calcext:value-type="float">
            <text:p>55</text:p>
          </table:table-cell>
          <table:table-cell office:value-type="float" office:value="1180.75" calcext:value-type="float">
            <text:p>1180,7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60" calcext:value-type="float">
            <text:p>60</text:p>
          </table:table-cell>
          <table:table-cell office:value-type="float" office:value="1336.32" calcext:value-type="float">
            <text:p>1336,3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65" calcext:value-type="float">
            <text:p>65</text:p>
          </table:table-cell>
          <table:table-cell office:value-type="float" office:value="1458.83" calcext:value-type="float">
            <text:p>1458,8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70" calcext:value-type="float">
            <text:p>70</text:p>
          </table:table-cell>
          <table:table-cell office:value-type="float" office:value="1614.59" calcext:value-type="float">
            <text:p>1614,5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75" calcext:value-type="float">
            <text:p>75</text:p>
          </table:table-cell>
          <table:table-cell office:value-type="float" office:value="1795.99" calcext:value-type="float">
            <text:p>1795,9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80" calcext:value-type="float">
            <text:p>80</text:p>
          </table:table-cell>
          <table:table-cell office:value-type="float" office:value="1930.37" calcext:value-type="float">
            <text:p>1930,3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85" calcext:value-type="float">
            <text:p>85</text:p>
          </table:table-cell>
          <table:table-cell office:value-type="float" office:value="2187.27" calcext:value-type="float">
            <text:p>2187,2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90" calcext:value-type="float">
            <text:p>90</text:p>
          </table:table-cell>
          <table:table-cell office:value-type="float" office:value="2418.45" calcext:value-type="float">
            <text:p>2418,4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95" calcext:value-type="float">
            <text:p>95</text:p>
          </table:table-cell>
          <table:table-cell office:value-type="float" office:value="2591.56" calcext:value-type="float">
            <text:p>2591,5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p;</text:p>
          </table:table-cell>
          <table:table-cell office:value-type="float" office:value="100" calcext:value-type="float">
            <text:p>100</text:p>
          </table:table-cell>
          <table:table-cell office:value-type="float" office:value="2903.3" calcext:value-type="float">
            <text:p>2903,3</text:p>
          </table:table-cell>
          <table:table-cell table:number-columns-repeated="10"/>
        </table:table-row>
        <table:table-row table:style-name="ro3">
          <table:table-cell/>
          <table:table-cell table:style-name="ce7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09:12:43.46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7:05:57.188670681</meta:creation-date>
    <dc:date>2017-11-29T09:46:32.987000000</dc:date>
    <meta:editing-duration>PT43M48S</meta:editing-duration>
    <meta:editing-cycles>7</meta:editing-cycles>
    <meta:generator>LibreOffice/5.0.2.2$Windows_x86 LibreOffice_project/37b43f919e4de5eeaca9b9755ed688758a8251fe</meta:generator>
    <meta:document-statistic meta:table-count="4" meta:cell-count="2235" meta:object-count="0"/>
  </office:meta>
</office:document-meta>
</file>